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87cm" loext:decorative="false"/>
      <style:paragraph-properties style:writing-mode="lr-tb"/>
    </style:style>
    <style:style style:name="gr3" style:family="graphic" style:parent-style-name="standard">
      <style:graphic-properties fo:border="solid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8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2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/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P3" style:family="paragraph">
      <loext:graphic-properties draw:fill="none" draw:fill-color="#ffffff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lef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5eb91e" loext:opacity="100%" fo:font-size="12pt" style:font-size-asian="12pt" style:font-size-complex="12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paragraph-properties fo:margin-top="0.42cm" fo:margin-bottom="0.35cm"/>
      <style:text-properties fo:color="#c9211e" loext:opacity="100%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9211e" loext:opacity="100%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15" style:family="paragraph">
      <style:paragraph-properties fo:text-align="left"/>
    </style:style>
    <style:style style:name="T1" style:family="text"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c9211e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5eb9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3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7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9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0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2" form:id="control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" form:id="control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5" form:id="control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6" form:id="control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8" form:id="control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9" form:id="control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22" form:id="control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23" form:id="control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24" form:id="control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25" form:id="control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26" form:id="control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27" form:id="control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28" form:id="control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29" form:id="control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0" form:id="control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1" form:id="control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2" form:id="control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3" form:id="control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" form:id="control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5" form:id="control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6" form:id="control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7" form:id="control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8" form:id="control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99" form:id="control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0" form:control-implementation="ooo:com.sun.star.form.component.TextField" xml:id="control100" form:id="control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1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3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4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5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7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9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1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5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6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7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11" form:control-implementation="ooo:com.sun.star.form.component.CheckBox" xml:id="control118" form:id="control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119" form:id="control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120" form:id="control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121" form:id="control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122" form:id="control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123" form:id="control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132" form:id="control1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133" form:id="control1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134" form:id="control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140" form:id="control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141" form:id="control1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152" form:id="control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153" form:id="control1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154" form:id="control1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1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2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3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4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5" form:control-implementation="ooo:com.sun.star.form.component.CheckBox" xml:id="control185" form:id="control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6" form:control-implementation="ooo:com.sun.star.form.component.CheckBox" xml:id="control186" form:id="control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7" form:control-implementation="ooo:com.sun.star.form.component.CheckBox" xml:id="control187" form:id="control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8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0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1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2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3" form:control-implementation="ooo:com.sun.star.form.component.CheckBox" xml:id="control192" form:id="control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4" form:control-implementation="ooo:com.sun.star.form.component.CheckBox" xml:id="control193" form:id="control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5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6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7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8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9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1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2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3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4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5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6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7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8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9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0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2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3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4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5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6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7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8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9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0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1" form:control-implementation="ooo:com.sun.star.form.component.CheckBox" xml:id="control218" form:id="control2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3" form:control-implementation="ooo:com.sun.star.form.component.CheckBox" xml:id="control219" form:id="control2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4" form:control-implementation="ooo:com.sun.star.form.component.CheckBox" xml:id="control220" form:id="control2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5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6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7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8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9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0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1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2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4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5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6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7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8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9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0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1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2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3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5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6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7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8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9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0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1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2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3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4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6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7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8" form:control-implementation="ooo:com.sun.star.form.component.CheckBox" xml:id="control251" form:id="control2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9" form:control-implementation="ooo:com.sun.star.form.component.CheckBox" xml:id="control252" form:id="control2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0" form:control-implementation="ooo:com.sun.star.form.component.CheckBox" xml:id="control253" form:id="control2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1" form:control-implementation="ooo:com.sun.star.form.component.CheckBox" xml:id="control254" form:id="control2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2" form:control-implementation="ooo:com.sun.star.form.component.CheckBox" xml:id="control255" form:id="control2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3" form:control-implementation="ooo:com.sun.star.form.component.CheckBox" xml:id="control256" form:id="control2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4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5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7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8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9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0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1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2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3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4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5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6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8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9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0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1" form:control-implementation="ooo:com.sun.star.form.component.CheckBox" xml:id="control272" form:id="control2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2" form:control-implementation="ooo:com.sun.star.form.component.CheckBox" xml:id="control273" form:id="control2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3" form:control-implementation="ooo:com.sun.star.form.component.CheckBox" xml:id="control274" form:id="control2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4" form:control-implementation="ooo:com.sun.star.form.component.CheckBox" xml:id="control275" form:id="control2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5" form:control-implementation="ooo:com.sun.star.form.component.CheckBox" xml:id="control276" form:id="control2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6" form:control-implementation="ooo:com.sun.star.form.component.CheckBox" xml:id="control277" form:id="control2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7" form:control-implementation="ooo:com.sun.star.form.component.CheckBox" xml:id="control278" form:id="control2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9" form:control-implementation="ooo:com.sun.star.form.component.CheckBox" xml:id="control279" form:id="control2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0" form:control-implementation="ooo:com.sun.star.form.component.CheckBox" xml:id="control280" form:id="control2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1" form:control-implementation="ooo:com.sun.star.form.component.CheckBox" xml:id="control281" form:id="control2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2" form:control-implementation="ooo:com.sun.star.form.component.CheckBox" xml:id="control282" form:id="control2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3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4" form:control-implementation="ooo:com.sun.star.form.component.CheckBox" xml:id="control284" form:id="control2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5" form:control-implementation="ooo:com.sun.star.form.component.CheckBox" xml:id="control285" form:id="control2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6" form:control-implementation="ooo:com.sun.star.form.component.CheckBox" xml:id="control286" form:id="control2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7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8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0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1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2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3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4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5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6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7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8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8" form:control-implementation="ooo:com.sun.star.form.component.TextField" xml:id="control298" form:id="control2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299" form:id="control2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300" form:id="control3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301" form:id="control3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302" form:id="control3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303" form:id="control3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304" form:id="control3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305" form:id="control3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306" form:id="control3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3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9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1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2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3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4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5" form:control-implementation="ooo:com.sun.star.form.component.CheckBox" xml:id="control317" form:id="control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6" form:control-implementation="ooo:com.sun.star.form.component.CheckBox" xml:id="control318" form:id="control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7" form:control-implementation="ooo:com.sun.star.form.component.CheckBox" xml:id="control319" form:id="control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8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9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0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2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3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4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5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6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7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8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9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0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1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3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4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5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6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7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8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9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0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1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2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4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5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6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7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8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9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0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1" form:control-implementation="ooo:com.sun.star.form.component.CheckBox" xml:id="control350" form:id="control3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2" form:control-implementation="ooo:com.sun.star.form.component.CheckBox" xml:id="control351" form:id="control3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3" form:control-implementation="ooo:com.sun.star.form.component.CheckBox" xml:id="control352" form:id="control3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5" form:control-implementation="ooo:com.sun.star.form.component.CheckBox" xml:id="control353" form:id="control3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6" form:control-implementation="ooo:com.sun.star.form.component.CheckBox" xml:id="control354" form:id="control3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7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8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9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0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1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2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3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4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6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7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8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9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0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1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2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3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4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5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7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8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9" form:control-implementation="ooo:com.sun.star.form.component.CheckBox" xml:id="control375" form:id="control3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0" form:control-implementation="ooo:com.sun.star.form.component.CheckBox" xml:id="control376" form:id="control3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1" form:control-implementation="ooo:com.sun.star.form.component.CheckBox" xml:id="control377" form:id="control3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2" form:control-implementation="ooo:com.sun.star.form.component.CheckBox" xml:id="control378" form:id="control3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3" form:control-implementation="ooo:com.sun.star.form.component.CheckBox" xml:id="control379" form:id="control3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4" form:control-implementation="ooo:com.sun.star.form.component.CheckBox" xml:id="control380" form:id="control3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5" form:control-implementation="ooo:com.sun.star.form.component.CheckBox" xml:id="control381" form:id="control3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6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8" form:control-implementation="ooo:com.sun.star.form.component.CheckBox" xml:id="control383" form:id="control3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9" form:control-implementation="ooo:com.sun.star.form.component.CheckBox" xml:id="control384" form:id="control3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0" form:control-implementation="ooo:com.sun.star.form.component.CheckBox" xml:id="control385" form:id="control3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1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2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3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4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5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6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7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9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0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1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2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3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4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5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6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7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8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0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1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2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3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4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5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6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7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8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9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1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2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3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4" form:control-implementation="ooo:com.sun.star.form.component.CheckBox" xml:id="control416" form:id="control4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5" form:control-implementation="ooo:com.sun.star.form.component.CheckBox" xml:id="control417" form:id="control4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6" form:control-implementation="ooo:com.sun.star.form.component.CheckBox" xml:id="control418" form:id="control4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7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8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9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0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2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3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4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5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6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7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8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9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0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1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3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4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5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6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7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8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9" form:control-implementation="ooo:com.sun.star.form.component.CheckBox" xml:id="control439" form:id="control4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0" form:control-implementation="ooo:com.sun.star.form.component.CheckBox" xml:id="control440" form:id="control4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1" form:control-implementation="ooo:com.sun.star.form.component.CheckBox" xml:id="control441" form:id="control4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2" form:control-implementation="ooo:com.sun.star.form.component.CheckBox" xml:id="control442" form:id="control4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4" form:control-implementation="ooo:com.sun.star.form.component.CheckBox" xml:id="control443" form:id="control4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5" form:control-implementation="ooo:com.sun.star.form.component.CheckBox" xml:id="control444" form:id="control4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6" form:control-implementation="ooo:com.sun.star.form.component.CheckBox" xml:id="control445" form:id="control4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7" form:control-implementation="ooo:com.sun.star.form.component.CheckBox" xml:id="control446" form:id="control4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8" form:control-implementation="ooo:com.sun.star.form.component.CheckBox" xml:id="control447" form:id="control4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9" form:control-implementation="ooo:com.sun.star.form.component.CheckBox" xml:id="control448" form:id="control4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0" form:control-implementation="ooo:com.sun.star.form.component.CheckBox" xml:id="control449" form:id="control4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1" form:control-implementation="ooo:com.sun.star.form.component.CheckBox" xml:id="control450" form:id="control4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2" form:control-implementation="ooo:com.sun.star.form.component.CheckBox" xml:id="control451" form:id="control4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3" form:control-implementation="ooo:com.sun.star.form.component.CheckBox" xml:id="control452" form:id="control4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5" form:control-implementation="ooo:com.sun.star.form.component.CheckBox" xml:id="control453" form:id="control4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6" form:control-implementation="ooo:com.sun.star.form.component.CheckBox" xml:id="control454" form:id="control4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7" form:control-implementation="ooo:com.sun.star.form.component.CheckBox" xml:id="control455" form:id="control4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8" form:control-implementation="ooo:com.sun.star.form.component.CheckBox" xml:id="control456" form:id="control4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9" form:control-implementation="ooo:com.sun.star.form.component.CheckBox" xml:id="control457" form:id="control4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0" form:control-implementation="ooo:com.sun.star.form.component.CheckBox" xml:id="control458" form:id="control4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1" form:control-implementation="ooo:com.sun.star.form.component.CheckBox" xml:id="control459" form:id="control4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2" form:control-implementation="ooo:com.sun.star.form.component.CheckBox" xml:id="control460" form:id="control4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3" form:control-implementation="ooo:com.sun.star.form.component.CheckBox" xml:id="control461" form:id="control4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4" form:control-implementation="ooo:com.sun.star.form.component.CheckBox" xml:id="control462" form:id="control4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6" form:control-implementation="ooo:com.sun.star.form.component.CheckBox" xml:id="control463" form:id="control4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7" form:control-implementation="ooo:com.sun.star.form.component.CheckBox" xml:id="control464" form:id="control4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8" form:control-implementation="ooo:com.sun.star.form.component.CheckBox" xml:id="control465" form:id="control4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9" form:control-implementation="ooo:com.sun.star.form.component.CheckBox" xml:id="control466" form:id="control4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0" form:control-implementation="ooo:com.sun.star.form.component.CheckBox" xml:id="control467" form:id="control4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1" form:control-implementation="ooo:com.sun.star.form.component.CheckBox" xml:id="control468" form:id="control4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2" form:control-implementation="ooo:com.sun.star.form.component.CheckBox" xml:id="control469" form:id="control4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3" form:control-implementation="ooo:com.sun.star.form.component.CheckBox" xml:id="control470" form:id="control4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4" form:control-implementation="ooo:com.sun.star.form.component.CheckBox" xml:id="control471" form:id="control4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5" form:control-implementation="ooo:com.sun.star.form.component.CheckBox" xml:id="control472" form:id="control4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7" form:control-implementation="ooo:com.sun.star.form.component.CheckBox" xml:id="control473" form:id="control4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8" form:control-implementation="ooo:com.sun.star.form.component.CheckBox" xml:id="control474" form:id="control4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9" form:control-implementation="ooo:com.sun.star.form.component.CheckBox" xml:id="control475" form:id="control4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0" form:control-implementation="ooo:com.sun.star.form.component.CheckBox" xml:id="control476" form:id="control4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1" form:control-implementation="ooo:com.sun.star.form.component.CheckBox" xml:id="control477" form:id="control4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2" form:control-implementation="ooo:com.sun.star.form.component.CheckBox" xml:id="control478" form:id="control4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3" form:control-implementation="ooo:com.sun.star.form.component.CheckBox" xml:id="control479" form:id="control4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4" form:control-implementation="ooo:com.sun.star.form.component.CheckBox" xml:id="control480" form:id="control4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5" form:control-implementation="ooo:com.sun.star.form.component.CheckBox" xml:id="control481" form:id="control4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6" form:control-implementation="ooo:com.sun.star.form.component.CheckBox" xml:id="control482" form:id="control4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8" form:control-implementation="ooo:com.sun.star.form.component.CheckBox" xml:id="control483" form:id="control4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9" form:control-implementation="ooo:com.sun.star.form.component.CheckBox" xml:id="control484" form:id="control4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0" form:control-implementation="ooo:com.sun.star.form.component.CheckBox" xml:id="control485" form:id="control4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1" form:control-implementation="ooo:com.sun.star.form.component.CheckBox" xml:id="control486" form:id="control4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2" form:control-implementation="ooo:com.sun.star.form.component.CheckBox" xml:id="control487" form:id="control4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3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4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5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6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7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9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0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1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2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3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4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5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6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7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8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0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1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2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3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4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5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6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7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8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9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1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2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3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4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5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6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7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8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9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0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2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3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4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5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6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7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8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9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0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532" form:id="control5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533" form:id="control5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534" form:id="control5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21cm" svg:height="1.75cm" svg:x="0cm" svg:y="0cm">
          <draw:text-box>
            <text:p text:style-name="P1"><text:span text:style-name="T1">Vampire – The Masquerade</text:span></text:p>
          </draw:text-box>
        </draw:frame>
        <draw:frame draw:style-name="gr2" draw:text-style-name="P3" draw:layer="layout" svg:width="2.5cm" svg:height="0.737cm" svg:x="0.5cm" svg:y="2.263cm">
          <draw:text-box>
            <text:p><text:span text:style-name="T2">Name:</text:span></text:p>
          </draw:text-box>
        </draw:frame>
        <draw:control draw:style-name="gr3" draw:text-style-name="P4" draw:layer="controls" svg:width="3.75cm" svg:height="0.75cm" svg:x="3cm" svg:y="2.25cm" draw:control="control1"/>
        <draw:frame draw:style-name="gr4" draw:text-style-name="P5" draw:layer="layout" svg:width="2.5cm" svg:height="0.75cm" svg:x="0.5cm" svg:y="3cm">
          <draw:text-box>
            <text:p><text:span text:style-name="T2">Chronicle:</text:span></text:p>
          </draw:text-box>
        </draw:frame>
        <draw:frame draw:style-name="gr4" draw:text-style-name="P5" draw:layer="layout" svg:width="2.5cm" svg:height="0.75cm" svg:x="0.5cm" svg:y="3.75cm">
          <draw:text-box>
            <text:p><text:span text:style-name="T2">Sire:</text:span></text:p>
          </draw:text-box>
        </draw:frame>
        <draw:control draw:style-name="gr3" draw:text-style-name="P4" draw:layer="controls" svg:width="3.75cm" svg:height="0.75cm" svg:x="3cm" svg:y="3cm" draw:control="control2"/>
        <draw:control draw:style-name="gr3" draw:text-style-name="P4" draw:layer="controls" svg:width="3.75cm" svg:height="0.75cm" svg:x="3cm" svg:y="3.75cm" draw:control="control3"/>
        <draw:frame draw:style-name="gr2" draw:text-style-name="P5" draw:layer="layout" svg:width="2.5cm" svg:height="0.737cm" svg:x="7.25cm" svg:y="2.263cm">
          <draw:text-box>
            <text:p><text:span text:style-name="T2">Concept:</text:span></text:p>
          </draw:text-box>
        </draw:frame>
        <draw:frame draw:style-name="gr4" draw:text-style-name="P5" draw:layer="layout" svg:width="2.5cm" svg:height="0.75cm" svg:x="7.25cm" svg:y="3cm">
          <draw:text-box>
            <text:p><text:span text:style-name="T2">Ambition:</text:span></text:p>
          </draw:text-box>
        </draw:frame>
        <draw:frame draw:style-name="gr4" draw:text-style-name="P5" draw:layer="layout" svg:width="2.5cm" svg:height="0.75cm" svg:x="7.25cm" svg:y="3.75cm">
          <draw:text-box>
            <text:p><text:span text:style-name="T2">Desire:</text:span></text:p>
          </draw:text-box>
        </draw:frame>
        <draw:control draw:style-name="gr3" draw:text-style-name="P4" draw:layer="controls" svg:width="3.75cm" svg:height="0.75cm" svg:x="9.75cm" svg:y="2.25cm" draw:control="control4"/>
        <draw:control draw:style-name="gr3" draw:text-style-name="P4" draw:layer="controls" svg:width="3.75cm" svg:height="0.75cm" svg:x="9.75cm" svg:y="3cm" draw:control="control5"/>
        <draw:control draw:style-name="gr3" draw:text-style-name="P4" draw:layer="controls" svg:width="3.75cm" svg:height="0.75cm" svg:x="9.75cm" svg:y="3.75cm" draw:control="control6"/>
        <draw:frame draw:style-name="gr2" draw:text-style-name="P5" draw:layer="layout" svg:width="2.75cm" svg:height="0.737cm" svg:x="14cm" svg:y="2.263cm">
          <draw:text-box>
            <text:p><text:span text:style-name="T2">Predator:</text:span></text:p>
          </draw:text-box>
        </draw:frame>
        <draw:frame draw:style-name="gr4" draw:text-style-name="P5" draw:layer="layout" svg:width="2.75cm" svg:height="0.75cm" svg:x="14cm" svg:y="3cm">
          <draw:text-box>
            <text:p><text:span text:style-name="T2">Clan:</text:span></text:p>
          </draw:text-box>
        </draw:frame>
        <draw:frame draw:style-name="gr5" draw:text-style-name="P5" draw:layer="layout" svg:width="2.75cm" svg:height="0.725cm" svg:x="14cm" svg:y="3.775cm">
          <draw:text-box>
            <text:p><text:span text:style-name="T2">Generation:</text:span></text:p>
          </draw:text-box>
        </draw:frame>
        <draw:control draw:style-name="gr3" draw:text-style-name="P4" draw:layer="controls" svg:width="3.75cm" svg:height="0.75cm" svg:x="16.75cm" svg:y="2.25cm" draw:control="control7"/>
        <draw:control draw:style-name="gr3" draw:text-style-name="P4" draw:layer="controls" svg:width="3.75cm" svg:height="0.75cm" svg:x="16.75cm" svg:y="3cm" draw:control="control8"/>
        <draw:control draw:style-name="gr3" draw:text-style-name="P4" draw:layer="controls" svg:width="3.75cm" svg:height="0.75cm" svg:x="16.75cm" svg:y="3.75cm" draw:control="control9"/>
        <draw:line draw:style-name="gr6" draw:text-style-name="P6" draw:layer="layout" svg:x1="0cm" svg:y1="5.25cm" svg:x2="9cm" svg:y2="5.25cm">
          <text:p/>
        </draw:line>
        <draw:line draw:style-name="gr6" draw:text-style-name="P6" draw:layer="layout" svg:x1="0cm" svg:y1="2cm" svg:x2="21cm" svg:y2="2cm">
          <text:p/>
        </draw:line>
        <draw:frame draw:style-name="gr7" draw:text-style-name="P7" draw:layer="layout" svg:width="3.25cm" svg:height="1cm" svg:x="8.875cm" svg:y="4.75cm">
          <draw:text-box>
            <text:p><text:span text:style-name="T3">Attributes</text:span></text:p>
          </draw:text-box>
        </draw:frame>
        <draw:frame draw:style-name="gr4" draw:text-style-name="P5" draw:layer="layout" svg:width="2.25cm" svg:height="0.75cm" svg:x="0.5cm" svg:y="5.75cm">
          <draw:text-box>
            <text:p><text:span text:style-name="T2">Strength</text:span></text:p>
          </draw:text-box>
        </draw:frame>
        <draw:frame draw:style-name="gr4" draw:text-style-name="P5" draw:layer="layout" svg:width="2.25cm" svg:height="0.75cm" svg:x="0.5cm" svg:y="6.5cm">
          <draw:text-box>
            <text:p><text:span text:style-name="T2">Dexterity</text:span></text:p>
          </draw:text-box>
        </draw:frame>
        <draw:frame draw:style-name="gr4" draw:text-style-name="P5" draw:layer="layout" svg:width="2.25cm" svg:height="0.75cm" svg:x="0.5cm" svg:y="7.25cm">
          <draw:text-box>
            <text:p><text:span text:style-name="T2">Stamina</text:span></text:p>
          </draw:text-box>
        </draw:frame>
        <draw:frame draw:style-name="gr4" draw:text-style-name="P5" draw:layer="layout" svg:width="3cm" svg:height="0.75cm" svg:x="6.789cm" svg:y="5.75cm">
          <draw:text-box>
            <text:p><text:span text:style-name="T2">Charisma</text:span></text:p>
          </draw:text-box>
        </draw:frame>
        <draw:frame draw:style-name="gr4" draw:text-style-name="P5" draw:layer="layout" svg:width="3cm" svg:height="0.75cm" svg:x="6.789cm" svg:y="6.5cm">
          <draw:text-box>
            <text:p><text:span text:style-name="T2">Manipulation</text:span></text:p>
          </draw:text-box>
        </draw:frame>
        <draw:frame draw:style-name="gr4" draw:text-style-name="P5" draw:layer="layout" svg:width="3cm" svg:height="0.75cm" svg:x="6.79cm" svg:y="7.25cm">
          <draw:text-box>
            <text:p><text:span text:style-name="T2">Composure</text:span></text:p>
          </draw:text-box>
        </draw:frame>
        <draw:frame draw:style-name="gr4" draw:text-style-name="P5" draw:layer="layout" svg:width="2.75cm" svg:height="0.75cm" svg:x="13.75cm" svg:y="5.75cm">
          <draw:text-box>
            <text:p><text:span text:style-name="T2">Intelligence</text:span></text:p>
          </draw:text-box>
        </draw:frame>
        <draw:frame draw:style-name="gr5" draw:text-style-name="P5" draw:layer="layout" svg:width="3cm" svg:height="0.725cm" svg:x="13.75cm" svg:y="6.5cm">
          <draw:text-box>
            <text:p><text:span text:style-name="T2">Wits</text:span></text:p>
          </draw:text-box>
        </draw:frame>
        <draw:frame draw:style-name="gr4" draw:text-style-name="P5" draw:layer="layout" svg:width="3cm" svg:height="0.75cm" svg:x="13.75cm" svg:y="7.25cm">
          <draw:text-box>
            <text:p><text:span text:style-name="T2">Resolve</text:span></text:p>
          </draw:text-box>
        </draw:frame>
        <draw:control draw:style-name="gr8" draw:text-style-name="P8" draw:layer="controls" svg:width="0.5cm" svg:height="0.75cm" svg:x="2.75cm" svg:y="7.25cm" draw:control="control10"/>
        <draw:control draw:style-name="gr8" draw:text-style-name="P8" draw:layer="controls" svg:width="0.5cm" svg:height="0.75cm" svg:x="3.1cm" svg:y="7.25cm" draw:control="control11"/>
        <draw:control draw:style-name="gr8" draw:text-style-name="P8" draw:layer="controls" svg:width="0.5cm" svg:height="0.75cm" svg:x="3.45cm" svg:y="7.25cm" draw:control="control12"/>
        <draw:control draw:style-name="gr8" draw:text-style-name="P8" draw:layer="controls" svg:width="0.5cm" svg:height="0.75cm" svg:x="3.8cm" svg:y="7.25cm" draw:control="control13"/>
        <draw:control draw:style-name="gr8" draw:text-style-name="P8" draw:layer="controls" svg:width="0.5cm" svg:height="0.75cm" svg:x="4.15cm" svg:y="7.25cm" draw:control="control14"/>
        <draw:control draw:style-name="gr8" draw:text-style-name="P8" draw:layer="controls" svg:width="0.5cm" svg:height="0.75cm" svg:x="4.85cm" svg:y="7.25cm" draw:control="control15"/>
        <draw:control draw:style-name="gr8" draw:text-style-name="P8" draw:layer="controls" svg:width="0.5cm" svg:height="0.75cm" svg:x="5.2cm" svg:y="7.25cm" draw:control="control16"/>
        <draw:control draw:style-name="gr8" draw:text-style-name="P8" draw:layer="controls" svg:width="0.5cm" svg:height="0.75cm" svg:x="5.55cm" svg:y="7.25cm" draw:control="control17"/>
        <draw:control draw:style-name="gr8" draw:text-style-name="P8" draw:layer="controls" svg:width="0.5cm" svg:height="0.75cm" svg:x="5.9cm" svg:y="7.25cm" draw:control="control18"/>
        <draw:control draw:style-name="gr8" draw:text-style-name="P8" draw:layer="controls" svg:width="0.5cm" svg:height="0.75cm" svg:x="6.25cm" svg:y="7.25cm" draw:control="control19"/>
        <draw:control draw:style-name="gr8" draw:text-style-name="P8" draw:layer="controls" svg:width="0.5cm" svg:height="0.75cm" svg:x="2.75cm" svg:y="6.5cm" draw:control="control20"/>
        <draw:control draw:style-name="gr8" draw:text-style-name="P8" draw:layer="controls" svg:width="0.5cm" svg:height="0.75cm" svg:x="3.1cm" svg:y="6.5cm" draw:control="control21"/>
        <draw:control draw:style-name="gr8" draw:text-style-name="P8" draw:layer="controls" svg:width="0.5cm" svg:height="0.75cm" svg:x="3.45cm" svg:y="6.5cm" draw:control="control22"/>
        <draw:control draw:style-name="gr8" draw:text-style-name="P8" draw:layer="controls" svg:width="0.5cm" svg:height="0.75cm" svg:x="3.8cm" svg:y="6.5cm" draw:control="control23"/>
        <draw:control draw:style-name="gr8" draw:text-style-name="P8" draw:layer="controls" svg:width="0.5cm" svg:height="0.75cm" svg:x="4.15cm" svg:y="6.5cm" draw:control="control24"/>
        <draw:control draw:style-name="gr8" draw:text-style-name="P8" draw:layer="controls" svg:width="0.5cm" svg:height="0.75cm" svg:x="4.85cm" svg:y="6.5cm" draw:control="control25"/>
        <draw:control draw:style-name="gr8" draw:text-style-name="P8" draw:layer="controls" svg:width="0.5cm" svg:height="0.75cm" svg:x="5.2cm" svg:y="6.5cm" draw:control="control26"/>
        <draw:control draw:style-name="gr8" draw:text-style-name="P8" draw:layer="controls" svg:width="0.5cm" svg:height="0.75cm" svg:x="5.55cm" svg:y="6.5cm" draw:control="control27"/>
        <draw:control draw:style-name="gr8" draw:text-style-name="P8" draw:layer="controls" svg:width="0.5cm" svg:height="0.75cm" svg:x="5.9cm" svg:y="6.5cm" draw:control="control28"/>
        <draw:control draw:style-name="gr8" draw:text-style-name="P8" draw:layer="controls" svg:width="0.5cm" svg:height="0.75cm" svg:x="6.25cm" svg:y="6.5cm" draw:control="control29"/>
        <draw:control draw:style-name="gr8" draw:text-style-name="P8" draw:layer="controls" svg:width="0.5cm" svg:height="0.75cm" svg:x="2.75cm" svg:y="5.75cm" draw:control="control30"/>
        <draw:control draw:style-name="gr8" draw:text-style-name="P8" draw:layer="controls" svg:width="0.5cm" svg:height="0.75cm" svg:x="3.1cm" svg:y="5.75cm" draw:control="control31"/>
        <draw:control draw:style-name="gr8" draw:text-style-name="P8" draw:layer="controls" svg:width="0.5cm" svg:height="0.75cm" svg:x="3.45cm" svg:y="5.75cm" draw:control="control32"/>
        <draw:control draw:style-name="gr8" draw:text-style-name="P8" draw:layer="controls" svg:width="0.5cm" svg:height="0.75cm" svg:x="3.8cm" svg:y="5.75cm" draw:control="control33"/>
        <draw:control draw:style-name="gr8" draw:text-style-name="P8" draw:layer="controls" svg:width="0.5cm" svg:height="0.75cm" svg:x="4.15cm" svg:y="5.75cm" draw:control="control34"/>
        <draw:control draw:style-name="gr8" draw:text-style-name="P8" draw:layer="controls" svg:width="0.5cm" svg:height="0.75cm" svg:x="4.85cm" svg:y="5.75cm" draw:control="control35"/>
        <draw:control draw:style-name="gr8" draw:text-style-name="P8" draw:layer="controls" svg:width="0.5cm" svg:height="0.75cm" svg:x="5.2cm" svg:y="5.75cm" draw:control="control36"/>
        <draw:control draw:style-name="gr8" draw:text-style-name="P8" draw:layer="controls" svg:width="0.5cm" svg:height="0.75cm" svg:x="5.55cm" svg:y="5.75cm" draw:control="control37"/>
        <draw:control draw:style-name="gr8" draw:text-style-name="P8" draw:layer="controls" svg:width="0.5cm" svg:height="0.75cm" svg:x="5.9cm" svg:y="5.75cm" draw:control="control38"/>
        <draw:control draw:style-name="gr8" draw:text-style-name="P8" draw:layer="controls" svg:width="0.5cm" svg:height="0.75cm" svg:x="6.25cm" svg:y="5.75cm" draw:control="control39"/>
        <draw:control draw:style-name="gr8" draw:text-style-name="P8" draw:layer="controls" svg:width="0.5cm" svg:height="0.75cm" svg:x="9.75cm" svg:y="7.25cm" draw:control="control40"/>
        <draw:control draw:style-name="gr8" draw:text-style-name="P8" draw:layer="controls" svg:width="0.5cm" svg:height="0.75cm" svg:x="10.1cm" svg:y="7.25cm" draw:control="control41"/>
        <draw:control draw:style-name="gr8" draw:text-style-name="P8" draw:layer="controls" svg:width="0.5cm" svg:height="0.75cm" svg:x="10.45cm" svg:y="7.25cm" draw:control="control42"/>
        <draw:control draw:style-name="gr8" draw:text-style-name="P8" draw:layer="controls" svg:width="0.5cm" svg:height="0.75cm" svg:x="10.8cm" svg:y="7.25cm" draw:control="control43"/>
        <draw:control draw:style-name="gr8" draw:text-style-name="P8" draw:layer="controls" svg:width="0.5cm" svg:height="0.75cm" svg:x="11.15cm" svg:y="7.25cm" draw:control="control44"/>
        <draw:control draw:style-name="gr8" draw:text-style-name="P8" draw:layer="controls" svg:width="0.5cm" svg:height="0.75cm" svg:x="11.85cm" svg:y="7.25cm" draw:control="control45"/>
        <draw:control draw:style-name="gr8" draw:text-style-name="P8" draw:layer="controls" svg:width="0.5cm" svg:height="0.75cm" svg:x="12.2cm" svg:y="7.25cm" draw:control="control46"/>
        <draw:control draw:style-name="gr8" draw:text-style-name="P8" draw:layer="controls" svg:width="0.5cm" svg:height="0.75cm" svg:x="12.55cm" svg:y="7.25cm" draw:control="control47"/>
        <draw:control draw:style-name="gr8" draw:text-style-name="P8" draw:layer="controls" svg:width="0.5cm" svg:height="0.75cm" svg:x="12.9cm" svg:y="7.25cm" draw:control="control48"/>
        <draw:control draw:style-name="gr8" draw:text-style-name="P8" draw:layer="controls" svg:width="0.5cm" svg:height="0.75cm" svg:x="13.25cm" svg:y="7.25cm" draw:control="control49"/>
        <draw:control draw:style-name="gr8" draw:text-style-name="P8" draw:layer="controls" svg:width="0.5cm" svg:height="0.75cm" svg:x="9.75cm" svg:y="6.5cm" draw:control="control50"/>
        <draw:control draw:style-name="gr8" draw:text-style-name="P8" draw:layer="controls" svg:width="0.5cm" svg:height="0.75cm" svg:x="10.1cm" svg:y="6.5cm" draw:control="control51"/>
        <draw:control draw:style-name="gr8" draw:text-style-name="P8" draw:layer="controls" svg:width="0.5cm" svg:height="0.75cm" svg:x="10.45cm" svg:y="6.5cm" draw:control="control52"/>
        <draw:control draw:style-name="gr8" draw:text-style-name="P8" draw:layer="controls" svg:width="0.5cm" svg:height="0.75cm" svg:x="10.8cm" svg:y="6.5cm" draw:control="control53"/>
        <draw:control draw:style-name="gr8" draw:text-style-name="P8" draw:layer="controls" svg:width="0.5cm" svg:height="0.75cm" svg:x="11.15cm" svg:y="6.5cm" draw:control="control54"/>
        <draw:control draw:style-name="gr8" draw:text-style-name="P8" draw:layer="controls" svg:width="0.5cm" svg:height="0.75cm" svg:x="11.85cm" svg:y="6.5cm" draw:control="control55"/>
        <draw:control draw:style-name="gr8" draw:text-style-name="P8" draw:layer="controls" svg:width="0.5cm" svg:height="0.75cm" svg:x="12.2cm" svg:y="6.5cm" draw:control="control56"/>
        <draw:control draw:style-name="gr8" draw:text-style-name="P8" draw:layer="controls" svg:width="0.5cm" svg:height="0.75cm" svg:x="12.55cm" svg:y="6.5cm" draw:control="control57"/>
        <draw:control draw:style-name="gr8" draw:text-style-name="P8" draw:layer="controls" svg:width="0.5cm" svg:height="0.75cm" svg:x="12.9cm" svg:y="6.5cm" draw:control="control58"/>
        <draw:control draw:style-name="gr8" draw:text-style-name="P8" draw:layer="controls" svg:width="0.5cm" svg:height="0.75cm" svg:x="13.25cm" svg:y="6.5cm" draw:control="control59"/>
        <draw:control draw:style-name="gr8" draw:text-style-name="P8" draw:layer="controls" svg:width="0.5cm" svg:height="0.75cm" svg:x="9.75cm" svg:y="5.75cm" draw:control="control60"/>
        <draw:control draw:style-name="gr8" draw:text-style-name="P8" draw:layer="controls" svg:width="0.5cm" svg:height="0.75cm" svg:x="10.1cm" svg:y="5.75cm" draw:control="control61"/>
        <draw:control draw:style-name="gr8" draw:text-style-name="P8" draw:layer="controls" svg:width="0.5cm" svg:height="0.75cm" svg:x="10.45cm" svg:y="5.75cm" draw:control="control62"/>
        <draw:control draw:style-name="gr8" draw:text-style-name="P8" draw:layer="controls" svg:width="0.5cm" svg:height="0.75cm" svg:x="10.8cm" svg:y="5.75cm" draw:control="control63"/>
        <draw:control draw:style-name="gr8" draw:text-style-name="P8" draw:layer="controls" svg:width="0.5cm" svg:height="0.75cm" svg:x="11.15cm" svg:y="5.75cm" draw:control="control64"/>
        <draw:control draw:style-name="gr8" draw:text-style-name="P8" draw:layer="controls" svg:width="0.5cm" svg:height="0.75cm" svg:x="11.85cm" svg:y="5.75cm" draw:control="control65"/>
        <draw:control draw:style-name="gr8" draw:text-style-name="P8" draw:layer="controls" svg:width="0.5cm" svg:height="0.75cm" svg:x="12.2cm" svg:y="5.75cm" draw:control="control66"/>
        <draw:control draw:style-name="gr8" draw:text-style-name="P8" draw:layer="controls" svg:width="0.5cm" svg:height="0.75cm" svg:x="12.55cm" svg:y="5.75cm" draw:control="control67"/>
        <draw:control draw:style-name="gr8" draw:text-style-name="P8" draw:layer="controls" svg:width="0.5cm" svg:height="0.75cm" svg:x="12.9cm" svg:y="5.75cm" draw:control="control68"/>
        <draw:control draw:style-name="gr8" draw:text-style-name="P8" draw:layer="controls" svg:width="0.5cm" svg:height="0.75cm" svg:x="13.25cm" svg:y="5.75cm" draw:control="control69"/>
        <draw:control draw:style-name="gr8" draw:text-style-name="P8" draw:layer="controls" svg:width="0.5cm" svg:height="0.75cm" svg:x="16.5cm" svg:y="7.25cm" draw:control="control70"/>
        <draw:control draw:style-name="gr8" draw:text-style-name="P8" draw:layer="controls" svg:width="0.5cm" svg:height="0.75cm" svg:x="16.85cm" svg:y="7.25cm" draw:control="control71"/>
        <draw:control draw:style-name="gr8" draw:text-style-name="P8" draw:layer="controls" svg:width="0.5cm" svg:height="0.75cm" svg:x="17.2cm" svg:y="7.25cm" draw:control="control72"/>
        <draw:control draw:style-name="gr8" draw:text-style-name="P8" draw:layer="controls" svg:width="0.5cm" svg:height="0.75cm" svg:x="17.55cm" svg:y="7.25cm" draw:control="control73"/>
        <draw:control draw:style-name="gr8" draw:text-style-name="P8" draw:layer="controls" svg:width="0.5cm" svg:height="0.75cm" svg:x="17.9cm" svg:y="7.25cm" draw:control="control74"/>
        <draw:control draw:style-name="gr8" draw:text-style-name="P8" draw:layer="controls" svg:width="0.5cm" svg:height="0.75cm" svg:x="18.6cm" svg:y="7.25cm" draw:control="control75"/>
        <draw:control draw:style-name="gr8" draw:text-style-name="P8" draw:layer="controls" svg:width="0.5cm" svg:height="0.75cm" svg:x="18.95cm" svg:y="7.25cm" draw:control="control76"/>
        <draw:control draw:style-name="gr8" draw:text-style-name="P8" draw:layer="controls" svg:width="0.5cm" svg:height="0.75cm" svg:x="19.3cm" svg:y="7.25cm" draw:control="control77"/>
        <draw:control draw:style-name="gr8" draw:text-style-name="P8" draw:layer="controls" svg:width="0.5cm" svg:height="0.75cm" svg:x="19.65cm" svg:y="7.25cm" draw:control="control78"/>
        <draw:control draw:style-name="gr8" draw:text-style-name="P8" draw:layer="controls" svg:width="0.5cm" svg:height="0.75cm" svg:x="20cm" svg:y="7.25cm" draw:control="control79"/>
        <draw:control draw:style-name="gr8" draw:text-style-name="P8" draw:layer="controls" svg:width="0.5cm" svg:height="0.75cm" svg:x="16.5cm" svg:y="6.5cm" draw:control="control80"/>
        <draw:control draw:style-name="gr8" draw:text-style-name="P8" draw:layer="controls" svg:width="0.5cm" svg:height="0.75cm" svg:x="16.85cm" svg:y="6.5cm" draw:control="control81"/>
        <draw:control draw:style-name="gr8" draw:text-style-name="P8" draw:layer="controls" svg:width="0.5cm" svg:height="0.75cm" svg:x="17.2cm" svg:y="6.5cm" draw:control="control82"/>
        <draw:control draw:style-name="gr8" draw:text-style-name="P8" draw:layer="controls" svg:width="0.5cm" svg:height="0.75cm" svg:x="17.55cm" svg:y="6.5cm" draw:control="control83"/>
        <draw:control draw:style-name="gr8" draw:text-style-name="P8" draw:layer="controls" svg:width="0.5cm" svg:height="0.75cm" svg:x="17.9cm" svg:y="6.5cm" draw:control="control84"/>
        <draw:control draw:style-name="gr8" draw:text-style-name="P8" draw:layer="controls" svg:width="0.5cm" svg:height="0.75cm" svg:x="18.6cm" svg:y="6.5cm" draw:control="control85"/>
        <draw:control draw:style-name="gr8" draw:text-style-name="P8" draw:layer="controls" svg:width="0.5cm" svg:height="0.75cm" svg:x="18.95cm" svg:y="6.5cm" draw:control="control86"/>
        <draw:control draw:style-name="gr8" draw:text-style-name="P8" draw:layer="controls" svg:width="0.5cm" svg:height="0.75cm" svg:x="19.3cm" svg:y="6.5cm" draw:control="control87"/>
        <draw:control draw:style-name="gr8" draw:text-style-name="P8" draw:layer="controls" svg:width="0.5cm" svg:height="0.75cm" svg:x="19.65cm" svg:y="6.5cm" draw:control="control88"/>
        <draw:control draw:style-name="gr8" draw:text-style-name="P8" draw:layer="controls" svg:width="0.5cm" svg:height="0.75cm" svg:x="20cm" svg:y="6.5cm" draw:control="control89"/>
        <draw:control draw:style-name="gr8" draw:text-style-name="P8" draw:layer="controls" svg:width="0.5cm" svg:height="0.75cm" svg:x="16.5cm" svg:y="5.75cm" draw:control="control90"/>
        <draw:control draw:style-name="gr8" draw:text-style-name="P8" draw:layer="controls" svg:width="0.5cm" svg:height="0.75cm" svg:x="16.85cm" svg:y="5.75cm" draw:control="control91"/>
        <draw:control draw:style-name="gr8" draw:text-style-name="P8" draw:layer="controls" svg:width="0.5cm" svg:height="0.75cm" svg:x="17.2cm" svg:y="5.75cm" draw:control="control92"/>
        <draw:control draw:style-name="gr8" draw:text-style-name="P8" draw:layer="controls" svg:width="0.5cm" svg:height="0.75cm" svg:x="17.55cm" svg:y="5.75cm" draw:control="control93"/>
        <draw:control draw:style-name="gr8" draw:text-style-name="P8" draw:layer="controls" svg:width="0.5cm" svg:height="0.75cm" svg:x="17.9cm" svg:y="5.75cm" draw:control="control94"/>
        <draw:control draw:style-name="gr8" draw:text-style-name="P8" draw:layer="controls" svg:width="0.5cm" svg:height="0.75cm" svg:x="18.6cm" svg:y="5.75cm" draw:control="control95"/>
        <draw:control draw:style-name="gr8" draw:text-style-name="P8" draw:layer="controls" svg:width="0.5cm" svg:height="0.75cm" svg:x="18.95cm" svg:y="5.75cm" draw:control="control96"/>
        <draw:control draw:style-name="gr8" draw:text-style-name="P8" draw:layer="controls" svg:width="0.5cm" svg:height="0.75cm" svg:x="19.3cm" svg:y="5.75cm" draw:control="control97"/>
        <draw:control draw:style-name="gr8" draw:text-style-name="P8" draw:layer="controls" svg:width="0.5cm" svg:height="0.75cm" svg:x="19.65cm" svg:y="5.75cm" draw:control="control98"/>
        <draw:control draw:style-name="gr8" draw:text-style-name="P8" draw:layer="controls" svg:width="0.5cm" svg:height="0.75cm" svg:x="20cm" svg:y="5.75cm" draw:control="control99"/>
        <draw:line draw:style-name="gr6" draw:text-style-name="P6" draw:layer="layout" svg:x1="12cm" svg:y1="5.25cm" svg:x2="21cm" svg:y2="5.25cm">
          <text:p/>
        </draw:line>
        <draw:line draw:style-name="gr6" draw:text-style-name="P6" draw:layer="layout" svg:x1="0cm" svg:y1="8.5cm" svg:x2="9.5cm" svg:y2="8.5cm">
          <text:p/>
        </draw:line>
        <draw:line draw:style-name="gr6" draw:text-style-name="P6" draw:layer="layout" svg:x1="11.5cm" svg:y1="8.5cm" svg:x2="21cm" svg:y2="8.5cm">
          <text:p/>
        </draw:line>
        <draw:frame draw:style-name="gr7" draw:text-style-name="P7" draw:layer="layout" svg:width="2cm" svg:height="1cm" svg:x="9.5cm" svg:y="8cm">
          <draw:text-box>
            <text:p><text:span text:style-name="T3">Skills</text:span></text:p>
          </draw:text-box>
        </draw:frame>
        <draw:frame draw:style-name="gr4" draw:text-style-name="P5" draw:layer="layout" svg:width="2.25cm" svg:height="0.75cm" svg:x="0.125cm" svg:y="15cm">
          <draw:text-box>
            <text:p><text:span text:style-name="T2">Survival</text:span></text:p>
          </draw:text-box>
        </draw:frame>
        <draw:frame draw:style-name="gr4" draw:text-style-name="P5" draw:layer="layout" svg:width="2.25cm" svg:height="0.75cm" svg:x="0.125cm" svg:y="14.25cm">
          <draw:text-box>
            <text:p><text:span text:style-name="T2">Stealth</text:span></text:p>
          </draw:text-box>
        </draw:frame>
        <draw:frame draw:style-name="gr4" draw:text-style-name="P5" draw:layer="layout" svg:width="2.25cm" svg:height="0.75cm" svg:x="0.125cm" svg:y="13.5cm">
          <draw:text-box>
            <text:p><text:span text:style-name="T2">Melee</text:span></text:p>
          </draw:text-box>
        </draw:frame>
        <draw:frame draw:style-name="gr4" draw:text-style-name="P5" draw:layer="layout" svg:width="2.25cm" svg:height="0.75cm" svg:x="0.125cm" svg:y="12.75cm">
          <draw:text-box>
            <text:p><text:span text:style-name="T2">Larceny</text:span></text:p>
          </draw:text-box>
        </draw:frame>
        <draw:frame draw:style-name="gr4" draw:text-style-name="P5" draw:layer="layout" svg:width="2.25cm" svg:height="0.75cm" svg:x="0.125cm" svg:y="12cm">
          <draw:text-box>
            <text:p><text:span text:style-name="T2">Firearms</text:span></text:p>
          </draw:text-box>
        </draw:frame>
        <draw:frame draw:style-name="gr4" draw:text-style-name="P5" draw:layer="layout" svg:width="2.25cm" svg:height="0.75cm" svg:x="0.125cm" svg:y="11.25cm">
          <draw:text-box>
            <text:p><text:span text:style-name="T2">Drive</text:span></text:p>
          </draw:text-box>
        </draw:frame>
        <draw:frame draw:style-name="gr4" draw:text-style-name="P5" draw:layer="layout" svg:width="2.25cm" svg:height="0.75cm" svg:x="0.125cm" svg:y="10.5cm">
          <draw:text-box>
            <text:p><text:span text:style-name="T2">Craft</text:span></text:p>
          </draw:text-box>
        </draw:frame>
        <draw:frame draw:style-name="gr4" draw:text-style-name="P5" draw:layer="layout" svg:width="2.25cm" svg:height="0.75cm" svg:x="0.125cm" svg:y="9.75cm">
          <draw:text-box>
            <text:p><text:span text:style-name="T2">Brawl</text:span></text:p>
          </draw:text-box>
        </draw:frame>
        <draw:frame draw:style-name="gr4" draw:text-style-name="P5" draw:layer="layout" svg:width="2.25cm" svg:height="0.75cm" svg:x="0.125cm" svg:y="9cm">
          <draw:text-box>
            <text:p><text:span text:style-name="T2">Athletics</text:span></text:p>
          </draw:text-box>
        </draw:frame>
        <draw:frame draw:style-name="gr4" draw:text-style-name="P5" draw:layer="layout" svg:width="3cm" svg:height="0.75cm" svg:x="10.125cm" svg:y="12cm">
          <draw:text-box>
            <text:p><text:span text:style-name="T2">Leadership</text:span></text:p>
          </draw:text-box>
        </draw:frame>
        <draw:frame draw:style-name="gr4" draw:text-style-name="P5" draw:layer="layout" svg:width="3cm" svg:height="0.75cm" svg:x="10.125cm" svg:y="11.25cm">
          <draw:text-box>
            <text:p><text:span text:style-name="T2">Intimidation</text:span></text:p>
          </draw:text-box>
        </draw:frame>
        <draw:frame draw:style-name="gr4" draw:text-style-name="P5" draw:layer="layout" svg:width="3cm" svg:height="0.75cm" svg:x="10.125cm" svg:y="10.5cm">
          <draw:text-box>
            <text:p><text:span text:style-name="T2">Insight</text:span></text:p>
          </draw:text-box>
        </draw:frame>
        <draw:frame draw:style-name="gr4" draw:text-style-name="P5" draw:layer="layout" svg:width="3cm" svg:height="0.75cm" svg:x="10.125cm" svg:y="9.75cm">
          <draw:text-box>
            <text:p><text:span text:style-name="T2">Etiquette</text:span></text:p>
          </draw:text-box>
        </draw:frame>
        <draw:frame draw:style-name="gr4" draw:text-style-name="P5" draw:layer="layout" svg:width="3cm" svg:height="0.75cm" svg:x="10.125cm" svg:y="9cm">
          <draw:text-box>
            <text:p><text:span text:style-name="T2">Animal Ken</text:span></text:p>
          </draw:text-box>
        </draw:frame>
        <draw:frame draw:style-name="gr4" draw:text-style-name="P5" draw:layer="layout" svg:width="3cm" svg:height="0.75cm" svg:x="10.125cm" svg:y="15cm">
          <draw:text-box>
            <text:p><text:span text:style-name="T2">Subterfuge</text:span></text:p>
          </draw:text-box>
        </draw:frame>
        <draw:frame draw:style-name="gr4" draw:text-style-name="P5" draw:layer="layout" svg:width="3cm" svg:height="0.75cm" svg:x="10.125cm" svg:y="14.25cm">
          <draw:text-box>
            <text:p><text:span text:style-name="T2">Streetwise</text:span></text:p>
          </draw:text-box>
        </draw:frame>
        <draw:frame draw:style-name="gr4" draw:text-style-name="P5" draw:layer="layout" svg:width="3cm" svg:height="0.75cm" svg:x="10.125cm" svg:y="13.5cm">
          <draw:text-box>
            <text:p><text:span text:style-name="T2">Persuasion</text:span></text:p>
          </draw:text-box>
        </draw:frame>
        <draw:frame draw:style-name="gr4" draw:text-style-name="P5" draw:layer="layout" svg:width="3cm" svg:height="0.75cm" svg:x="10.125cm" svg:y="12.75cm">
          <draw:text-box>
            <text:p><text:span text:style-name="T2">Performance</text:span></text:p>
          </draw:text-box>
        </draw:frame>
        <draw:control draw:style-name="gr3" draw:text-style-name="P4" draw:layer="controls" svg:width="3.75cm" svg:height="0.75cm" svg:x="2.125cm" svg:y="9cm" draw:control="control100"/>
        <draw:control draw:style-name="gr3" draw:text-style-name="P4" draw:layer="controls" svg:width="3.75cm" svg:height="0.75cm" svg:x="2.125cm" svg:y="9.75cm" draw:control="control101"/>
        <draw:control draw:style-name="gr3" draw:text-style-name="P4" draw:layer="controls" svg:width="3.75cm" svg:height="0.75cm" svg:x="2.125cm" svg:y="10.5cm" draw:control="control102"/>
        <draw:control draw:style-name="gr3" draw:text-style-name="P4" draw:layer="controls" svg:width="3.75cm" svg:height="0.75cm" svg:x="2.125cm" svg:y="11.25cm" draw:control="control103"/>
        <draw:control draw:style-name="gr3" draw:text-style-name="P4" draw:layer="controls" svg:width="3.75cm" svg:height="0.75cm" svg:x="2.125cm" svg:y="12cm" draw:control="control104"/>
        <draw:control draw:style-name="gr3" draw:text-style-name="P4" draw:layer="controls" svg:width="3.75cm" svg:height="0.75cm" svg:x="2.125cm" svg:y="12.75cm" draw:control="control105"/>
        <draw:control draw:style-name="gr3" draw:text-style-name="P4" draw:layer="controls" svg:width="3.75cm" svg:height="0.75cm" svg:x="2.125cm" svg:y="13.5cm" draw:control="control106"/>
        <draw:control draw:style-name="gr3" draw:text-style-name="P4" draw:layer="controls" svg:width="3.75cm" svg:height="0.75cm" svg:x="2.125cm" svg:y="14.25cm" draw:control="control107"/>
        <draw:control draw:style-name="gr3" draw:text-style-name="P4" draw:layer="controls" svg:width="3.75cm" svg:height="0.75cm" svg:x="2.125cm" svg:y="15cm" draw:control="control108"/>
        <draw:control draw:style-name="gr3" draw:text-style-name="P4" draw:layer="controls" svg:width="3.75cm" svg:height="0.75cm" svg:x="12.875cm" svg:y="9cm" draw:control="control109"/>
        <draw:control draw:style-name="gr3" draw:text-style-name="P4" draw:layer="controls" svg:width="3.75cm" svg:height="0.75cm" svg:x="12.875cm" svg:y="9.75cm" draw:control="control110"/>
        <draw:control draw:style-name="gr3" draw:text-style-name="P4" draw:layer="controls" svg:width="3.75cm" svg:height="0.75cm" svg:x="12.875cm" svg:y="10.5cm" draw:control="control111"/>
        <draw:control draw:style-name="gr3" draw:text-style-name="P4" draw:layer="controls" svg:width="3.75cm" svg:height="0.75cm" svg:x="12.875cm" svg:y="11.25cm" draw:control="control112"/>
        <draw:control draw:style-name="gr3" draw:text-style-name="P4" draw:layer="controls" svg:width="3.75cm" svg:height="0.75cm" svg:x="12.875cm" svg:y="12cm" draw:control="control113"/>
        <draw:control draw:style-name="gr3" draw:text-style-name="P4" draw:layer="controls" svg:width="3.75cm" svg:height="0.75cm" svg:x="12.875cm" svg:y="12.75cm" draw:control="control114"/>
        <draw:control draw:style-name="gr3" draw:text-style-name="P4" draw:layer="controls" svg:width="3.75cm" svg:height="0.75cm" svg:x="12.875cm" svg:y="13.5cm" draw:control="control115"/>
        <draw:control draw:style-name="gr3" draw:text-style-name="P4" draw:layer="controls" svg:width="3.75cm" svg:height="0.75cm" svg:x="12.875cm" svg:y="14.25cm" draw:control="control116"/>
        <draw:control draw:style-name="gr3" draw:text-style-name="P4" draw:layer="controls" svg:width="3.75cm" svg:height="0.75cm" svg:x="12.875cm" svg:y="15cm" draw:control="control117"/>
        <draw:control draw:style-name="gr8" draw:text-style-name="P8" draw:layer="controls" svg:width="0.5cm" svg:height="0.75cm" svg:x="6.125cm" svg:y="10.5cm" draw:control="control118"/>
        <draw:control draw:style-name="gr8" draw:text-style-name="P8" draw:layer="controls" svg:width="0.5cm" svg:height="0.75cm" svg:x="6.475cm" svg:y="10.5cm" draw:control="control119"/>
        <draw:control draw:style-name="gr8" draw:text-style-name="P8" draw:layer="controls" svg:width="0.5cm" svg:height="0.75cm" svg:x="6.825cm" svg:y="10.5cm" draw:control="control120"/>
        <draw:control draw:style-name="gr8" draw:text-style-name="P8" draw:layer="controls" svg:width="0.5cm" svg:height="0.75cm" svg:x="7.175cm" svg:y="10.5cm" draw:control="control121"/>
        <draw:control draw:style-name="gr8" draw:text-style-name="P8" draw:layer="controls" svg:width="0.5cm" svg:height="0.75cm" svg:x="7.525cm" svg:y="10.5cm" draw:control="control122"/>
        <draw:control draw:style-name="gr8" draw:text-style-name="P8" draw:layer="controls" svg:width="0.5cm" svg:height="0.75cm" svg:x="8.225cm" svg:y="10.5cm" draw:control="control123"/>
        <draw:control draw:style-name="gr8" draw:text-style-name="P8" draw:layer="controls" svg:width="0.5cm" svg:height="0.75cm" svg:x="8.575cm" svg:y="10.5cm" draw:control="control124"/>
        <draw:control draw:style-name="gr8" draw:text-style-name="P8" draw:layer="controls" svg:width="0.5cm" svg:height="0.75cm" svg:x="8.925cm" svg:y="10.5cm" draw:control="control125"/>
        <draw:control draw:style-name="gr8" draw:text-style-name="P8" draw:layer="controls" svg:width="0.5cm" svg:height="0.75cm" svg:x="9.275cm" svg:y="10.5cm" draw:control="control126"/>
        <draw:control draw:style-name="gr8" draw:text-style-name="P8" draw:layer="controls" svg:width="0.5cm" svg:height="0.75cm" svg:x="9.625cm" svg:y="10.5cm" draw:control="control127"/>
        <draw:control draw:style-name="gr8" draw:text-style-name="P8" draw:layer="controls" svg:width="0.5cm" svg:height="0.75cm" svg:x="6.125cm" svg:y="9.75cm" draw:control="control128"/>
        <draw:control draw:style-name="gr8" draw:text-style-name="P8" draw:layer="controls" svg:width="0.5cm" svg:height="0.75cm" svg:x="6.475cm" svg:y="9.75cm" draw:control="control129"/>
        <draw:control draw:style-name="gr8" draw:text-style-name="P8" draw:layer="controls" svg:width="0.5cm" svg:height="0.75cm" svg:x="6.825cm" svg:y="9.75cm" draw:control="control130"/>
        <draw:control draw:style-name="gr8" draw:text-style-name="P8" draw:layer="controls" svg:width="0.5cm" svg:height="0.75cm" svg:x="7.175cm" svg:y="9.75cm" draw:control="control131"/>
        <draw:control draw:style-name="gr8" draw:text-style-name="P8" draw:layer="controls" svg:width="0.5cm" svg:height="0.75cm" svg:x="7.525cm" svg:y="9.75cm" draw:control="control132"/>
        <draw:control draw:style-name="gr8" draw:text-style-name="P8" draw:layer="controls" svg:width="0.5cm" svg:height="0.75cm" svg:x="8.225cm" svg:y="9.75cm" draw:control="control133"/>
        <draw:control draw:style-name="gr8" draw:text-style-name="P8" draw:layer="controls" svg:width="0.5cm" svg:height="0.75cm" svg:x="8.575cm" svg:y="9.75cm" draw:control="control134"/>
        <draw:control draw:style-name="gr8" draw:text-style-name="P8" draw:layer="controls" svg:width="0.5cm" svg:height="0.75cm" svg:x="8.925cm" svg:y="9.75cm" draw:control="control135"/>
        <draw:control draw:style-name="gr8" draw:text-style-name="P8" draw:layer="controls" svg:width="0.5cm" svg:height="0.75cm" svg:x="9.275cm" svg:y="9.75cm" draw:control="control136"/>
        <draw:control draw:style-name="gr8" draw:text-style-name="P8" draw:layer="controls" svg:width="0.5cm" svg:height="0.75cm" svg:x="9.625cm" svg:y="9.75cm" draw:control="control137"/>
        <draw:control draw:style-name="gr8" draw:text-style-name="P8" draw:layer="controls" svg:width="0.5cm" svg:height="0.75cm" svg:x="6.125cm" svg:y="9cm" draw:control="control138"/>
        <draw:control draw:style-name="gr8" draw:text-style-name="P8" draw:layer="controls" svg:width="0.5cm" svg:height="0.75cm" svg:x="6.475cm" svg:y="9cm" draw:control="control139"/>
        <draw:control draw:style-name="gr8" draw:text-style-name="P8" draw:layer="controls" svg:width="0.5cm" svg:height="0.75cm" svg:x="6.825cm" svg:y="9cm" draw:control="control140"/>
        <draw:control draw:style-name="gr8" draw:text-style-name="P8" draw:layer="controls" svg:width="0.5cm" svg:height="0.75cm" svg:x="7.175cm" svg:y="9cm" draw:control="control141"/>
        <draw:control draw:style-name="gr8" draw:text-style-name="P8" draw:layer="controls" svg:width="0.5cm" svg:height="0.75cm" svg:x="7.525cm" svg:y="9cm" draw:control="control142"/>
        <draw:control draw:style-name="gr8" draw:text-style-name="P8" draw:layer="controls" svg:width="0.5cm" svg:height="0.75cm" svg:x="8.225cm" svg:y="9cm" draw:control="control143"/>
        <draw:control draw:style-name="gr8" draw:text-style-name="P8" draw:layer="controls" svg:width="0.5cm" svg:height="0.75cm" svg:x="8.575cm" svg:y="9cm" draw:control="control144"/>
        <draw:control draw:style-name="gr8" draw:text-style-name="P8" draw:layer="controls" svg:width="0.5cm" svg:height="0.75cm" svg:x="8.925cm" svg:y="9cm" draw:control="control145"/>
        <draw:control draw:style-name="gr8" draw:text-style-name="P8" draw:layer="controls" svg:width="0.5cm" svg:height="0.75cm" svg:x="9.275cm" svg:y="9cm" draw:control="control146"/>
        <draw:control draw:style-name="gr8" draw:text-style-name="P8" draw:layer="controls" svg:width="0.5cm" svg:height="0.75cm" svg:x="9.625cm" svg:y="9cm" draw:control="control147"/>
        <draw:control draw:style-name="gr8" draw:text-style-name="P8" draw:layer="controls" svg:width="0.5cm" svg:height="0.75cm" svg:x="6.125cm" svg:y="12.75cm" draw:control="control148"/>
        <draw:control draw:style-name="gr8" draw:text-style-name="P8" draw:layer="controls" svg:width="0.5cm" svg:height="0.75cm" svg:x="6.475cm" svg:y="12.75cm" draw:control="control149"/>
        <draw:control draw:style-name="gr8" draw:text-style-name="P8" draw:layer="controls" svg:width="0.5cm" svg:height="0.75cm" svg:x="6.825cm" svg:y="12.75cm" draw:control="control150"/>
        <draw:control draw:style-name="gr8" draw:text-style-name="P8" draw:layer="controls" svg:width="0.5cm" svg:height="0.75cm" svg:x="7.175cm" svg:y="12.75cm" draw:control="control151"/>
        <draw:control draw:style-name="gr8" draw:text-style-name="P8" draw:layer="controls" svg:width="0.5cm" svg:height="0.75cm" svg:x="7.525cm" svg:y="12.75cm" draw:control="control152"/>
        <draw:control draw:style-name="gr8" draw:text-style-name="P8" draw:layer="controls" svg:width="0.5cm" svg:height="0.75cm" svg:x="8.225cm" svg:y="12.75cm" draw:control="control153"/>
        <draw:control draw:style-name="gr8" draw:text-style-name="P8" draw:layer="controls" svg:width="0.5cm" svg:height="0.75cm" svg:x="8.575cm" svg:y="12.75cm" draw:control="control154"/>
        <draw:control draw:style-name="gr8" draw:text-style-name="P8" draw:layer="controls" svg:width="0.5cm" svg:height="0.75cm" svg:x="8.925cm" svg:y="12.75cm" draw:control="control155"/>
        <draw:control draw:style-name="gr8" draw:text-style-name="P8" draw:layer="controls" svg:width="0.5cm" svg:height="0.75cm" svg:x="9.275cm" svg:y="12.75cm" draw:control="control156"/>
        <draw:control draw:style-name="gr8" draw:text-style-name="P8" draw:layer="controls" svg:width="0.5cm" svg:height="0.75cm" svg:x="9.625cm" svg:y="12.75cm" draw:control="control157"/>
        <draw:control draw:style-name="gr8" draw:text-style-name="P8" draw:layer="controls" svg:width="0.5cm" svg:height="0.75cm" svg:x="6.125cm" svg:y="12cm" draw:control="control158"/>
        <draw:control draw:style-name="gr8" draw:text-style-name="P8" draw:layer="controls" svg:width="0.5cm" svg:height="0.75cm" svg:x="6.475cm" svg:y="12cm" draw:control="control159"/>
        <draw:control draw:style-name="gr8" draw:text-style-name="P8" draw:layer="controls" svg:width="0.5cm" svg:height="0.75cm" svg:x="6.825cm" svg:y="12cm" draw:control="control160"/>
        <draw:control draw:style-name="gr8" draw:text-style-name="P8" draw:layer="controls" svg:width="0.5cm" svg:height="0.75cm" svg:x="7.175cm" svg:y="12cm" draw:control="control161"/>
        <draw:control draw:style-name="gr8" draw:text-style-name="P8" draw:layer="controls" svg:width="0.5cm" svg:height="0.75cm" svg:x="7.525cm" svg:y="12cm" draw:control="control162"/>
        <draw:control draw:style-name="gr8" draw:text-style-name="P8" draw:layer="controls" svg:width="0.5cm" svg:height="0.75cm" svg:x="8.225cm" svg:y="12cm" draw:control="control163"/>
        <draw:control draw:style-name="gr8" draw:text-style-name="P8" draw:layer="controls" svg:width="0.5cm" svg:height="0.75cm" svg:x="8.575cm" svg:y="12cm" draw:control="control164"/>
        <draw:control draw:style-name="gr8" draw:text-style-name="P8" draw:layer="controls" svg:width="0.5cm" svg:height="0.75cm" svg:x="8.925cm" svg:y="12cm" draw:control="control165"/>
        <draw:control draw:style-name="gr8" draw:text-style-name="P8" draw:layer="controls" svg:width="0.5cm" svg:height="0.75cm" svg:x="9.275cm" svg:y="12cm" draw:control="control166"/>
        <draw:control draw:style-name="gr8" draw:text-style-name="P8" draw:layer="controls" svg:width="0.5cm" svg:height="0.75cm" svg:x="9.625cm" svg:y="12cm" draw:control="control167"/>
        <draw:control draw:style-name="gr8" draw:text-style-name="P8" draw:layer="controls" svg:width="0.5cm" svg:height="0.75cm" svg:x="6.125cm" svg:y="11.25cm" draw:control="control168"/>
        <draw:control draw:style-name="gr8" draw:text-style-name="P8" draw:layer="controls" svg:width="0.5cm" svg:height="0.75cm" svg:x="6.475cm" svg:y="11.25cm" draw:control="control169"/>
        <draw:control draw:style-name="gr8" draw:text-style-name="P8" draw:layer="controls" svg:width="0.5cm" svg:height="0.75cm" svg:x="6.825cm" svg:y="11.25cm" draw:control="control170"/>
        <draw:control draw:style-name="gr8" draw:text-style-name="P8" draw:layer="controls" svg:width="0.5cm" svg:height="0.75cm" svg:x="7.175cm" svg:y="11.25cm" draw:control="control171"/>
        <draw:control draw:style-name="gr8" draw:text-style-name="P8" draw:layer="controls" svg:width="0.5cm" svg:height="0.75cm" svg:x="7.525cm" svg:y="11.25cm" draw:control="control172"/>
        <draw:control draw:style-name="gr8" draw:text-style-name="P8" draw:layer="controls" svg:width="0.5cm" svg:height="0.75cm" svg:x="8.225cm" svg:y="11.25cm" draw:control="control173"/>
        <draw:control draw:style-name="gr8" draw:text-style-name="P8" draw:layer="controls" svg:width="0.5cm" svg:height="0.75cm" svg:x="8.575cm" svg:y="11.25cm" draw:control="control174"/>
        <draw:control draw:style-name="gr8" draw:text-style-name="P8" draw:layer="controls" svg:width="0.5cm" svg:height="0.75cm" svg:x="8.925cm" svg:y="11.25cm" draw:control="control175"/>
        <draw:control draw:style-name="gr8" draw:text-style-name="P8" draw:layer="controls" svg:width="0.5cm" svg:height="0.75cm" svg:x="9.275cm" svg:y="11.25cm" draw:control="control176"/>
        <draw:control draw:style-name="gr8" draw:text-style-name="P8" draw:layer="controls" svg:width="0.5cm" svg:height="0.75cm" svg:x="9.625cm" svg:y="11.25cm" draw:control="control177"/>
        <draw:control draw:style-name="gr8" draw:text-style-name="P8" draw:layer="controls" svg:width="0.5cm" svg:height="0.75cm" svg:x="6.125cm" svg:y="15cm" draw:control="control178"/>
        <draw:control draw:style-name="gr8" draw:text-style-name="P8" draw:layer="controls" svg:width="0.5cm" svg:height="0.75cm" svg:x="6.475cm" svg:y="15cm" draw:control="control179"/>
        <draw:control draw:style-name="gr8" draw:text-style-name="P8" draw:layer="controls" svg:width="0.5cm" svg:height="0.75cm" svg:x="6.825cm" svg:y="15cm" draw:control="control180"/>
        <draw:control draw:style-name="gr8" draw:text-style-name="P8" draw:layer="controls" svg:width="0.5cm" svg:height="0.75cm" svg:x="7.175cm" svg:y="15cm" draw:control="control181"/>
        <draw:control draw:style-name="gr8" draw:text-style-name="P8" draw:layer="controls" svg:width="0.5cm" svg:height="0.75cm" svg:x="7.525cm" svg:y="15cm" draw:control="control182"/>
        <draw:control draw:style-name="gr8" draw:text-style-name="P8" draw:layer="controls" svg:width="0.5cm" svg:height="0.75cm" svg:x="8.225cm" svg:y="15cm" draw:control="control183"/>
        <draw:control draw:style-name="gr8" draw:text-style-name="P8" draw:layer="controls" svg:width="0.5cm" svg:height="0.75cm" svg:x="8.575cm" svg:y="15cm" draw:control="control184"/>
        <draw:control draw:style-name="gr8" draw:text-style-name="P8" draw:layer="controls" svg:width="0.5cm" svg:height="0.75cm" svg:x="8.925cm" svg:y="15cm" draw:control="control185"/>
        <draw:control draw:style-name="gr8" draw:text-style-name="P8" draw:layer="controls" svg:width="0.5cm" svg:height="0.75cm" svg:x="9.275cm" svg:y="15cm" draw:control="control186"/>
        <draw:control draw:style-name="gr8" draw:text-style-name="P8" draw:layer="controls" svg:width="0.5cm" svg:height="0.75cm" svg:x="9.625cm" svg:y="15cm" draw:control="control187"/>
        <draw:control draw:style-name="gr8" draw:text-style-name="P8" draw:layer="controls" svg:width="0.5cm" svg:height="0.75cm" svg:x="6.125cm" svg:y="14.25cm" draw:control="control188"/>
        <draw:control draw:style-name="gr8" draw:text-style-name="P8" draw:layer="controls" svg:width="0.5cm" svg:height="0.75cm" svg:x="6.475cm" svg:y="14.25cm" draw:control="control189"/>
        <draw:control draw:style-name="gr8" draw:text-style-name="P8" draw:layer="controls" svg:width="0.5cm" svg:height="0.75cm" svg:x="6.825cm" svg:y="14.25cm" draw:control="control190"/>
        <draw:control draw:style-name="gr8" draw:text-style-name="P8" draw:layer="controls" svg:width="0.5cm" svg:height="0.75cm" svg:x="7.175cm" svg:y="14.25cm" draw:control="control191"/>
        <draw:control draw:style-name="gr8" draw:text-style-name="P8" draw:layer="controls" svg:width="0.5cm" svg:height="0.75cm" svg:x="7.525cm" svg:y="14.25cm" draw:control="control192"/>
        <draw:control draw:style-name="gr8" draw:text-style-name="P8" draw:layer="controls" svg:width="0.5cm" svg:height="0.75cm" svg:x="8.225cm" svg:y="14.25cm" draw:control="control193"/>
        <draw:control draw:style-name="gr8" draw:text-style-name="P8" draw:layer="controls" svg:width="0.5cm" svg:height="0.75cm" svg:x="8.575cm" svg:y="14.25cm" draw:control="control194"/>
        <draw:control draw:style-name="gr8" draw:text-style-name="P8" draw:layer="controls" svg:width="0.5cm" svg:height="0.75cm" svg:x="8.925cm" svg:y="14.25cm" draw:control="control195"/>
        <draw:control draw:style-name="gr8" draw:text-style-name="P8" draw:layer="controls" svg:width="0.5cm" svg:height="0.75cm" svg:x="9.275cm" svg:y="14.25cm" draw:control="control196"/>
        <draw:control draw:style-name="gr8" draw:text-style-name="P8" draw:layer="controls" svg:width="0.5cm" svg:height="0.75cm" svg:x="9.625cm" svg:y="14.25cm" draw:control="control197"/>
        <draw:control draw:style-name="gr8" draw:text-style-name="P8" draw:layer="controls" svg:width="0.5cm" svg:height="0.75cm" svg:x="6.125cm" svg:y="13.5cm" draw:control="control198"/>
        <draw:control draw:style-name="gr8" draw:text-style-name="P8" draw:layer="controls" svg:width="0.5cm" svg:height="0.75cm" svg:x="6.475cm" svg:y="13.5cm" draw:control="control199"/>
        <draw:control draw:style-name="gr8" draw:text-style-name="P8" draw:layer="controls" svg:width="0.5cm" svg:height="0.75cm" svg:x="6.825cm" svg:y="13.5cm" draw:control="control200"/>
        <draw:control draw:style-name="gr8" draw:text-style-name="P8" draw:layer="controls" svg:width="0.5cm" svg:height="0.75cm" svg:x="7.175cm" svg:y="13.5cm" draw:control="control201"/>
        <draw:control draw:style-name="gr8" draw:text-style-name="P8" draw:layer="controls" svg:width="0.5cm" svg:height="0.75cm" svg:x="7.525cm" svg:y="13.5cm" draw:control="control202"/>
        <draw:control draw:style-name="gr8" draw:text-style-name="P8" draw:layer="controls" svg:width="0.5cm" svg:height="0.75cm" svg:x="8.225cm" svg:y="13.5cm" draw:control="control203"/>
        <draw:control draw:style-name="gr8" draw:text-style-name="P8" draw:layer="controls" svg:width="0.5cm" svg:height="0.75cm" svg:x="8.575cm" svg:y="13.5cm" draw:control="control204"/>
        <draw:control draw:style-name="gr8" draw:text-style-name="P8" draw:layer="controls" svg:width="0.5cm" svg:height="0.75cm" svg:x="8.925cm" svg:y="13.5cm" draw:control="control205"/>
        <draw:control draw:style-name="gr8" draw:text-style-name="P8" draw:layer="controls" svg:width="0.5cm" svg:height="0.75cm" svg:x="9.275cm" svg:y="13.5cm" draw:control="control206"/>
        <draw:control draw:style-name="gr8" draw:text-style-name="P8" draw:layer="controls" svg:width="0.5cm" svg:height="0.75cm" svg:x="9.625cm" svg:y="13.5cm" draw:control="control207"/>
        <draw:control draw:style-name="gr8" draw:text-style-name="P8" draw:layer="controls" svg:width="0.5cm" svg:height="0.75cm" svg:x="16.875cm" svg:y="10.5cm" draw:control="control208"/>
        <draw:control draw:style-name="gr8" draw:text-style-name="P8" draw:layer="controls" svg:width="0.5cm" svg:height="0.75cm" svg:x="17.225cm" svg:y="10.5cm" draw:control="control209"/>
        <draw:control draw:style-name="gr8" draw:text-style-name="P8" draw:layer="controls" svg:width="0.5cm" svg:height="0.75cm" svg:x="17.575cm" svg:y="10.5cm" draw:control="control210"/>
        <draw:control draw:style-name="gr8" draw:text-style-name="P8" draw:layer="controls" svg:width="0.5cm" svg:height="0.75cm" svg:x="17.925cm" svg:y="10.5cm" draw:control="control211"/>
        <draw:control draw:style-name="gr8" draw:text-style-name="P8" draw:layer="controls" svg:width="0.5cm" svg:height="0.75cm" svg:x="18.275cm" svg:y="10.5cm" draw:control="control212"/>
        <draw:control draw:style-name="gr8" draw:text-style-name="P8" draw:layer="controls" svg:width="0.5cm" svg:height="0.75cm" svg:x="18.975cm" svg:y="10.5cm" draw:control="control213"/>
        <draw:control draw:style-name="gr8" draw:text-style-name="P8" draw:layer="controls" svg:width="0.5cm" svg:height="0.75cm" svg:x="19.325cm" svg:y="10.5cm" draw:control="control214"/>
        <draw:control draw:style-name="gr8" draw:text-style-name="P8" draw:layer="controls" svg:width="0.5cm" svg:height="0.75cm" svg:x="19.675cm" svg:y="10.5cm" draw:control="control215"/>
        <draw:control draw:style-name="gr8" draw:text-style-name="P8" draw:layer="controls" svg:width="0.5cm" svg:height="0.75cm" svg:x="20.025cm" svg:y="10.5cm" draw:control="control216"/>
        <draw:control draw:style-name="gr8" draw:text-style-name="P8" draw:layer="controls" svg:width="0.5cm" svg:height="0.75cm" svg:x="20.375cm" svg:y="10.5cm" draw:control="control217"/>
        <draw:control draw:style-name="gr8" draw:text-style-name="P8" draw:layer="controls" svg:width="0.5cm" svg:height="0.75cm" svg:x="16.875cm" svg:y="9.75cm" draw:control="control218"/>
        <draw:control draw:style-name="gr8" draw:text-style-name="P8" draw:layer="controls" svg:width="0.5cm" svg:height="0.75cm" svg:x="17.225cm" svg:y="9.75cm" draw:control="control219"/>
        <draw:control draw:style-name="gr8" draw:text-style-name="P8" draw:layer="controls" svg:width="0.5cm" svg:height="0.75cm" svg:x="17.575cm" svg:y="9.75cm" draw:control="control220"/>
        <draw:control draw:style-name="gr8" draw:text-style-name="P8" draw:layer="controls" svg:width="0.5cm" svg:height="0.75cm" svg:x="17.925cm" svg:y="9.75cm" draw:control="control221"/>
        <draw:control draw:style-name="gr8" draw:text-style-name="P8" draw:layer="controls" svg:width="0.5cm" svg:height="0.75cm" svg:x="18.275cm" svg:y="9.75cm" draw:control="control222"/>
        <draw:control draw:style-name="gr8" draw:text-style-name="P8" draw:layer="controls" svg:width="0.5cm" svg:height="0.75cm" svg:x="18.975cm" svg:y="9.75cm" draw:control="control223"/>
        <draw:control draw:style-name="gr8" draw:text-style-name="P8" draw:layer="controls" svg:width="0.5cm" svg:height="0.75cm" svg:x="19.325cm" svg:y="9.75cm" draw:control="control224"/>
        <draw:control draw:style-name="gr8" draw:text-style-name="P8" draw:layer="controls" svg:width="0.5cm" svg:height="0.75cm" svg:x="19.675cm" svg:y="9.75cm" draw:control="control225"/>
        <draw:control draw:style-name="gr8" draw:text-style-name="P8" draw:layer="controls" svg:width="0.5cm" svg:height="0.75cm" svg:x="20.025cm" svg:y="9.75cm" draw:control="control226"/>
        <draw:control draw:style-name="gr8" draw:text-style-name="P8" draw:layer="controls" svg:width="0.5cm" svg:height="0.75cm" svg:x="20.375cm" svg:y="9.75cm" draw:control="control227"/>
        <draw:control draw:style-name="gr8" draw:text-style-name="P8" draw:layer="controls" svg:width="0.5cm" svg:height="0.75cm" svg:x="16.875cm" svg:y="9cm" draw:control="control228"/>
        <draw:control draw:style-name="gr8" draw:text-style-name="P8" draw:layer="controls" svg:width="0.5cm" svg:height="0.75cm" svg:x="17.225cm" svg:y="9cm" draw:control="control229"/>
        <draw:control draw:style-name="gr8" draw:text-style-name="P8" draw:layer="controls" svg:width="0.5cm" svg:height="0.75cm" svg:x="17.575cm" svg:y="9cm" draw:control="control230"/>
        <draw:control draw:style-name="gr8" draw:text-style-name="P8" draw:layer="controls" svg:width="0.5cm" svg:height="0.75cm" svg:x="17.925cm" svg:y="9cm" draw:control="control231"/>
        <draw:control draw:style-name="gr8" draw:text-style-name="P8" draw:layer="controls" svg:width="0.5cm" svg:height="0.75cm" svg:x="18.275cm" svg:y="9cm" draw:control="control232"/>
        <draw:control draw:style-name="gr8" draw:text-style-name="P8" draw:layer="controls" svg:width="0.5cm" svg:height="0.75cm" svg:x="18.975cm" svg:y="9cm" draw:control="control233"/>
        <draw:control draw:style-name="gr8" draw:text-style-name="P8" draw:layer="controls" svg:width="0.5cm" svg:height="0.75cm" svg:x="19.325cm" svg:y="9cm" draw:control="control234"/>
        <draw:control draw:style-name="gr8" draw:text-style-name="P8" draw:layer="controls" svg:width="0.5cm" svg:height="0.75cm" svg:x="19.675cm" svg:y="9cm" draw:control="control235"/>
        <draw:control draw:style-name="gr8" draw:text-style-name="P8" draw:layer="controls" svg:width="0.5cm" svg:height="0.75cm" svg:x="20.025cm" svg:y="9cm" draw:control="control236"/>
        <draw:control draw:style-name="gr8" draw:text-style-name="P8" draw:layer="controls" svg:width="0.5cm" svg:height="0.75cm" svg:x="20.375cm" svg:y="9cm" draw:control="control237"/>
        <draw:control draw:style-name="gr8" draw:text-style-name="P8" draw:layer="controls" svg:width="0.5cm" svg:height="0.75cm" svg:x="16.875cm" svg:y="12.75cm" draw:control="control238"/>
        <draw:control draw:style-name="gr8" draw:text-style-name="P8" draw:layer="controls" svg:width="0.5cm" svg:height="0.75cm" svg:x="17.225cm" svg:y="12.75cm" draw:control="control239"/>
        <draw:control draw:style-name="gr8" draw:text-style-name="P8" draw:layer="controls" svg:width="0.5cm" svg:height="0.75cm" svg:x="17.575cm" svg:y="12.75cm" draw:control="control240"/>
        <draw:control draw:style-name="gr8" draw:text-style-name="P8" draw:layer="controls" svg:width="0.5cm" svg:height="0.75cm" svg:x="17.925cm" svg:y="12.75cm" draw:control="control241"/>
        <draw:control draw:style-name="gr8" draw:text-style-name="P8" draw:layer="controls" svg:width="0.5cm" svg:height="0.75cm" svg:x="18.275cm" svg:y="12.75cm" draw:control="control242"/>
        <draw:control draw:style-name="gr8" draw:text-style-name="P8" draw:layer="controls" svg:width="0.5cm" svg:height="0.75cm" svg:x="18.975cm" svg:y="12.75cm" draw:control="control243"/>
        <draw:control draw:style-name="gr8" draw:text-style-name="P8" draw:layer="controls" svg:width="0.5cm" svg:height="0.75cm" svg:x="19.325cm" svg:y="12.75cm" draw:control="control244"/>
        <draw:control draw:style-name="gr8" draw:text-style-name="P8" draw:layer="controls" svg:width="0.5cm" svg:height="0.75cm" svg:x="19.675cm" svg:y="12.75cm" draw:control="control245"/>
        <draw:control draw:style-name="gr8" draw:text-style-name="P8" draw:layer="controls" svg:width="0.5cm" svg:height="0.75cm" svg:x="20.025cm" svg:y="12.75cm" draw:control="control246"/>
        <draw:control draw:style-name="gr8" draw:text-style-name="P8" draw:layer="controls" svg:width="0.5cm" svg:height="0.75cm" svg:x="20.375cm" svg:y="12.75cm" draw:control="control247"/>
        <draw:control draw:style-name="gr8" draw:text-style-name="P8" draw:layer="controls" svg:width="0.5cm" svg:height="0.75cm" svg:x="16.875cm" svg:y="12cm" draw:control="control248"/>
        <draw:control draw:style-name="gr8" draw:text-style-name="P8" draw:layer="controls" svg:width="0.5cm" svg:height="0.75cm" svg:x="17.225cm" svg:y="12cm" draw:control="control249"/>
        <draw:control draw:style-name="gr8" draw:text-style-name="P8" draw:layer="controls" svg:width="0.5cm" svg:height="0.75cm" svg:x="17.575cm" svg:y="12cm" draw:control="control250"/>
        <draw:control draw:style-name="gr8" draw:text-style-name="P8" draw:layer="controls" svg:width="0.5cm" svg:height="0.75cm" svg:x="17.925cm" svg:y="12cm" draw:control="control251"/>
        <draw:control draw:style-name="gr8" draw:text-style-name="P8" draw:layer="controls" svg:width="0.5cm" svg:height="0.75cm" svg:x="18.275cm" svg:y="12cm" draw:control="control252"/>
        <draw:control draw:style-name="gr8" draw:text-style-name="P8" draw:layer="controls" svg:width="0.5cm" svg:height="0.75cm" svg:x="18.975cm" svg:y="12cm" draw:control="control253"/>
        <draw:control draw:style-name="gr8" draw:text-style-name="P8" draw:layer="controls" svg:width="0.5cm" svg:height="0.75cm" svg:x="19.325cm" svg:y="12cm" draw:control="control254"/>
        <draw:control draw:style-name="gr8" draw:text-style-name="P8" draw:layer="controls" svg:width="0.5cm" svg:height="0.75cm" svg:x="19.675cm" svg:y="12cm" draw:control="control255"/>
        <draw:control draw:style-name="gr8" draw:text-style-name="P8" draw:layer="controls" svg:width="0.5cm" svg:height="0.75cm" svg:x="20.025cm" svg:y="12cm" draw:control="control256"/>
        <draw:control draw:style-name="gr8" draw:text-style-name="P8" draw:layer="controls" svg:width="0.5cm" svg:height="0.75cm" svg:x="20.375cm" svg:y="12cm" draw:control="control257"/>
        <draw:control draw:style-name="gr8" draw:text-style-name="P8" draw:layer="controls" svg:width="0.5cm" svg:height="0.75cm" svg:x="16.875cm" svg:y="11.25cm" draw:control="control258"/>
        <draw:control draw:style-name="gr8" draw:text-style-name="P8" draw:layer="controls" svg:width="0.5cm" svg:height="0.75cm" svg:x="17.225cm" svg:y="11.25cm" draw:control="control259"/>
        <draw:control draw:style-name="gr8" draw:text-style-name="P8" draw:layer="controls" svg:width="0.5cm" svg:height="0.75cm" svg:x="17.575cm" svg:y="11.25cm" draw:control="control260"/>
        <draw:control draw:style-name="gr8" draw:text-style-name="P8" draw:layer="controls" svg:width="0.5cm" svg:height="0.75cm" svg:x="17.925cm" svg:y="11.25cm" draw:control="control261"/>
        <draw:control draw:style-name="gr8" draw:text-style-name="P8" draw:layer="controls" svg:width="0.5cm" svg:height="0.75cm" svg:x="18.275cm" svg:y="11.25cm" draw:control="control262"/>
        <draw:control draw:style-name="gr8" draw:text-style-name="P8" draw:layer="controls" svg:width="0.5cm" svg:height="0.75cm" svg:x="18.975cm" svg:y="11.25cm" draw:control="control263"/>
        <draw:control draw:style-name="gr8" draw:text-style-name="P8" draw:layer="controls" svg:width="0.5cm" svg:height="0.75cm" svg:x="19.325cm" svg:y="11.25cm" draw:control="control264"/>
        <draw:control draw:style-name="gr8" draw:text-style-name="P8" draw:layer="controls" svg:width="0.5cm" svg:height="0.75cm" svg:x="19.675cm" svg:y="11.25cm" draw:control="control265"/>
        <draw:control draw:style-name="gr8" draw:text-style-name="P8" draw:layer="controls" svg:width="0.5cm" svg:height="0.75cm" svg:x="20.025cm" svg:y="11.25cm" draw:control="control266"/>
        <draw:control draw:style-name="gr8" draw:text-style-name="P8" draw:layer="controls" svg:width="0.5cm" svg:height="0.75cm" svg:x="20.375cm" svg:y="11.25cm" draw:control="control267"/>
        <draw:control draw:style-name="gr8" draw:text-style-name="P8" draw:layer="controls" svg:width="0.5cm" svg:height="0.75cm" svg:x="16.875cm" svg:y="15cm" draw:control="control268"/>
        <draw:control draw:style-name="gr8" draw:text-style-name="P8" draw:layer="controls" svg:width="0.5cm" svg:height="0.75cm" svg:x="17.225cm" svg:y="15cm" draw:control="control269"/>
        <draw:control draw:style-name="gr8" draw:text-style-name="P8" draw:layer="controls" svg:width="0.5cm" svg:height="0.75cm" svg:x="17.575cm" svg:y="15cm" draw:control="control270"/>
        <draw:control draw:style-name="gr8" draw:text-style-name="P8" draw:layer="controls" svg:width="0.5cm" svg:height="0.75cm" svg:x="17.925cm" svg:y="15cm" draw:control="control271"/>
        <draw:control draw:style-name="gr8" draw:text-style-name="P8" draw:layer="controls" svg:width="0.5cm" svg:height="0.75cm" svg:x="18.275cm" svg:y="15cm" draw:control="control272"/>
        <draw:control draw:style-name="gr8" draw:text-style-name="P8" draw:layer="controls" svg:width="0.5cm" svg:height="0.75cm" svg:x="18.975cm" svg:y="15cm" draw:control="control273"/>
        <draw:control draw:style-name="gr8" draw:text-style-name="P8" draw:layer="controls" svg:width="0.5cm" svg:height="0.75cm" svg:x="19.325cm" svg:y="15cm" draw:control="control274"/>
        <draw:control draw:style-name="gr8" draw:text-style-name="P8" draw:layer="controls" svg:width="0.5cm" svg:height="0.75cm" svg:x="19.675cm" svg:y="15cm" draw:control="control275"/>
        <draw:control draw:style-name="gr8" draw:text-style-name="P8" draw:layer="controls" svg:width="0.5cm" svg:height="0.75cm" svg:x="20.025cm" svg:y="15cm" draw:control="control276"/>
        <draw:control draw:style-name="gr8" draw:text-style-name="P8" draw:layer="controls" svg:width="0.5cm" svg:height="0.75cm" svg:x="20.375cm" svg:y="15cm" draw:control="control277"/>
        <draw:control draw:style-name="gr8" draw:text-style-name="P8" draw:layer="controls" svg:width="0.5cm" svg:height="0.75cm" svg:x="16.875cm" svg:y="14.25cm" draw:control="control278"/>
        <draw:control draw:style-name="gr8" draw:text-style-name="P8" draw:layer="controls" svg:width="0.5cm" svg:height="0.75cm" svg:x="17.225cm" svg:y="14.25cm" draw:control="control279"/>
        <draw:control draw:style-name="gr8" draw:text-style-name="P8" draw:layer="controls" svg:width="0.5cm" svg:height="0.75cm" svg:x="17.575cm" svg:y="14.25cm" draw:control="control280"/>
        <draw:control draw:style-name="gr8" draw:text-style-name="P8" draw:layer="controls" svg:width="0.5cm" svg:height="0.75cm" svg:x="17.925cm" svg:y="14.25cm" draw:control="control281"/>
        <draw:control draw:style-name="gr8" draw:text-style-name="P8" draw:layer="controls" svg:width="0.5cm" svg:height="0.75cm" svg:x="18.275cm" svg:y="14.25cm" draw:control="control282"/>
        <draw:control draw:style-name="gr8" draw:text-style-name="P8" draw:layer="controls" svg:width="0.5cm" svg:height="0.75cm" svg:x="18.975cm" svg:y="14.25cm" draw:control="control283"/>
        <draw:control draw:style-name="gr8" draw:text-style-name="P8" draw:layer="controls" svg:width="0.5cm" svg:height="0.75cm" svg:x="19.325cm" svg:y="14.25cm" draw:control="control284"/>
        <draw:control draw:style-name="gr8" draw:text-style-name="P8" draw:layer="controls" svg:width="0.5cm" svg:height="0.75cm" svg:x="19.675cm" svg:y="14.25cm" draw:control="control285"/>
        <draw:control draw:style-name="gr8" draw:text-style-name="P8" draw:layer="controls" svg:width="0.5cm" svg:height="0.75cm" svg:x="20.025cm" svg:y="14.25cm" draw:control="control286"/>
        <draw:control draw:style-name="gr8" draw:text-style-name="P8" draw:layer="controls" svg:width="0.5cm" svg:height="0.75cm" svg:x="20.375cm" svg:y="14.25cm" draw:control="control287"/>
        <draw:control draw:style-name="gr8" draw:text-style-name="P8" draw:layer="controls" svg:width="0.5cm" svg:height="0.75cm" svg:x="16.875cm" svg:y="13.5cm" draw:control="control288"/>
        <draw:control draw:style-name="gr8" draw:text-style-name="P8" draw:layer="controls" svg:width="0.5cm" svg:height="0.75cm" svg:x="17.225cm" svg:y="13.5cm" draw:control="control289"/>
        <draw:control draw:style-name="gr8" draw:text-style-name="P8" draw:layer="controls" svg:width="0.5cm" svg:height="0.75cm" svg:x="17.575cm" svg:y="13.5cm" draw:control="control290"/>
        <draw:control draw:style-name="gr8" draw:text-style-name="P8" draw:layer="controls" svg:width="0.5cm" svg:height="0.75cm" svg:x="17.925cm" svg:y="13.5cm" draw:control="control291"/>
        <draw:control draw:style-name="gr8" draw:text-style-name="P8" draw:layer="controls" svg:width="0.5cm" svg:height="0.75cm" svg:x="18.275cm" svg:y="13.5cm" draw:control="control292"/>
        <draw:control draw:style-name="gr8" draw:text-style-name="P8" draw:layer="controls" svg:width="0.5cm" svg:height="0.75cm" svg:x="18.975cm" svg:y="13.5cm" draw:control="control293"/>
        <draw:control draw:style-name="gr8" draw:text-style-name="P8" draw:layer="controls" svg:width="0.5cm" svg:height="0.75cm" svg:x="19.325cm" svg:y="13.5cm" draw:control="control294"/>
        <draw:control draw:style-name="gr8" draw:text-style-name="P8" draw:layer="controls" svg:width="0.5cm" svg:height="0.75cm" svg:x="19.675cm" svg:y="13.5cm" draw:control="control295"/>
        <draw:control draw:style-name="gr8" draw:text-style-name="P8" draw:layer="controls" svg:width="0.5cm" svg:height="0.75cm" svg:x="20.025cm" svg:y="13.5cm" draw:control="control296"/>
        <draw:control draw:style-name="gr8" draw:text-style-name="P8" draw:layer="controls" svg:width="0.5cm" svg:height="0.75cm" svg:x="20.375cm" svg:y="13.5cm" draw:control="control297"/>
        <draw:frame draw:style-name="gr4" draw:text-style-name="P5" draw:layer="layout" svg:width="3cm" svg:height="0.75cm" svg:x="0.625cm" svg:y="19cm">
          <draw:text-box>
            <text:p><text:span text:style-name="T2">Medicine</text:span></text:p>
          </draw:text-box>
        </draw:frame>
        <draw:frame draw:style-name="gr4" draw:text-style-name="P5" draw:layer="layout" svg:width="3cm" svg:height="0.75cm" svg:x="0.625cm" svg:y="18.25cm">
          <draw:text-box>
            <text:p><text:span text:style-name="T2">Investigation</text:span></text:p>
          </draw:text-box>
        </draw:frame>
        <draw:frame draw:style-name="gr4" draw:text-style-name="P5" draw:layer="layout" svg:width="3cm" svg:height="0.75cm" svg:x="0.625cm" svg:y="17.5cm">
          <draw:text-box>
            <text:p><text:span text:style-name="T2">Finance</text:span></text:p>
          </draw:text-box>
        </draw:frame>
        <draw:frame draw:style-name="gr4" draw:text-style-name="P5" draw:layer="layout" svg:width="3cm" svg:height="0.75cm" svg:x="0.625cm" svg:y="16.75cm">
          <draw:text-box>
            <text:p><text:span text:style-name="T2">Awareness</text:span></text:p>
          </draw:text-box>
        </draw:frame>
        <draw:frame draw:style-name="gr4" draw:text-style-name="P5" draw:layer="layout" svg:width="3cm" svg:height="0.75cm" svg:x="0.625cm" svg:y="16cm">
          <draw:text-box>
            <text:p><text:span text:style-name="T2">Academics</text:span></text:p>
          </draw:text-box>
        </draw:frame>
        <draw:frame draw:style-name="gr4" draw:text-style-name="P5" draw:layer="layout" svg:width="3cm" svg:height="0.75cm" svg:x="0.625cm" svg:y="22cm">
          <draw:text-box>
            <text:p><text:span text:style-name="T2">Technology</text:span></text:p>
          </draw:text-box>
        </draw:frame>
        <draw:frame draw:style-name="gr4" draw:text-style-name="P5" draw:layer="layout" svg:width="3cm" svg:height="0.75cm" svg:x="0.625cm" svg:y="21.25cm">
          <draw:text-box>
            <text:p><text:span text:style-name="T2">Science</text:span></text:p>
          </draw:text-box>
        </draw:frame>
        <draw:frame draw:style-name="gr4" draw:text-style-name="P5" draw:layer="layout" svg:width="3cm" svg:height="0.75cm" svg:x="0.625cm" svg:y="20.5cm">
          <draw:text-box>
            <text:p><text:span text:style-name="T2">Politics</text:span></text:p>
          </draw:text-box>
        </draw:frame>
        <draw:frame draw:style-name="gr4" draw:text-style-name="P5" draw:layer="layout" svg:width="3cm" svg:height="0.75cm" svg:x="0.625cm" svg:y="19.75cm">
          <draw:text-box>
            <text:p><text:span text:style-name="T2">Occult</text:span></text:p>
          </draw:text-box>
        </draw:frame>
        <draw:frame draw:style-name="gr4" draw:text-style-name="P5" draw:layer="layout" svg:width="1.954cm" svg:height="0.75cm" svg:x="15.314cm" svg:y="16cm">
          <draw:text-box>
            <text:p><text:span text:style-name="T2">Health</text:span></text:p>
          </draw:text-box>
        </draw:frame>
        <draw:frame draw:style-name="gr5" draw:text-style-name="P9" draw:layer="layout" svg:width="2.5cm" svg:height="0.725cm" svg:x="15.125cm" svg:y="18.551cm">
          <draw:text-box>
            <text:p><text:span text:style-name="T4">Willpower</text:span></text:p>
          </draw:text-box>
        </draw:frame>
        <draw:frame draw:style-name="gr9" draw:text-style-name="P5" draw:layer="layout" svg:width="2.454cm" svg:height="0.734cm" svg:x="13.658cm" svg:y="21.156cm">
          <draw:text-box>
            <text:p><text:span text:style-name="T2">Humanity</text:span></text:p>
          </draw:text-box>
        </draw:frame>
        <draw:frame draw:style-name="gr9" draw:text-style-name="P5" draw:layer="layout" svg:width="2.454cm" svg:height="0.734cm" svg:x="17.408cm" svg:y="21.156cm">
          <draw:text-box>
            <text:p><text:span text:style-name="T2">Hunger</text:span></text:p>
          </draw:text-box>
        </draw:frame>
        <draw:control draw:style-name="gr3" draw:text-style-name="P4" draw:layer="controls" svg:width="3.75cm" svg:height="0.75cm" svg:x="3.375cm" svg:y="16cm" draw:control="control298"/>
        <draw:control draw:style-name="gr3" draw:text-style-name="P4" draw:layer="controls" svg:width="3.75cm" svg:height="0.75cm" svg:x="3.375cm" svg:y="16.75cm" draw:control="control299"/>
        <draw:control draw:style-name="gr3" draw:text-style-name="P4" draw:layer="controls" svg:width="3.75cm" svg:height="0.75cm" svg:x="3.375cm" svg:y="17.5cm" draw:control="control300"/>
        <draw:control draw:style-name="gr3" draw:text-style-name="P4" draw:layer="controls" svg:width="3.75cm" svg:height="0.75cm" svg:x="3.375cm" svg:y="18.25cm" draw:control="control301"/>
        <draw:control draw:style-name="gr3" draw:text-style-name="P4" draw:layer="controls" svg:width="3.75cm" svg:height="0.75cm" svg:x="3.375cm" svg:y="19cm" draw:control="control302"/>
        <draw:control draw:style-name="gr3" draw:text-style-name="P4" draw:layer="controls" svg:width="3.75cm" svg:height="0.75cm" svg:x="3.375cm" svg:y="19.75cm" draw:control="control303"/>
        <draw:control draw:style-name="gr3" draw:text-style-name="P4" draw:layer="controls" svg:width="3.75cm" svg:height="0.75cm" svg:x="3.375cm" svg:y="20.5cm" draw:control="control304"/>
        <draw:control draw:style-name="gr3" draw:text-style-name="P4" draw:layer="controls" svg:width="3.75cm" svg:height="0.75cm" svg:x="3.375cm" svg:y="21.25cm" draw:control="control305"/>
        <draw:control draw:style-name="gr3" draw:text-style-name="P4" draw:layer="controls" svg:width="3.75cm" svg:height="0.75cm" svg:x="3.375cm" svg:y="22cm" draw:control="control306"/>
        <draw:control draw:style-name="gr8" draw:text-style-name="P8" draw:layer="controls" svg:width="0.5cm" svg:height="0.735cm" svg:x="17.508cm" svg:y="21.89cm" draw:control="control307"/>
        <draw:control draw:style-name="gr8" draw:text-style-name="P8" draw:layer="controls" svg:width="0.5cm" svg:height="0.735cm" svg:x="17.858cm" svg:y="21.89cm" draw:control="control308"/>
        <draw:control draw:style-name="gr8" draw:text-style-name="P8" draw:layer="controls" svg:width="0.5cm" svg:height="0.735cm" svg:x="18.208cm" svg:y="21.89cm" draw:control="control309"/>
        <draw:control draw:style-name="gr8" draw:text-style-name="P8" draw:layer="controls" svg:width="0.5cm" svg:height="0.735cm" svg:x="18.558cm" svg:y="21.89cm" draw:control="control310"/>
        <draw:control draw:style-name="gr8" draw:text-style-name="P8" draw:layer="controls" svg:width="0.5cm" svg:height="0.735cm" svg:x="18.908cm" svg:y="21.89cm" draw:control="control311"/>
        <draw:control draw:style-name="gr8" draw:text-style-name="P8" draw:layer="controls" svg:width="0.5cm" svg:height="0.75cm" svg:x="7.375cm" svg:y="17.5cm" draw:control="control312"/>
        <draw:control draw:style-name="gr8" draw:text-style-name="P8" draw:layer="controls" svg:width="0.5cm" svg:height="0.75cm" svg:x="7.725cm" svg:y="17.5cm" draw:control="control313"/>
        <draw:control draw:style-name="gr8" draw:text-style-name="P8" draw:layer="controls" svg:width="0.5cm" svg:height="0.75cm" svg:x="8.075cm" svg:y="17.5cm" draw:control="control314"/>
        <draw:control draw:style-name="gr8" draw:text-style-name="P8" draw:layer="controls" svg:width="0.5cm" svg:height="0.75cm" svg:x="8.425cm" svg:y="17.5cm" draw:control="control315"/>
        <draw:control draw:style-name="gr8" draw:text-style-name="P8" draw:layer="controls" svg:width="0.5cm" svg:height="0.75cm" svg:x="8.775cm" svg:y="17.5cm" draw:control="control316"/>
        <draw:control draw:style-name="gr8" draw:text-style-name="P8" draw:layer="controls" svg:width="0.5cm" svg:height="0.75cm" svg:x="9.475cm" svg:y="17.5cm" draw:control="control317"/>
        <draw:control draw:style-name="gr8" draw:text-style-name="P8" draw:layer="controls" svg:width="0.5cm" svg:height="0.75cm" svg:x="9.825cm" svg:y="17.5cm" draw:control="control318"/>
        <draw:control draw:style-name="gr8" draw:text-style-name="P8" draw:layer="controls" svg:width="0.5cm" svg:height="0.75cm" svg:x="10.175cm" svg:y="17.5cm" draw:control="control319"/>
        <draw:control draw:style-name="gr8" draw:text-style-name="P8" draw:layer="controls" svg:width="0.5cm" svg:height="0.75cm" svg:x="10.525cm" svg:y="17.5cm" draw:control="control320"/>
        <draw:control draw:style-name="gr8" draw:text-style-name="P8" draw:layer="controls" svg:width="0.5cm" svg:height="0.75cm" svg:x="10.875cm" svg:y="17.5cm" draw:control="control321"/>
        <draw:control draw:style-name="gr8" draw:text-style-name="P8" draw:layer="controls" svg:width="0.5cm" svg:height="0.75cm" svg:x="7.375cm" svg:y="16.75cm" draw:control="control322"/>
        <draw:control draw:style-name="gr8" draw:text-style-name="P8" draw:layer="controls" svg:width="0.5cm" svg:height="0.75cm" svg:x="7.725cm" svg:y="16.75cm" draw:control="control323"/>
        <draw:control draw:style-name="gr8" draw:text-style-name="P8" draw:layer="controls" svg:width="0.5cm" svg:height="0.75cm" svg:x="8.075cm" svg:y="16.75cm" draw:control="control324"/>
        <draw:control draw:style-name="gr8" draw:text-style-name="P8" draw:layer="controls" svg:width="0.5cm" svg:height="0.75cm" svg:x="8.425cm" svg:y="16.75cm" draw:control="control325"/>
        <draw:control draw:style-name="gr8" draw:text-style-name="P8" draw:layer="controls" svg:width="0.5cm" svg:height="0.75cm" svg:x="8.775cm" svg:y="16.75cm" draw:control="control326"/>
        <draw:control draw:style-name="gr8" draw:text-style-name="P8" draw:layer="controls" svg:width="0.5cm" svg:height="0.75cm" svg:x="9.475cm" svg:y="16.75cm" draw:control="control327"/>
        <draw:control draw:style-name="gr8" draw:text-style-name="P8" draw:layer="controls" svg:width="0.5cm" svg:height="0.75cm" svg:x="9.825cm" svg:y="16.75cm" draw:control="control328"/>
        <draw:control draw:style-name="gr8" draw:text-style-name="P8" draw:layer="controls" svg:width="0.5cm" svg:height="0.75cm" svg:x="10.175cm" svg:y="16.75cm" draw:control="control329"/>
        <draw:control draw:style-name="gr8" draw:text-style-name="P8" draw:layer="controls" svg:width="0.5cm" svg:height="0.75cm" svg:x="10.525cm" svg:y="16.75cm" draw:control="control330"/>
        <draw:control draw:style-name="gr8" draw:text-style-name="P8" draw:layer="controls" svg:width="0.5cm" svg:height="0.75cm" svg:x="10.875cm" svg:y="16.75cm" draw:control="control331"/>
        <draw:control draw:style-name="gr8" draw:text-style-name="P8" draw:layer="controls" svg:width="0.5cm" svg:height="0.75cm" svg:x="7.375cm" svg:y="16cm" draw:control="control332"/>
        <draw:control draw:style-name="gr8" draw:text-style-name="P8" draw:layer="controls" svg:width="0.5cm" svg:height="0.75cm" svg:x="7.725cm" svg:y="16cm" draw:control="control333"/>
        <draw:control draw:style-name="gr8" draw:text-style-name="P8" draw:layer="controls" svg:width="0.5cm" svg:height="0.75cm" svg:x="8.075cm" svg:y="16cm" draw:control="control334"/>
        <draw:control draw:style-name="gr8" draw:text-style-name="P8" draw:layer="controls" svg:width="0.5cm" svg:height="0.75cm" svg:x="8.425cm" svg:y="16cm" draw:control="control335"/>
        <draw:control draw:style-name="gr8" draw:text-style-name="P8" draw:layer="controls" svg:width="0.5cm" svg:height="0.75cm" svg:x="8.775cm" svg:y="16cm" draw:control="control336"/>
        <draw:control draw:style-name="gr8" draw:text-style-name="P8" draw:layer="controls" svg:width="0.5cm" svg:height="0.75cm" svg:x="9.475cm" svg:y="16cm" draw:control="control337"/>
        <draw:control draw:style-name="gr8" draw:text-style-name="P8" draw:layer="controls" svg:width="0.5cm" svg:height="0.75cm" svg:x="9.825cm" svg:y="16cm" draw:control="control338"/>
        <draw:control draw:style-name="gr8" draw:text-style-name="P8" draw:layer="controls" svg:width="0.5cm" svg:height="0.75cm" svg:x="10.175cm" svg:y="16cm" draw:control="control339"/>
        <draw:control draw:style-name="gr8" draw:text-style-name="P8" draw:layer="controls" svg:width="0.5cm" svg:height="0.75cm" svg:x="10.525cm" svg:y="16cm" draw:control="control340"/>
        <draw:control draw:style-name="gr8" draw:text-style-name="P8" draw:layer="controls" svg:width="0.5cm" svg:height="0.75cm" svg:x="10.875cm" svg:y="16cm" draw:control="control341"/>
        <draw:control draw:style-name="gr8" draw:text-style-name="P8" draw:layer="controls" svg:width="0.5cm" svg:height="0.75cm" svg:x="7.375cm" svg:y="19.75cm" draw:control="control342"/>
        <draw:control draw:style-name="gr8" draw:text-style-name="P8" draw:layer="controls" svg:width="0.5cm" svg:height="0.75cm" svg:x="7.725cm" svg:y="19.75cm" draw:control="control343"/>
        <draw:control draw:style-name="gr8" draw:text-style-name="P8" draw:layer="controls" svg:width="0.5cm" svg:height="0.75cm" svg:x="8.075cm" svg:y="19.75cm" draw:control="control344"/>
        <draw:control draw:style-name="gr8" draw:text-style-name="P8" draw:layer="controls" svg:width="0.5cm" svg:height="0.75cm" svg:x="8.425cm" svg:y="19.75cm" draw:control="control345"/>
        <draw:control draw:style-name="gr8" draw:text-style-name="P8" draw:layer="controls" svg:width="0.5cm" svg:height="0.75cm" svg:x="8.775cm" svg:y="19.75cm" draw:control="control346"/>
        <draw:control draw:style-name="gr8" draw:text-style-name="P8" draw:layer="controls" svg:width="0.5cm" svg:height="0.75cm" svg:x="9.475cm" svg:y="19.75cm" draw:control="control347"/>
        <draw:control draw:style-name="gr8" draw:text-style-name="P8" draw:layer="controls" svg:width="0.5cm" svg:height="0.75cm" svg:x="9.825cm" svg:y="19.75cm" draw:control="control348"/>
        <draw:control draw:style-name="gr8" draw:text-style-name="P8" draw:layer="controls" svg:width="0.5cm" svg:height="0.75cm" svg:x="10.175cm" svg:y="19.75cm" draw:control="control349"/>
        <draw:control draw:style-name="gr8" draw:text-style-name="P8" draw:layer="controls" svg:width="0.5cm" svg:height="0.75cm" svg:x="10.525cm" svg:y="19.75cm" draw:control="control350"/>
        <draw:control draw:style-name="gr8" draw:text-style-name="P8" draw:layer="controls" svg:width="0.5cm" svg:height="0.75cm" svg:x="10.875cm" svg:y="19.75cm" draw:control="control351"/>
        <draw:control draw:style-name="gr8" draw:text-style-name="P8" draw:layer="controls" svg:width="0.5cm" svg:height="0.75cm" svg:x="7.375cm" svg:y="19cm" draw:control="control352"/>
        <draw:control draw:style-name="gr8" draw:text-style-name="P8" draw:layer="controls" svg:width="0.5cm" svg:height="0.75cm" svg:x="7.725cm" svg:y="19cm" draw:control="control353"/>
        <draw:control draw:style-name="gr8" draw:text-style-name="P8" draw:layer="controls" svg:width="0.5cm" svg:height="0.75cm" svg:x="8.075cm" svg:y="19cm" draw:control="control354"/>
        <draw:control draw:style-name="gr8" draw:text-style-name="P8" draw:layer="controls" svg:width="0.5cm" svg:height="0.75cm" svg:x="8.425cm" svg:y="19cm" draw:control="control355"/>
        <draw:control draw:style-name="gr8" draw:text-style-name="P8" draw:layer="controls" svg:width="0.5cm" svg:height="0.75cm" svg:x="8.775cm" svg:y="19cm" draw:control="control356"/>
        <draw:control draw:style-name="gr8" draw:text-style-name="P8" draw:layer="controls" svg:width="0.5cm" svg:height="0.75cm" svg:x="9.475cm" svg:y="19cm" draw:control="control357"/>
        <draw:control draw:style-name="gr8" draw:text-style-name="P8" draw:layer="controls" svg:width="0.5cm" svg:height="0.75cm" svg:x="9.825cm" svg:y="19cm" draw:control="control358"/>
        <draw:control draw:style-name="gr8" draw:text-style-name="P8" draw:layer="controls" svg:width="0.5cm" svg:height="0.75cm" svg:x="10.175cm" svg:y="19cm" draw:control="control359"/>
        <draw:control draw:style-name="gr8" draw:text-style-name="P8" draw:layer="controls" svg:width="0.5cm" svg:height="0.75cm" svg:x="10.525cm" svg:y="19cm" draw:control="control360"/>
        <draw:control draw:style-name="gr8" draw:text-style-name="P8" draw:layer="controls" svg:width="0.5cm" svg:height="0.75cm" svg:x="10.875cm" svg:y="19cm" draw:control="control361"/>
        <draw:control draw:style-name="gr8" draw:text-style-name="P8" draw:layer="controls" svg:width="0.5cm" svg:height="0.75cm" svg:x="7.375cm" svg:y="18.25cm" draw:control="control362"/>
        <draw:control draw:style-name="gr8" draw:text-style-name="P8" draw:layer="controls" svg:width="0.5cm" svg:height="0.75cm" svg:x="7.725cm" svg:y="18.25cm" draw:control="control363"/>
        <draw:control draw:style-name="gr8" draw:text-style-name="P8" draw:layer="controls" svg:width="0.5cm" svg:height="0.75cm" svg:x="8.075cm" svg:y="18.25cm" draw:control="control364"/>
        <draw:control draw:style-name="gr8" draw:text-style-name="P8" draw:layer="controls" svg:width="0.5cm" svg:height="0.75cm" svg:x="8.425cm" svg:y="18.25cm" draw:control="control365"/>
        <draw:control draw:style-name="gr8" draw:text-style-name="P8" draw:layer="controls" svg:width="0.5cm" svg:height="0.75cm" svg:x="8.775cm" svg:y="18.25cm" draw:control="control366"/>
        <draw:control draw:style-name="gr8" draw:text-style-name="P8" draw:layer="controls" svg:width="0.5cm" svg:height="0.75cm" svg:x="9.475cm" svg:y="18.25cm" draw:control="control367"/>
        <draw:control draw:style-name="gr8" draw:text-style-name="P8" draw:layer="controls" svg:width="0.5cm" svg:height="0.75cm" svg:x="9.825cm" svg:y="18.25cm" draw:control="control368"/>
        <draw:control draw:style-name="gr8" draw:text-style-name="P8" draw:layer="controls" svg:width="0.5cm" svg:height="0.75cm" svg:x="10.175cm" svg:y="18.25cm" draw:control="control369"/>
        <draw:control draw:style-name="gr8" draw:text-style-name="P8" draw:layer="controls" svg:width="0.5cm" svg:height="0.75cm" svg:x="10.525cm" svg:y="18.25cm" draw:control="control370"/>
        <draw:control draw:style-name="gr8" draw:text-style-name="P8" draw:layer="controls" svg:width="0.5cm" svg:height="0.75cm" svg:x="10.875cm" svg:y="18.25cm" draw:control="control371"/>
        <draw:control draw:style-name="gr8" draw:text-style-name="P8" draw:layer="controls" svg:width="0.5cm" svg:height="0.75cm" svg:x="7.375cm" svg:y="22cm" draw:control="control372"/>
        <draw:control draw:style-name="gr8" draw:text-style-name="P8" draw:layer="controls" svg:width="0.5cm" svg:height="0.75cm" svg:x="7.725cm" svg:y="22cm" draw:control="control373"/>
        <draw:control draw:style-name="gr8" draw:text-style-name="P8" draw:layer="controls" svg:width="0.5cm" svg:height="0.75cm" svg:x="8.075cm" svg:y="22cm" draw:control="control374"/>
        <draw:control draw:style-name="gr8" draw:text-style-name="P8" draw:layer="controls" svg:width="0.5cm" svg:height="0.75cm" svg:x="8.425cm" svg:y="22cm" draw:control="control375"/>
        <draw:control draw:style-name="gr8" draw:text-style-name="P8" draw:layer="controls" svg:width="0.5cm" svg:height="0.75cm" svg:x="8.775cm" svg:y="22cm" draw:control="control376"/>
        <draw:control draw:style-name="gr8" draw:text-style-name="P8" draw:layer="controls" svg:width="0.5cm" svg:height="0.75cm" svg:x="9.475cm" svg:y="22cm" draw:control="control377"/>
        <draw:control draw:style-name="gr8" draw:text-style-name="P8" draw:layer="controls" svg:width="0.5cm" svg:height="0.75cm" svg:x="9.825cm" svg:y="22cm" draw:control="control378"/>
        <draw:control draw:style-name="gr8" draw:text-style-name="P8" draw:layer="controls" svg:width="0.5cm" svg:height="0.75cm" svg:x="10.175cm" svg:y="22cm" draw:control="control379"/>
        <draw:control draw:style-name="gr8" draw:text-style-name="P8" draw:layer="controls" svg:width="0.5cm" svg:height="0.75cm" svg:x="10.525cm" svg:y="22cm" draw:control="control380"/>
        <draw:control draw:style-name="gr8" draw:text-style-name="P8" draw:layer="controls" svg:width="0.5cm" svg:height="0.75cm" svg:x="10.875cm" svg:y="22cm" draw:control="control381"/>
        <draw:control draw:style-name="gr8" draw:text-style-name="P8" draw:layer="controls" svg:width="0.5cm" svg:height="0.75cm" svg:x="7.375cm" svg:y="21.25cm" draw:control="control382"/>
        <draw:control draw:style-name="gr8" draw:text-style-name="P8" draw:layer="controls" svg:width="0.5cm" svg:height="0.75cm" svg:x="7.725cm" svg:y="21.25cm" draw:control="control383"/>
        <draw:control draw:style-name="gr8" draw:text-style-name="P8" draw:layer="controls" svg:width="0.5cm" svg:height="0.75cm" svg:x="8.075cm" svg:y="21.25cm" draw:control="control384"/>
        <draw:control draw:style-name="gr8" draw:text-style-name="P8" draw:layer="controls" svg:width="0.5cm" svg:height="0.75cm" svg:x="8.425cm" svg:y="21.25cm" draw:control="control385"/>
        <draw:control draw:style-name="gr8" draw:text-style-name="P8" draw:layer="controls" svg:width="0.5cm" svg:height="0.75cm" svg:x="8.775cm" svg:y="21.25cm" draw:control="control386"/>
        <draw:control draw:style-name="gr8" draw:text-style-name="P8" draw:layer="controls" svg:width="0.5cm" svg:height="0.75cm" svg:x="9.475cm" svg:y="21.25cm" draw:control="control387"/>
        <draw:control draw:style-name="gr8" draw:text-style-name="P8" draw:layer="controls" svg:width="0.5cm" svg:height="0.75cm" svg:x="9.825cm" svg:y="21.25cm" draw:control="control388"/>
        <draw:control draw:style-name="gr8" draw:text-style-name="P8" draw:layer="controls" svg:width="0.5cm" svg:height="0.75cm" svg:x="10.175cm" svg:y="21.25cm" draw:control="control389"/>
        <draw:control draw:style-name="gr8" draw:text-style-name="P8" draw:layer="controls" svg:width="0.5cm" svg:height="0.75cm" svg:x="10.525cm" svg:y="21.25cm" draw:control="control390"/>
        <draw:control draw:style-name="gr8" draw:text-style-name="P8" draw:layer="controls" svg:width="0.5cm" svg:height="0.75cm" svg:x="10.875cm" svg:y="21.25cm" draw:control="control391"/>
        <draw:control draw:style-name="gr8" draw:text-style-name="P8" draw:layer="controls" svg:width="0.5cm" svg:height="0.75cm" svg:x="7.375cm" svg:y="20.5cm" draw:control="control392"/>
        <draw:control draw:style-name="gr8" draw:text-style-name="P8" draw:layer="controls" svg:width="0.5cm" svg:height="0.75cm" svg:x="7.725cm" svg:y="20.5cm" draw:control="control393"/>
        <draw:control draw:style-name="gr8" draw:text-style-name="P8" draw:layer="controls" svg:width="0.5cm" svg:height="0.75cm" svg:x="8.075cm" svg:y="20.5cm" draw:control="control394"/>
        <draw:control draw:style-name="gr8" draw:text-style-name="P8" draw:layer="controls" svg:width="0.5cm" svg:height="0.75cm" svg:x="8.425cm" svg:y="20.5cm" draw:control="control395"/>
        <draw:control draw:style-name="gr8" draw:text-style-name="P8" draw:layer="controls" svg:width="0.5cm" svg:height="0.75cm" svg:x="8.775cm" svg:y="20.5cm" draw:control="control396"/>
        <draw:control draw:style-name="gr8" draw:text-style-name="P8" draw:layer="controls" svg:width="0.5cm" svg:height="0.75cm" svg:x="9.475cm" svg:y="20.5cm" draw:control="control397"/>
        <draw:control draw:style-name="gr8" draw:text-style-name="P8" draw:layer="controls" svg:width="0.5cm" svg:height="0.75cm" svg:x="9.825cm" svg:y="20.5cm" draw:control="control398"/>
        <draw:control draw:style-name="gr8" draw:text-style-name="P8" draw:layer="controls" svg:width="0.5cm" svg:height="0.75cm" svg:x="10.175cm" svg:y="20.5cm" draw:control="control399"/>
        <draw:control draw:style-name="gr8" draw:text-style-name="P8" draw:layer="controls" svg:width="0.5cm" svg:height="0.75cm" svg:x="10.525cm" svg:y="20.5cm" draw:control="control400"/>
        <draw:control draw:style-name="gr8" draw:text-style-name="P8" draw:layer="controls" svg:width="0.5cm" svg:height="0.75cm" svg:x="10.875cm" svg:y="20.5cm" draw:control="control401"/>
        <draw:control draw:style-name="gr8" draw:text-style-name="P8" draw:layer="controls" svg:width="0.5cm" svg:height="0.735cm" svg:x="12.862cm" svg:y="21.89cm" draw:control="control402"/>
        <draw:control draw:style-name="gr8" draw:text-style-name="P8" draw:layer="controls" svg:width="0.5cm" svg:height="0.735cm" svg:x="13.212cm" svg:y="21.89cm" draw:control="control403"/>
        <draw:control draw:style-name="gr8" draw:text-style-name="P8" draw:layer="controls" svg:width="0.5cm" svg:height="0.735cm" svg:x="13.562cm" svg:y="21.89cm" draw:control="control404"/>
        <draw:control draw:style-name="gr8" draw:text-style-name="P8" draw:layer="controls" svg:width="0.5cm" svg:height="0.735cm" svg:x="13.912cm" svg:y="21.89cm" draw:control="control405"/>
        <draw:control draw:style-name="gr8" draw:text-style-name="P8" draw:layer="controls" svg:width="0.5cm" svg:height="0.735cm" svg:x="14.262cm" svg:y="21.89cm" draw:control="control406"/>
        <draw:control draw:style-name="gr8" draw:text-style-name="P8" draw:layer="controls" svg:width="0.5cm" svg:height="0.735cm" svg:x="14.962cm" svg:y="21.89cm" draw:control="control407"/>
        <draw:control draw:style-name="gr8" draw:text-style-name="P8" draw:layer="controls" svg:width="0.5cm" svg:height="0.735cm" svg:x="15.312cm" svg:y="21.89cm" draw:control="control408"/>
        <draw:control draw:style-name="gr8" draw:text-style-name="P8" draw:layer="controls" svg:width="0.5cm" svg:height="0.735cm" svg:x="15.662cm" svg:y="21.89cm" draw:control="control409"/>
        <draw:control draw:style-name="gr8" draw:text-style-name="P8" draw:layer="controls" svg:width="0.5cm" svg:height="0.735cm" svg:x="16.012cm" svg:y="21.89cm" draw:control="control410"/>
        <draw:control draw:style-name="gr8" draw:text-style-name="P8" draw:layer="controls" svg:width="0.5cm" svg:height="0.735cm" svg:x="16.362cm" svg:y="21.89cm" draw:control="control411"/>
        <draw:control draw:style-name="gr8" draw:text-style-name="P8" draw:layer="controls" svg:width="0.5cm" svg:height="0.5cm" svg:x="12.125cm" svg:y="16.75cm" draw:control="control412"/>
        <draw:control draw:style-name="gr8" draw:text-style-name="P8" draw:layer="controls" svg:width="0.5cm" svg:height="0.5cm" svg:x="12.475cm" svg:y="16.75cm" draw:control="control413"/>
        <draw:control draw:style-name="gr8" draw:text-style-name="P8" draw:layer="controls" svg:width="0.5cm" svg:height="0.5cm" svg:x="12.825cm" svg:y="16.75cm" draw:control="control414"/>
        <draw:control draw:style-name="gr8" draw:text-style-name="P8" draw:layer="controls" svg:width="0.5cm" svg:height="0.5cm" svg:x="13.175cm" svg:y="16.75cm" draw:control="control415"/>
        <draw:control draw:style-name="gr8" draw:text-style-name="P8" draw:layer="controls" svg:width="0.5cm" svg:height="0.5cm" svg:x="13.525cm" svg:y="16.75cm" draw:control="control416"/>
        <draw:control draw:style-name="gr8" draw:text-style-name="P8" draw:layer="controls" svg:width="0.5cm" svg:height="0.5cm" svg:x="14.225cm" svg:y="16.75cm" draw:control="control417"/>
        <draw:control draw:style-name="gr8" draw:text-style-name="P8" draw:layer="controls" svg:width="0.5cm" svg:height="0.5cm" svg:x="14.575cm" svg:y="16.75cm" draw:control="control418"/>
        <draw:control draw:style-name="gr8" draw:text-style-name="P8" draw:layer="controls" svg:width="0.5cm" svg:height="0.5cm" svg:x="14.925cm" svg:y="16.75cm" draw:control="control419"/>
        <draw:control draw:style-name="gr8" draw:text-style-name="P8" draw:layer="controls" svg:width="0.5cm" svg:height="0.5cm" svg:x="15.275cm" svg:y="16.75cm" draw:control="control420"/>
        <draw:control draw:style-name="gr8" draw:text-style-name="P8" draw:layer="controls" svg:width="0.5cm" svg:height="0.5cm" svg:x="15.625cm" svg:y="16.75cm" draw:control="control421"/>
        <draw:control draw:style-name="gr8" draw:text-style-name="P8" draw:layer="controls" svg:width="0.5cm" svg:height="0.5cm" svg:x="16.375cm" svg:y="16.75cm" draw:control="control422"/>
        <draw:control draw:style-name="gr8" draw:text-style-name="P8" draw:layer="controls" svg:width="0.5cm" svg:height="0.5cm" svg:x="16.725cm" svg:y="16.75cm" draw:control="control423"/>
        <draw:control draw:style-name="gr8" draw:text-style-name="P8" draw:layer="controls" svg:width="0.5cm" svg:height="0.5cm" svg:x="17.075cm" svg:y="16.75cm" draw:control="control424"/>
        <draw:control draw:style-name="gr8" draw:text-style-name="P8" draw:layer="controls" svg:width="0.5cm" svg:height="0.5cm" svg:x="17.425cm" svg:y="16.75cm" draw:control="control425"/>
        <draw:control draw:style-name="gr8" draw:text-style-name="P8" draw:layer="controls" svg:width="0.5cm" svg:height="0.5cm" svg:x="17.775cm" svg:y="16.75cm" draw:control="control426"/>
        <draw:control draw:style-name="gr8" draw:text-style-name="P8" draw:layer="controls" svg:width="0.5cm" svg:height="0.5cm" svg:x="18.475cm" svg:y="16.75cm" draw:control="control427"/>
        <draw:control draw:style-name="gr8" draw:text-style-name="P8" draw:layer="controls" svg:width="0.5cm" svg:height="0.5cm" svg:x="18.825cm" svg:y="16.75cm" draw:control="control428"/>
        <draw:control draw:style-name="gr8" draw:text-style-name="P8" draw:layer="controls" svg:width="0.5cm" svg:height="0.5cm" svg:x="19.175cm" svg:y="16.75cm" draw:control="control429"/>
        <draw:control draw:style-name="gr8" draw:text-style-name="P8" draw:layer="controls" svg:width="0.5cm" svg:height="0.5cm" svg:x="19.525cm" svg:y="16.75cm" draw:control="control430"/>
        <draw:control draw:style-name="gr8" draw:text-style-name="P8" draw:layer="controls" svg:width="0.5cm" svg:height="0.5cm" svg:x="19.875cm" svg:y="16.75cm" draw:control="control431"/>
        <draw:control draw:style-name="gr8" draw:text-style-name="P8" draw:layer="controls" svg:width="0.5cm" svg:height="0.5cm" svg:x="12.125cm" svg:y="17.25cm" draw:control="control432"/>
        <draw:control draw:style-name="gr8" draw:text-style-name="P8" draw:layer="controls" svg:width="0.5cm" svg:height="0.5cm" svg:x="12.475cm" svg:y="17.25cm" draw:control="control433"/>
        <draw:control draw:style-name="gr8" draw:text-style-name="P8" draw:layer="controls" svg:width="0.5cm" svg:height="0.5cm" svg:x="12.825cm" svg:y="17.25cm" draw:control="control434"/>
        <draw:control draw:style-name="gr8" draw:text-style-name="P8" draw:layer="controls" svg:width="0.5cm" svg:height="0.5cm" svg:x="13.175cm" svg:y="17.25cm" draw:control="control435"/>
        <draw:control draw:style-name="gr8" draw:text-style-name="P8" draw:layer="controls" svg:width="0.5cm" svg:height="0.5cm" svg:x="13.525cm" svg:y="17.25cm" draw:control="control436"/>
        <draw:control draw:style-name="gr8" draw:text-style-name="P8" draw:layer="controls" svg:width="0.5cm" svg:height="0.5cm" svg:x="14.225cm" svg:y="17.25cm" draw:control="control437"/>
        <draw:control draw:style-name="gr8" draw:text-style-name="P8" draw:layer="controls" svg:width="0.5cm" svg:height="0.5cm" svg:x="14.575cm" svg:y="17.25cm" draw:control="control438"/>
        <draw:control draw:style-name="gr8" draw:text-style-name="P8" draw:layer="controls" svg:width="0.5cm" svg:height="0.5cm" svg:x="14.925cm" svg:y="17.25cm" draw:control="control439"/>
        <draw:control draw:style-name="gr8" draw:text-style-name="P8" draw:layer="controls" svg:width="0.5cm" svg:height="0.5cm" svg:x="15.275cm" svg:y="17.25cm" draw:control="control440"/>
        <draw:control draw:style-name="gr8" draw:text-style-name="P8" draw:layer="controls" svg:width="0.5cm" svg:height="0.5cm" svg:x="15.625cm" svg:y="17.25cm" draw:control="control441"/>
        <draw:control draw:style-name="gr8" draw:text-style-name="P8" draw:layer="controls" svg:width="0.5cm" svg:height="0.5cm" svg:x="16.375cm" svg:y="17.25cm" draw:control="control442"/>
        <draw:control draw:style-name="gr8" draw:text-style-name="P8" draw:layer="controls" svg:width="0.5cm" svg:height="0.5cm" svg:x="16.725cm" svg:y="17.25cm" draw:control="control443"/>
        <draw:control draw:style-name="gr8" draw:text-style-name="P8" draw:layer="controls" svg:width="0.5cm" svg:height="0.5cm" svg:x="17.075cm" svg:y="17.25cm" draw:control="control444"/>
        <draw:control draw:style-name="gr8" draw:text-style-name="P8" draw:layer="controls" svg:width="0.5cm" svg:height="0.5cm" svg:x="17.425cm" svg:y="17.25cm" draw:control="control445"/>
        <draw:control draw:style-name="gr8" draw:text-style-name="P8" draw:layer="controls" svg:width="0.5cm" svg:height="0.5cm" svg:x="17.775cm" svg:y="17.25cm" draw:control="control446"/>
        <draw:control draw:style-name="gr8" draw:text-style-name="P8" draw:layer="controls" svg:width="0.5cm" svg:height="0.5cm" svg:x="18.475cm" svg:y="17.25cm" draw:control="control447"/>
        <draw:control draw:style-name="gr8" draw:text-style-name="P8" draw:layer="controls" svg:width="0.5cm" svg:height="0.5cm" svg:x="18.825cm" svg:y="17.25cm" draw:control="control448"/>
        <draw:control draw:style-name="gr8" draw:text-style-name="P8" draw:layer="controls" svg:width="0.5cm" svg:height="0.5cm" svg:x="19.175cm" svg:y="17.25cm" draw:control="control449"/>
        <draw:control draw:style-name="gr8" draw:text-style-name="P8" draw:layer="controls" svg:width="0.5cm" svg:height="0.5cm" svg:x="19.525cm" svg:y="17.25cm" draw:control="control450"/>
        <draw:control draw:style-name="gr8" draw:text-style-name="P8" draw:layer="controls" svg:width="0.5cm" svg:height="0.5cm" svg:x="19.875cm" svg:y="17.25cm" draw:control="control451"/>
        <draw:control draw:style-name="gr8" draw:text-style-name="P8" draw:layer="controls" svg:width="0.5cm" svg:height="0.5cm" svg:x="12.125cm" svg:y="17.75cm" draw:control="control452"/>
        <draw:control draw:style-name="gr8" draw:text-style-name="P8" draw:layer="controls" svg:width="0.5cm" svg:height="0.5cm" svg:x="12.475cm" svg:y="17.75cm" draw:control="control453"/>
        <draw:control draw:style-name="gr8" draw:text-style-name="P8" draw:layer="controls" svg:width="0.5cm" svg:height="0.5cm" svg:x="12.825cm" svg:y="17.75cm" draw:control="control454"/>
        <draw:control draw:style-name="gr8" draw:text-style-name="P8" draw:layer="controls" svg:width="0.5cm" svg:height="0.5cm" svg:x="13.175cm" svg:y="17.75cm" draw:control="control455"/>
        <draw:control draw:style-name="gr8" draw:text-style-name="P8" draw:layer="controls" svg:width="0.5cm" svg:height="0.5cm" svg:x="13.525cm" svg:y="17.75cm" draw:control="control456"/>
        <draw:control draw:style-name="gr8" draw:text-style-name="P8" draw:layer="controls" svg:width="0.5cm" svg:height="0.5cm" svg:x="14.225cm" svg:y="17.75cm" draw:control="control457"/>
        <draw:control draw:style-name="gr8" draw:text-style-name="P8" draw:layer="controls" svg:width="0.5cm" svg:height="0.5cm" svg:x="14.575cm" svg:y="17.75cm" draw:control="control458"/>
        <draw:control draw:style-name="gr8" draw:text-style-name="P8" draw:layer="controls" svg:width="0.5cm" svg:height="0.5cm" svg:x="14.925cm" svg:y="17.75cm" draw:control="control459"/>
        <draw:control draw:style-name="gr8" draw:text-style-name="P8" draw:layer="controls" svg:width="0.5cm" svg:height="0.5cm" svg:x="15.275cm" svg:y="17.75cm" draw:control="control460"/>
        <draw:control draw:style-name="gr8" draw:text-style-name="P8" draw:layer="controls" svg:width="0.5cm" svg:height="0.5cm" svg:x="15.625cm" svg:y="17.75cm" draw:control="control461"/>
        <draw:control draw:style-name="gr8" draw:text-style-name="P8" draw:layer="controls" svg:width="0.5cm" svg:height="0.5cm" svg:x="16.375cm" svg:y="17.75cm" draw:control="control462"/>
        <draw:control draw:style-name="gr8" draw:text-style-name="P8" draw:layer="controls" svg:width="0.5cm" svg:height="0.5cm" svg:x="16.725cm" svg:y="17.75cm" draw:control="control463"/>
        <draw:control draw:style-name="gr8" draw:text-style-name="P8" draw:layer="controls" svg:width="0.5cm" svg:height="0.5cm" svg:x="17.075cm" svg:y="17.75cm" draw:control="control464"/>
        <draw:control draw:style-name="gr8" draw:text-style-name="P8" draw:layer="controls" svg:width="0.5cm" svg:height="0.5cm" svg:x="17.425cm" svg:y="17.75cm" draw:control="control465"/>
        <draw:control draw:style-name="gr8" draw:text-style-name="P8" draw:layer="controls" svg:width="0.5cm" svg:height="0.5cm" svg:x="17.775cm" svg:y="17.75cm" draw:control="control466"/>
        <draw:control draw:style-name="gr8" draw:text-style-name="P8" draw:layer="controls" svg:width="0.5cm" svg:height="0.5cm" svg:x="18.475cm" svg:y="17.75cm" draw:control="control467"/>
        <draw:control draw:style-name="gr8" draw:text-style-name="P8" draw:layer="controls" svg:width="0.5cm" svg:height="0.5cm" svg:x="18.825cm" svg:y="17.75cm" draw:control="control468"/>
        <draw:control draw:style-name="gr8" draw:text-style-name="P8" draw:layer="controls" svg:width="0.5cm" svg:height="0.5cm" svg:x="19.175cm" svg:y="17.75cm" draw:control="control469"/>
        <draw:control draw:style-name="gr8" draw:text-style-name="P8" draw:layer="controls" svg:width="0.5cm" svg:height="0.5cm" svg:x="19.525cm" svg:y="17.75cm" draw:control="control470"/>
        <draw:control draw:style-name="gr8" draw:text-style-name="P8" draw:layer="controls" svg:width="0.5cm" svg:height="0.5cm" svg:x="19.875cm" svg:y="17.75cm" draw:control="control471"/>
        <draw:control draw:style-name="gr8" draw:text-style-name="P8" draw:layer="controls" svg:width="0.5cm" svg:height="0.5cm" svg:x="12.125cm" svg:y="19.25cm" draw:control="control472"/>
        <draw:control draw:style-name="gr8" draw:text-style-name="P8" draw:layer="controls" svg:width="0.5cm" svg:height="0.5cm" svg:x="12.475cm" svg:y="19.25cm" draw:control="control473"/>
        <draw:control draw:style-name="gr8" draw:text-style-name="P8" draw:layer="controls" svg:width="0.5cm" svg:height="0.5cm" svg:x="12.825cm" svg:y="19.25cm" draw:control="control474"/>
        <draw:control draw:style-name="gr8" draw:text-style-name="P8" draw:layer="controls" svg:width="0.5cm" svg:height="0.5cm" svg:x="13.175cm" svg:y="19.25cm" draw:control="control475"/>
        <draw:control draw:style-name="gr8" draw:text-style-name="P8" draw:layer="controls" svg:width="0.5cm" svg:height="0.5cm" svg:x="13.525cm" svg:y="19.25cm" draw:control="control476"/>
        <draw:control draw:style-name="gr8" draw:text-style-name="P8" draw:layer="controls" svg:width="0.5cm" svg:height="0.5cm" svg:x="14.225cm" svg:y="19.25cm" draw:control="control477"/>
        <draw:control draw:style-name="gr8" draw:text-style-name="P8" draw:layer="controls" svg:width="0.5cm" svg:height="0.5cm" svg:x="14.575cm" svg:y="19.25cm" draw:control="control478"/>
        <draw:control draw:style-name="gr8" draw:text-style-name="P8" draw:layer="controls" svg:width="0.5cm" svg:height="0.5cm" svg:x="14.925cm" svg:y="19.25cm" draw:control="control479"/>
        <draw:control draw:style-name="gr8" draw:text-style-name="P8" draw:layer="controls" svg:width="0.5cm" svg:height="0.5cm" svg:x="15.275cm" svg:y="19.25cm" draw:control="control480"/>
        <draw:control draw:style-name="gr8" draw:text-style-name="P8" draw:layer="controls" svg:width="0.5cm" svg:height="0.5cm" svg:x="15.625cm" svg:y="19.25cm" draw:control="control481"/>
        <draw:control draw:style-name="gr8" draw:text-style-name="P8" draw:layer="controls" svg:width="0.5cm" svg:height="0.5cm" svg:x="16.375cm" svg:y="19.25cm" draw:control="control482"/>
        <draw:control draw:style-name="gr8" draw:text-style-name="P8" draw:layer="controls" svg:width="0.5cm" svg:height="0.5cm" svg:x="16.725cm" svg:y="19.25cm" draw:control="control483"/>
        <draw:control draw:style-name="gr8" draw:text-style-name="P8" draw:layer="controls" svg:width="0.5cm" svg:height="0.5cm" svg:x="17.075cm" svg:y="19.25cm" draw:control="control484"/>
        <draw:control draw:style-name="gr8" draw:text-style-name="P8" draw:layer="controls" svg:width="0.5cm" svg:height="0.5cm" svg:x="17.425cm" svg:y="19.25cm" draw:control="control485"/>
        <draw:control draw:style-name="gr8" draw:text-style-name="P8" draw:layer="controls" svg:width="0.5cm" svg:height="0.5cm" svg:x="17.775cm" svg:y="19.25cm" draw:control="control486"/>
        <draw:control draw:style-name="gr8" draw:text-style-name="P8" draw:layer="controls" svg:width="0.5cm" svg:height="0.5cm" svg:x="18.475cm" svg:y="19.25cm" draw:control="control487"/>
        <draw:control draw:style-name="gr8" draw:text-style-name="P8" draw:layer="controls" svg:width="0.5cm" svg:height="0.5cm" svg:x="18.825cm" svg:y="19.25cm" draw:control="control488"/>
        <draw:control draw:style-name="gr8" draw:text-style-name="P8" draw:layer="controls" svg:width="0.5cm" svg:height="0.5cm" svg:x="19.175cm" svg:y="19.25cm" draw:control="control489"/>
        <draw:control draw:style-name="gr8" draw:text-style-name="P8" draw:layer="controls" svg:width="0.5cm" svg:height="0.5cm" svg:x="19.525cm" svg:y="19.25cm" draw:control="control490"/>
        <draw:control draw:style-name="gr8" draw:text-style-name="P8" draw:layer="controls" svg:width="0.5cm" svg:height="0.5cm" svg:x="19.875cm" svg:y="19.25cm" draw:control="control491"/>
        <draw:control draw:style-name="gr8" draw:text-style-name="P8" draw:layer="controls" svg:width="0.5cm" svg:height="0.5cm" svg:x="12.125cm" svg:y="19.75cm" draw:control="control492"/>
        <draw:control draw:style-name="gr8" draw:text-style-name="P8" draw:layer="controls" svg:width="0.5cm" svg:height="0.5cm" svg:x="12.475cm" svg:y="19.75cm" draw:control="control493"/>
        <draw:control draw:style-name="gr8" draw:text-style-name="P8" draw:layer="controls" svg:width="0.5cm" svg:height="0.5cm" svg:x="12.825cm" svg:y="19.75cm" draw:control="control494"/>
        <draw:control draw:style-name="gr8" draw:text-style-name="P8" draw:layer="controls" svg:width="0.5cm" svg:height="0.5cm" svg:x="13.175cm" svg:y="19.75cm" draw:control="control495"/>
        <draw:control draw:style-name="gr8" draw:text-style-name="P8" draw:layer="controls" svg:width="0.5cm" svg:height="0.5cm" svg:x="13.525cm" svg:y="19.75cm" draw:control="control496"/>
        <draw:control draw:style-name="gr8" draw:text-style-name="P8" draw:layer="controls" svg:width="0.5cm" svg:height="0.5cm" svg:x="14.225cm" svg:y="19.75cm" draw:control="control497"/>
        <draw:control draw:style-name="gr8" draw:text-style-name="P8" draw:layer="controls" svg:width="0.5cm" svg:height="0.5cm" svg:x="14.575cm" svg:y="19.75cm" draw:control="control498"/>
        <draw:control draw:style-name="gr8" draw:text-style-name="P8" draw:layer="controls" svg:width="0.5cm" svg:height="0.5cm" svg:x="14.925cm" svg:y="19.75cm" draw:control="control499"/>
        <draw:control draw:style-name="gr8" draw:text-style-name="P8" draw:layer="controls" svg:width="0.5cm" svg:height="0.5cm" svg:x="15.275cm" svg:y="19.75cm" draw:control="control500"/>
        <draw:control draw:style-name="gr8" draw:text-style-name="P8" draw:layer="controls" svg:width="0.5cm" svg:height="0.5cm" svg:x="15.625cm" svg:y="19.75cm" draw:control="control501"/>
        <draw:control draw:style-name="gr8" draw:text-style-name="P8" draw:layer="controls" svg:width="0.5cm" svg:height="0.5cm" svg:x="16.375cm" svg:y="19.75cm" draw:control="control502"/>
        <draw:control draw:style-name="gr8" draw:text-style-name="P8" draw:layer="controls" svg:width="0.5cm" svg:height="0.5cm" svg:x="16.725cm" svg:y="19.75cm" draw:control="control503"/>
        <draw:control draw:style-name="gr8" draw:text-style-name="P8" draw:layer="controls" svg:width="0.5cm" svg:height="0.5cm" svg:x="17.075cm" svg:y="19.75cm" draw:control="control504"/>
        <draw:control draw:style-name="gr8" draw:text-style-name="P8" draw:layer="controls" svg:width="0.5cm" svg:height="0.5cm" svg:x="17.425cm" svg:y="19.75cm" draw:control="control505"/>
        <draw:control draw:style-name="gr8" draw:text-style-name="P8" draw:layer="controls" svg:width="0.5cm" svg:height="0.5cm" svg:x="17.775cm" svg:y="19.75cm" draw:control="control506"/>
        <draw:control draw:style-name="gr8" draw:text-style-name="P8" draw:layer="controls" svg:width="0.5cm" svg:height="0.5cm" svg:x="18.475cm" svg:y="19.75cm" draw:control="control507"/>
        <draw:control draw:style-name="gr8" draw:text-style-name="P8" draw:layer="controls" svg:width="0.5cm" svg:height="0.5cm" svg:x="18.825cm" svg:y="19.75cm" draw:control="control508"/>
        <draw:control draw:style-name="gr8" draw:text-style-name="P8" draw:layer="controls" svg:width="0.5cm" svg:height="0.5cm" svg:x="19.175cm" svg:y="19.75cm" draw:control="control509"/>
        <draw:control draw:style-name="gr8" draw:text-style-name="P8" draw:layer="controls" svg:width="0.5cm" svg:height="0.5cm" svg:x="19.525cm" svg:y="19.75cm" draw:control="control510"/>
        <draw:control draw:style-name="gr8" draw:text-style-name="P8" draw:layer="controls" svg:width="0.5cm" svg:height="0.5cm" svg:x="19.875cm" svg:y="19.75cm" draw:control="control511"/>
        <draw:control draw:style-name="gr8" draw:text-style-name="P8" draw:layer="controls" svg:width="0.5cm" svg:height="0.5cm" svg:x="12.125cm" svg:y="20.25cm" draw:control="control512"/>
        <draw:control draw:style-name="gr8" draw:text-style-name="P8" draw:layer="controls" svg:width="0.5cm" svg:height="0.5cm" svg:x="12.475cm" svg:y="20.25cm" draw:control="control513"/>
        <draw:control draw:style-name="gr8" draw:text-style-name="P8" draw:layer="controls" svg:width="0.5cm" svg:height="0.5cm" svg:x="12.825cm" svg:y="20.25cm" draw:control="control514"/>
        <draw:control draw:style-name="gr8" draw:text-style-name="P8" draw:layer="controls" svg:width="0.5cm" svg:height="0.5cm" svg:x="13.175cm" svg:y="20.25cm" draw:control="control515"/>
        <draw:control draw:style-name="gr8" draw:text-style-name="P8" draw:layer="controls" svg:width="0.5cm" svg:height="0.5cm" svg:x="13.525cm" svg:y="20.25cm" draw:control="control516"/>
        <draw:control draw:style-name="gr8" draw:text-style-name="P8" draw:layer="controls" svg:width="0.5cm" svg:height="0.5cm" svg:x="14.225cm" svg:y="20.25cm" draw:control="control517"/>
        <draw:control draw:style-name="gr8" draw:text-style-name="P8" draw:layer="controls" svg:width="0.5cm" svg:height="0.5cm" svg:x="14.575cm" svg:y="20.25cm" draw:control="control518"/>
        <draw:control draw:style-name="gr8" draw:text-style-name="P8" draw:layer="controls" svg:width="0.5cm" svg:height="0.5cm" svg:x="14.925cm" svg:y="20.25cm" draw:control="control519"/>
        <draw:control draw:style-name="gr8" draw:text-style-name="P8" draw:layer="controls" svg:width="0.5cm" svg:height="0.5cm" svg:x="15.275cm" svg:y="20.25cm" draw:control="control520"/>
        <draw:control draw:style-name="gr8" draw:text-style-name="P8" draw:layer="controls" svg:width="0.5cm" svg:height="0.5cm" svg:x="15.625cm" svg:y="20.25cm" draw:control="control521"/>
        <draw:control draw:style-name="gr8" draw:text-style-name="P8" draw:layer="controls" svg:width="0.5cm" svg:height="0.5cm" svg:x="16.375cm" svg:y="20.25cm" draw:control="control522"/>
        <draw:control draw:style-name="gr8" draw:text-style-name="P8" draw:layer="controls" svg:width="0.5cm" svg:height="0.5cm" svg:x="16.725cm" svg:y="20.25cm" draw:control="control523"/>
        <draw:control draw:style-name="gr8" draw:text-style-name="P8" draw:layer="controls" svg:width="0.5cm" svg:height="0.5cm" svg:x="17.075cm" svg:y="20.25cm" draw:control="control524"/>
        <draw:control draw:style-name="gr8" draw:text-style-name="P8" draw:layer="controls" svg:width="0.5cm" svg:height="0.5cm" svg:x="17.425cm" svg:y="20.25cm" draw:control="control525"/>
        <draw:control draw:style-name="gr8" draw:text-style-name="P8" draw:layer="controls" svg:width="0.5cm" svg:height="0.5cm" svg:x="17.775cm" svg:y="20.25cm" draw:control="control526"/>
        <draw:control draw:style-name="gr8" draw:text-style-name="P8" draw:layer="controls" svg:width="0.5cm" svg:height="0.5cm" svg:x="18.475cm" svg:y="20.25cm" draw:control="control527"/>
        <draw:control draw:style-name="gr8" draw:text-style-name="P8" draw:layer="controls" svg:width="0.5cm" svg:height="0.5cm" svg:x="18.825cm" svg:y="20.25cm" draw:control="control528"/>
        <draw:control draw:style-name="gr8" draw:text-style-name="P8" draw:layer="controls" svg:width="0.5cm" svg:height="0.5cm" svg:x="19.175cm" svg:y="20.25cm" draw:control="control529"/>
        <draw:control draw:style-name="gr8" draw:text-style-name="P8" draw:layer="controls" svg:width="0.5cm" svg:height="0.5cm" svg:x="19.525cm" svg:y="20.25cm" draw:control="control530"/>
        <draw:control draw:style-name="gr8" draw:text-style-name="P8" draw:layer="controls" svg:width="0.5cm" svg:height="0.5cm" svg:x="19.875cm" svg:y="20.25cm" draw:control="control531"/>
        <draw:frame draw:style-name="gr4" draw:text-style-name="P5" draw:layer="layout" svg:width="3.75cm" svg:height="0.75cm" svg:x="1.75cm" svg:y="23.25cm">
          <draw:text-box>
            <text:p><text:span text:style-name="T2">Chronicle Tenets</text:span></text:p>
          </draw:text-box>
        </draw:frame>
        <draw:frame draw:style-name="gr4" draw:text-style-name="P11" draw:layer="layout" svg:width="5.75cm" svg:height="0.75cm" svg:x="7.75cm" svg:y="23.25cm">
          <draw:text-box>
            <text:p text:style-name="P10"><text:span text:style-name="T2">Touchstones &amp; Convictions</text:span></text:p>
          </draw:text-box>
        </draw:frame>
        <draw:frame draw:style-name="gr5" draw:text-style-name="P11" draw:layer="layout" svg:width="2.5cm" svg:height="0.725cm" svg:x="16.216cm" svg:y="23.25cm">
          <draw:text-box>
            <text:p text:style-name="P10"><text:span text:style-name="T2">Clan Bane</text:span></text:p>
          </draw:text-box>
        </draw:frame>
        <draw:control draw:style-name="gr3" draw:text-style-name="P4" draw:layer="layout" svg:width="6.7cm" svg:height="5.75cm" svg:x="0.216cm" svg:y="23.968cm" draw:control="control532"/>
        <draw:control draw:style-name="gr3" draw:text-style-name="P4" draw:layer="layout" svg:width="6.75cm" svg:height="5.75cm" svg:x="7.125cm" svg:y="23.968cm" draw:control="control533"/>
        <draw:control draw:style-name="gr3" draw:text-style-name="P4" draw:layer="layout" svg:width="6.75cm" svg:height="5.75cm" svg:x="14.034cm" svg:y="23.968cm" draw:control="control534"/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1" form:control-implementation="ooo:com.sun.star.form.component.TextField" xml:id="control535" form:id="control5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" form:control-implementation="ooo:com.sun.star.form.component.TextField" xml:id="control536" form:id="control5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" form:control-implementation="ooo:com.sun.star.form.component.TextField" xml:id="control537" form:id="control5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538" form:id="control5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539" form:id="control5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540" form:id="control5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7" form:control-implementation="ooo:com.sun.star.form.component.TextField" xml:id="control541" form:id="control5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542" form:id="control5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9" form:control-implementation="ooo:com.sun.star.form.component.TextField" xml:id="control543" form:id="control5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0" form:control-implementation="ooo:com.sun.star.form.component.TextField" xml:id="control544" form:id="control5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1" form:control-implementation="ooo:com.sun.star.form.component.TextField" xml:id="control545" form:id="control5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546" form:id="control5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3" form:control-implementation="ooo:com.sun.star.form.component.TextField" xml:id="control547" form:id="control5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0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51" form:id="control5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552" form:id="control5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553" form:id="control5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554" form:id="control5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555" form:id="control5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556" form:id="control5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557" form:id="control5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558" form:id="control5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559" form:id="control5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560" form:id="control5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561" form:id="control5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562" form:id="control5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563" form:id="control5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564" form:id="control5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565" form:id="control5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566" form:id="control5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567" form:id="control5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568" form:id="control5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569" form:id="control5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82" form:id="control5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583" form:id="control5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584" form:id="control5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585" form:id="control5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586" form:id="control5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87" form:id="control5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88" form:id="control5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89" form:id="control5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90" form:id="control5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91" form:id="control5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92" form:id="control5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93" form:id="control5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94" form:id="control5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95" form:id="control5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96" form:id="control5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97" form:id="control5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98" form:id="control5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99" form:id="control5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00" form:id="control6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08" form:id="control6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9" form:id="control6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10" form:id="control6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11" form:id="control6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12" form:id="control6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3" form:id="control6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4" form:id="control6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5" form:id="control6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16" form:id="control6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17" form:id="control6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8" form:id="control6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19" form:id="control6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20" form:id="control6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21" form:id="control6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22" form:id="control6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23" form:id="control6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24" form:id="control6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25" form:id="control6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26" form:id="control6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27" form:id="control6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28" form:id="control6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29" form:id="control6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630" form:id="control6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631" form:id="control6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632" form:id="control6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1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641" form:id="control6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642" form:id="control6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643" form:id="control6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674" form:id="control6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685" form:id="control6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686" form:id="control6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687" form:id="control6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4" form:control-implementation="ooo:com.sun.star.form.component.TextField" xml:id="control698" form:id="control6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5" form:control-implementation="ooo:com.sun.star.form.component.TextField" xml:id="control699" form:id="control6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700" form:id="control7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7" form:control-implementation="ooo:com.sun.star.form.component.TextField" xml:id="control701" form:id="control7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702" form:id="control7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9" form:control-implementation="ooo:com.sun.star.form.component.TextField" xml:id="control703" form:id="control7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704" form:id="control7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1" form:control-implementation="ooo:com.sun.star.form.component.TextField" xml:id="control705" form:id="control7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istenfeld 1" form:control-implementation="ooo:com.sun.star.form.component.TextField" xml:id="control706" form:id="control7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istenfeld 2" form:control-implementation="ooo:com.sun.star.form.component.TextField" xml:id="control707" form:id="control7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708" form:id="control7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709" form:id="control7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710" form:id="control7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5" form:control-implementation="ooo:com.sun.star.form.component.TextField" xml:id="control711" form:id="control7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6" form:control-implementation="ooo:com.sun.star.form.component.TextField" xml:id="control712" form:id="control7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7" form:control-implementation="ooo:com.sun.star.form.component.TextField" xml:id="control713" form:id="control7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8" form:control-implementation="ooo:com.sun.star.form.component.TextField" xml:id="control714" form:id="control7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715" form:id="control7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716" form:id="control7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717" form:id="control7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718" form:id="control7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719" form:id="control7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720" form:id="control7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721" form:id="control7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722" form:id="control7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7" form:control-implementation="ooo:com.sun.star.form.component.TextField" xml:id="control723" form:id="control7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65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1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2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3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4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5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6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7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9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0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1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2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3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4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5" form:control-implementation="ooo:com.sun.star.form.component.CheckBox" xml:id="control751" form:id="control7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6" form:control-implementation="ooo:com.sun.star.form.component.CheckBox" xml:id="control752" form:id="control7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7" form:control-implementation="ooo:com.sun.star.form.component.CheckBox" xml:id="control753" form:id="control7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8" form:control-implementation="ooo:com.sun.star.form.component.CheckBox" xml:id="control754" form:id="control7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0" form:control-implementation="ooo:com.sun.star.form.component.CheckBox" xml:id="control755" form:id="control7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1" form:control-implementation="ooo:com.sun.star.form.component.CheckBox" xml:id="control756" form:id="control7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2" form:control-implementation="ooo:com.sun.star.form.component.CheckBox" xml:id="control757" form:id="control7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3" form:control-implementation="ooo:com.sun.star.form.component.CheckBox" xml:id="control758" form:id="control7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4" form:control-implementation="ooo:com.sun.star.form.component.CheckBox" xml:id="control759" form:id="control7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5" form:control-implementation="ooo:com.sun.star.form.component.CheckBox" xml:id="control760" form:id="control7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6" form:control-implementation="ooo:com.sun.star.form.component.CheckBox" xml:id="control761" form:id="control7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7" form:control-implementation="ooo:com.sun.star.form.component.CheckBox" xml:id="control762" form:id="control7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8" form:control-implementation="ooo:com.sun.star.form.component.CheckBox" xml:id="control763" form:id="control7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9" form:control-implementation="ooo:com.sun.star.form.component.CheckBox" xml:id="control764" form:id="control7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1" form:control-implementation="ooo:com.sun.star.form.component.CheckBox" xml:id="control765" form:id="control7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2" form:control-implementation="ooo:com.sun.star.form.component.CheckBox" xml:id="control766" form:id="control7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3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4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5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6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7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8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9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0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2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3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4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5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6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7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8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9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0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1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3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4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5" form:control-implementation="ooo:com.sun.star.form.component.CheckBox" xml:id="control787" form:id="control7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6" form:control-implementation="ooo:com.sun.star.form.component.CheckBox" xml:id="control788" form:id="control7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7" form:control-implementation="ooo:com.sun.star.form.component.CheckBox" xml:id="control789" form:id="control7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8" form:control-implementation="ooo:com.sun.star.form.component.CheckBox" xml:id="control790" form:id="control7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9" form:control-implementation="ooo:com.sun.star.form.component.CheckBox" xml:id="control791" form:id="control7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0" form:control-implementation="ooo:com.sun.star.form.component.CheckBox" xml:id="control792" form:id="control7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1" form:control-implementation="ooo:com.sun.star.form.component.CheckBox" xml:id="control793" form:id="control7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2" form:control-implementation="ooo:com.sun.star.form.component.CheckBox" xml:id="control794" form:id="control7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4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5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6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7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8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9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0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1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2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3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5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6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7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8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9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0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1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2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3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4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6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7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8" form:control-implementation="ooo:com.sun.star.form.component.CheckBox" xml:id="control817" form:id="control8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9" form:control-implementation="ooo:com.sun.star.form.component.CheckBox" xml:id="control818" form:id="control8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0" form:control-implementation="ooo:com.sun.star.form.component.CheckBox" xml:id="control819" form:id="control8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1" form:control-implementation="ooo:com.sun.star.form.component.CheckBox" xml:id="control820" form:id="control8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2" form:control-implementation="ooo:com.sun.star.form.component.CheckBox" xml:id="control821" form:id="control8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3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4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5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7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8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9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0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1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2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3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4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5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6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8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9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0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1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2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3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4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5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6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7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9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0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1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2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3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4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5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6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7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8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0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1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2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3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4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5" form:control-implementation="ooo:com.sun.star.form.component.CheckBox" xml:id="control860" form:id="control8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6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7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8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8" form:control-implementation="ooo:com.sun.star.form.component.TextField" xml:id="control864" form:id="control8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9" form:control-implementation="ooo:com.sun.star.form.component.TextField" xml:id="control865" form:id="control8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0" form:control-implementation="ooo:com.sun.star.form.component.TextField" xml:id="control866" form:id="control8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1" form:control-implementation="ooo:com.sun.star.form.component.TextField" xml:id="control867" form:id="control8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19" form:control-implementation="ooo:com.sun.star.form.component.CheckBox" xml:id="control868" form:id="control8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1" form:control-implementation="ooo:com.sun.star.form.component.CheckBox" xml:id="control869" form:id="control8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2" form:control-implementation="ooo:com.sun.star.form.component.CheckBox" xml:id="control870" form:id="control8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3" form:control-implementation="ooo:com.sun.star.form.component.CheckBox" xml:id="control871" form:id="control8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4" form:control-implementation="ooo:com.sun.star.form.component.CheckBox" xml:id="control872" form:id="control8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5" form:control-implementation="ooo:com.sun.star.form.component.CheckBox" xml:id="control873" form:id="control8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6" form:control-implementation="ooo:com.sun.star.form.component.CheckBox" xml:id="control874" form:id="control8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7" form:control-implementation="ooo:com.sun.star.form.component.CheckBox" xml:id="control875" form:id="control8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8" form:control-implementation="ooo:com.sun.star.form.component.CheckBox" xml:id="control876" form:id="control8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9" form:control-implementation="ooo:com.sun.star.form.component.CheckBox" xml:id="control877" form:id="control8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0" form:control-implementation="ooo:com.sun.star.form.component.CheckBox" xml:id="control878" form:id="control8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2" form:control-implementation="ooo:com.sun.star.form.component.CheckBox" xml:id="control879" form:id="control8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3" form:control-implementation="ooo:com.sun.star.form.component.CheckBox" xml:id="control880" form:id="control8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4" form:control-implementation="ooo:com.sun.star.form.component.CheckBox" xml:id="control881" form:id="control8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5" form:control-implementation="ooo:com.sun.star.form.component.CheckBox" xml:id="control882" form:id="control8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6" form:control-implementation="ooo:com.sun.star.form.component.CheckBox" xml:id="control883" form:id="control8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7" form:control-implementation="ooo:com.sun.star.form.component.CheckBox" xml:id="control884" form:id="control8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8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9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0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1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3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4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5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6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7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8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9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0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1" form:control-implementation="ooo:com.sun.star.form.component.CheckBox" xml:id="control897" form:id="control8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2" form:control-implementation="ooo:com.sun.star.form.component.CheckBox" xml:id="control898" form:id="control8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4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5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6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7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8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9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0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1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2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42" form:control-implementation="ooo:com.sun.star.form.component.TextField" xml:id="control908" form:id="control9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909" form:id="control9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910" form:id="control9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911" form:id="control9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6" form:control-implementation="ooo:com.sun.star.form.component.TextField" xml:id="control912" form:id="control9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7" form:control-implementation="ooo:com.sun.star.form.component.TextField" xml:id="control913" form:id="control9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8" form:control-implementation="ooo:com.sun.star.form.component.TextField" xml:id="control914" form:id="control9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9" form:control-implementation="ooo:com.sun.star.form.component.TextField" xml:id="control915" form:id="control9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0" form:control-implementation="ooo:com.sun.star.form.component.TextField" xml:id="control916" form:id="control9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1" form:control-implementation="ooo:com.sun.star.form.component.TextField" xml:id="control917" form:id="control9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2" form:control-implementation="ooo:com.sun.star.form.component.TextField" xml:id="control918" form:id="control9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3" form:control-implementation="ooo:com.sun.star.form.component.TextField" xml:id="control919" form:id="control9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4" form:control-implementation="ooo:com.sun.star.form.component.TextField" xml:id="control920" form:id="control9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5" form:control-implementation="ooo:com.sun.star.form.component.TextField" xml:id="control921" form:id="control9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63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5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6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7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8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9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0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1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2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3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4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6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7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8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9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0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1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2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3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4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5" form:control-implementation="ooo:com.sun.star.form.component.CheckBox" xml:id="control942" form:id="control9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7" form:control-implementation="ooo:com.sun.star.form.component.CheckBox" xml:id="control943" form:id="control9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8" form:control-implementation="ooo:com.sun.star.form.component.CheckBox" xml:id="control944" form:id="control9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9" form:control-implementation="ooo:com.sun.star.form.component.CheckBox" xml:id="control945" form:id="control9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0" form:control-implementation="ooo:com.sun.star.form.component.CheckBox" xml:id="control946" form:id="control9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1" form:control-implementation="ooo:com.sun.star.form.component.CheckBox" xml:id="control947" form:id="control9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2" form:control-implementation="ooo:com.sun.star.form.component.CheckBox" xml:id="control948" form:id="control9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3" form:control-implementation="ooo:com.sun.star.form.component.CheckBox" xml:id="control949" form:id="control9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4" form:control-implementation="ooo:com.sun.star.form.component.CheckBox" xml:id="control950" form:id="control9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5" form:control-implementation="ooo:com.sun.star.form.component.CheckBox" xml:id="control951" form:id="control9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6" form:control-implementation="ooo:com.sun.star.form.component.CheckBox" xml:id="control952" form:id="control9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8" form:control-implementation="ooo:com.sun.star.form.component.CheckBox" xml:id="control953" form:id="control9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9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0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1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2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3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4" form:control-implementation="ooo:com.sun.star.form.component.CheckBox" xml:id="control959" form:id="control9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5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6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7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9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0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1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2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3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4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5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6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7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8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0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1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2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3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4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5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6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7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8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9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1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2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3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4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5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6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7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8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9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0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2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3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4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5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6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7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8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9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0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1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3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4" form:control-implementation="ooo:com.sun.star.form.component.CheckBox" xml:id="control1004" form:id="control10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5" form:control-implementation="ooo:com.sun.star.form.component.CheckBox" xml:id="control1005" form:id="control10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6" form:control-implementation="ooo:com.sun.star.form.component.CheckBox" xml:id="control1006" form:id="control10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7" form:control-implementation="ooo:com.sun.star.form.component.CheckBox" xml:id="control1007" form:id="control10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8" form:control-implementation="ooo:com.sun.star.form.component.CheckBox" xml:id="control1008" form:id="control10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9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0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1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2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4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5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6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7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8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9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0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1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2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3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5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6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7" form:control-implementation="ooo:com.sun.star.form.component.CheckBox" xml:id="control1025" form:id="control10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8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9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0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1" form:control-implementation="ooo:com.sun.star.form.component.CheckBox" xml:id="control1029" form:id="control10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2" form:control-implementation="ooo:com.sun.star.form.component.CheckBox" xml:id="control1030" form:id="control10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3" form:control-implementation="ooo:com.sun.star.form.component.CheckBox" xml:id="control1031" form:id="control10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4" form:control-implementation="ooo:com.sun.star.form.component.CheckBox" xml:id="control1032" form:id="control10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6" form:control-implementation="ooo:com.sun.star.form.component.CheckBox" xml:id="control1033" form:id="control10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7" form:control-implementation="ooo:com.sun.star.form.component.CheckBox" xml:id="control1034" form:id="control10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8" form:control-implementation="ooo:com.sun.star.form.component.CheckBox" xml:id="control1035" form:id="control10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9" form:control-implementation="ooo:com.sun.star.form.component.CheckBox" xml:id="control1036" form:id="control10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0" form:control-implementation="ooo:com.sun.star.form.component.CheckBox" xml:id="control1037" form:id="control10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1" form:control-implementation="ooo:com.sun.star.form.component.CheckBox" xml:id="control1038" form:id="control10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2" form:control-implementation="ooo:com.sun.star.form.component.CheckBox" xml:id="control1039" form:id="control10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3" form:control-implementation="ooo:com.sun.star.form.component.CheckBox" xml:id="control1040" form:id="control10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4" form:control-implementation="ooo:com.sun.star.form.component.CheckBox" xml:id="control1041" form:id="control10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5" form:control-implementation="ooo:com.sun.star.form.component.CheckBox" xml:id="control1042" form:id="control10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7" form:control-implementation="ooo:com.sun.star.form.component.CheckBox" xml:id="control1043" form:id="control10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8" form:control-implementation="ooo:com.sun.star.form.component.CheckBox" xml:id="control1044" form:id="control10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9" form:control-implementation="ooo:com.sun.star.form.component.CheckBox" xml:id="control1045" form:id="control10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0" form:control-implementation="ooo:com.sun.star.form.component.CheckBox" xml:id="control1046" form:id="control10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1" form:control-implementation="ooo:com.sun.star.form.component.CheckBox" xml:id="control1047" form:id="control10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2" form:control-implementation="ooo:com.sun.star.form.component.CheckBox" xml:id="control1048" form:id="control10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3" form:control-implementation="ooo:com.sun.star.form.component.CheckBox" xml:id="control1049" form:id="control10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4" form:control-implementation="ooo:com.sun.star.form.component.CheckBox" xml:id="control1050" form:id="control10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5" form:control-implementation="ooo:com.sun.star.form.component.CheckBox" xml:id="control1051" form:id="control10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6" form:control-implementation="ooo:com.sun.star.form.component.CheckBox" xml:id="control1052" form:id="control10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8" form:control-implementation="ooo:com.sun.star.form.component.CheckBox" xml:id="control1053" form:id="control10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9" form:control-implementation="ooo:com.sun.star.form.component.CheckBox" xml:id="control1054" form:id="control10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0" form:control-implementation="ooo:com.sun.star.form.component.CheckBox" xml:id="control1055" form:id="control10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1" form:control-implementation="ooo:com.sun.star.form.component.CheckBox" xml:id="control1056" form:id="control10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2" form:control-implementation="ooo:com.sun.star.form.component.CheckBox" xml:id="control1057" form:id="control10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3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4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5" form:control-implementation="ooo:com.sun.star.form.component.CheckBox" xml:id="control1060" form:id="control10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6" form:control-implementation="ooo:com.sun.star.form.component.CheckBox" xml:id="control1061" form:id="control10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56" form:control-implementation="ooo:com.sun.star.form.component.TextField" xml:id="control1062" form:id="control10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7" form:control-implementation="ooo:com.sun.star.form.component.TextField" xml:id="control1063" form:id="control10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8" form:control-implementation="ooo:com.sun.star.form.component.TextField" xml:id="control1064" form:id="control10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9" form:control-implementation="ooo:com.sun.star.form.component.TextField" xml:id="control1065" form:id="control10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517" form:control-implementation="ooo:com.sun.star.form.component.CheckBox" xml:id="control1066" form:id="control10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9" form:control-implementation="ooo:com.sun.star.form.component.CheckBox" xml:id="control1067" form:id="control10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0" form:control-implementation="ooo:com.sun.star.form.component.CheckBox" xml:id="control1068" form:id="control10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1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2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3" form:control-implementation="ooo:com.sun.star.form.component.CheckBox" xml:id="control1071" form:id="control10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4" form:control-implementation="ooo:com.sun.star.form.component.CheckBox" xml:id="control1072" form:id="control10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5" form:control-implementation="ooo:com.sun.star.form.component.CheckBox" xml:id="control1073" form:id="control10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6" form:control-implementation="ooo:com.sun.star.form.component.CheckBox" xml:id="control1074" form:id="control10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7" form:control-implementation="ooo:com.sun.star.form.component.CheckBox" xml:id="control1075" form:id="control10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8" form:control-implementation="ooo:com.sun.star.form.component.CheckBox" xml:id="control1076" form:id="control10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0" form:control-implementation="ooo:com.sun.star.form.component.CheckBox" xml:id="control1077" form:id="control10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1" form:control-implementation="ooo:com.sun.star.form.component.CheckBox" xml:id="control1078" form:id="control10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2" form:control-implementation="ooo:com.sun.star.form.component.CheckBox" xml:id="control1079" form:id="control10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3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4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5" form:control-implementation="ooo:com.sun.star.form.component.CheckBox" xml:id="control1082" form:id="control10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6" form:control-implementation="ooo:com.sun.star.form.component.CheckBox" xml:id="control1083" form:id="control10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7" form:control-implementation="ooo:com.sun.star.form.component.CheckBox" xml:id="control1084" form:id="control10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8" form:control-implementation="ooo:com.sun.star.form.component.CheckBox" xml:id="control1085" form:id="control10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9" form:control-implementation="ooo:com.sun.star.form.component.CheckBox" xml:id="control1086" form:id="control10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1" form:control-implementation="ooo:com.sun.star.form.component.CheckBox" xml:id="control1087" form:id="control10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2" form:control-implementation="ooo:com.sun.star.form.component.CheckBox" xml:id="control1088" form:id="control10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3" form:control-implementation="ooo:com.sun.star.form.component.CheckBox" xml:id="control1089" form:id="control10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4" form:control-implementation="ooo:com.sun.star.form.component.CheckBox" xml:id="control1090" form:id="control10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5" form:control-implementation="ooo:com.sun.star.form.component.CheckBox" xml:id="control1091" form:id="control10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6" form:control-implementation="ooo:com.sun.star.form.component.CheckBox" xml:id="control1092" form:id="control10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7" form:control-implementation="ooo:com.sun.star.form.component.CheckBox" xml:id="control1093" form:id="control10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8" form:control-implementation="ooo:com.sun.star.form.component.CheckBox" xml:id="control1094" form:id="control10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9" form:control-implementation="ooo:com.sun.star.form.component.CheckBox" xml:id="control1095" form:id="control10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0" form:control-implementation="ooo:com.sun.star.form.component.CheckBox" xml:id="control1096" form:id="control10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2" form:control-implementation="ooo:com.sun.star.form.component.CheckBox" xml:id="control1097" form:id="control10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3" form:control-implementation="ooo:com.sun.star.form.component.CheckBox" xml:id="control1098" form:id="control10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4" form:control-implementation="ooo:com.sun.star.form.component.CheckBox" xml:id="control1099" form:id="control10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5" form:control-implementation="ooo:com.sun.star.form.component.CheckBox" xml:id="control1100" form:id="control1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6" form:control-implementation="ooo:com.sun.star.form.component.CheckBox" xml:id="control1101" form:id="control1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7" form:control-implementation="ooo:com.sun.star.form.component.CheckBox" xml:id="control1102" form:id="control1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8" form:control-implementation="ooo:com.sun.star.form.component.CheckBox" xml:id="control1103" form:id="control1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9" form:control-implementation="ooo:com.sun.star.form.component.CheckBox" xml:id="control1104" form:id="control1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60" form:control-implementation="ooo:com.sun.star.form.component.CheckBox" xml:id="control1105" form:id="control1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</form:form>
        </office:forms>
        <draw:line draw:style-name="gr6" draw:text-style-name="P6" draw:layer="layout" svg:x1="0cm" svg:y1="1cm" svg:x2="8.75cm" svg:y2="1cm">
          <text:p/>
        </draw:line>
        <draw:frame draw:style-name="gr7" draw:text-style-name="P7" draw:layer="layout" svg:width="3.625cm" svg:height="1cm" svg:x="8.688cm" svg:y="0.5cm">
          <draw:text-box>
            <text:p><text:span text:style-name="T3">Disciplines</text:span></text:p>
          </draw:text-box>
        </draw:frame>
        <draw:line draw:style-name="gr6" draw:text-style-name="P6" draw:layer="layout" svg:x1="12.25cm" svg:y1="1cm" svg:x2="21cm" svg:y2="1cm">
          <text:p/>
        </draw:line>
        <draw:frame draw:style-name="gr4" draw:text-style-name="P5" draw:layer="layout" svg:width="4.75cm" svg:height="0.75cm" svg:x="1cm" svg:y="1.75cm">
          <draw:text-box>
            <text:p><text:span text:style-name="T2">Animalism</text:span></text:p>
          </draw:text-box>
        </draw:frame>
        <draw:frame draw:style-name="gr4" draw:text-style-name="P5" draw:layer="layout" svg:width="4.75cm" svg:height="0.75cm" svg:x="1cm" svg:y="2.5cm">
          <draw:text-box>
            <text:p><text:span text:style-name="T2">Auspex</text:span></text:p>
          </draw:text-box>
        </draw:frame>
        <draw:frame draw:style-name="gr4" draw:text-style-name="P5" draw:layer="layout" svg:width="4.75cm" svg:height="0.75cm" svg:x="1cm" svg:y="3.25cm">
          <draw:text-box>
            <text:p><text:span text:style-name="T2">Blood Sorcery</text:span></text:p>
          </draw:text-box>
        </draw:frame>
        <draw:frame draw:style-name="gr4" draw:text-style-name="P5" draw:layer="layout" svg:width="4.75cm" svg:height="0.75cm" svg:x="1cm" svg:y="4.75cm">
          <draw:text-box>
            <text:p><text:span text:style-name="T2">Celerity</text:span></text:p>
          </draw:text-box>
        </draw:frame>
        <draw:frame draw:style-name="gr4" draw:text-style-name="P5" draw:layer="layout" svg:width="4.75cm" svg:height="0.75cm" svg:x="1cm" svg:y="5.5cm">
          <draw:text-box>
            <text:p><text:span text:style-name="T2">Dominate</text:span></text:p>
          </draw:text-box>
        </draw:frame>
        <draw:frame draw:style-name="gr4" draw:text-style-name="P5" draw:layer="layout" svg:width="4.75cm" svg:height="0.75cm" svg:x="1cm" svg:y="6.25cm">
          <draw:text-box>
            <text:p><text:span text:style-name="T2">Fortitude</text:span></text:p>
          </draw:text-box>
        </draw:frame>
        <draw:frame draw:style-name="gr4" draw:text-style-name="P5" draw:layer="layout" svg:width="4.75cm" svg:height="0.75cm" svg:x="1cm" svg:y="7cm">
          <draw:text-box>
            <text:p><text:span text:style-name="T2">Obfuscate</text:span></text:p>
          </draw:text-box>
        </draw:frame>
        <draw:frame draw:style-name="gr4" draw:text-style-name="P5" draw:layer="layout" svg:width="4.75cm" svg:height="0.75cm" svg:x="1cm" svg:y="7.75cm">
          <draw:text-box>
            <text:p><text:span text:style-name="T2">Oblivion</text:span></text:p>
          </draw:text-box>
        </draw:frame>
        <draw:frame draw:style-name="gr4" draw:text-style-name="P5" draw:layer="layout" svg:width="4.75cm" svg:height="0.75cm" svg:x="1cm" svg:y="9.25cm">
          <draw:text-box>
            <text:p><text:span text:style-name="T2">Potence</text:span></text:p>
          </draw:text-box>
        </draw:frame>
        <draw:frame draw:style-name="gr4" draw:text-style-name="P5" draw:layer="layout" svg:width="4.75cm" svg:height="0.75cm" svg:x="1cm" svg:y="10cm">
          <draw:text-box>
            <text:p><text:span text:style-name="T2">Presence</text:span></text:p>
          </draw:text-box>
        </draw:frame>
        <draw:frame draw:style-name="gr4" draw:text-style-name="P5" draw:layer="layout" svg:width="4.75cm" svg:height="0.75cm" svg:x="1cm" svg:y="10.75cm">
          <draw:text-box>
            <text:p><text:span text:style-name="T2">Protean</text:span></text:p>
          </draw:text-box>
        </draw:frame>
        <draw:frame draw:style-name="gr4" draw:text-style-name="P5" draw:layer="layout" svg:width="4.75cm" svg:height="0.75cm" svg:x="1cm" svg:y="11.5cm">
          <draw:text-box>
            <text:p><text:span text:style-name="T2">Thin-blood Alchemy</text:span></text:p>
          </draw:text-box>
        </draw:frame>
        <draw:frame draw:style-name="gr10" draw:text-style-name="P13" draw:layer="layout" svg:width="4.75cm" svg:height="0.75cm" svg:x="1cm" svg:y="4cm">
          <draw:text-box>
            <text:p text:style-name="P12"><text:span text:style-name="T2">Blood Sorcery Rituals</text:span></text:p>
          </draw:text-box>
        </draw:frame>
        <draw:frame draw:style-name="gr4" draw:text-style-name="P5" draw:layer="layout" svg:width="4.75cm" svg:height="0.75cm" svg:x="1cm" svg:y="8.5cm">
          <draw:text-box>
            <text:p><text:span text:style-name="T2">Oblivion Ceremonies</text:span></text:p>
          </draw:text-box>
        </draw:frame>
        <draw:frame draw:style-name="gr4" draw:text-style-name="P5" draw:layer="layout" svg:width="3.25cm" svg:height="0.75cm" svg:x="15.5cm" svg:y="1.25cm">
          <draw:text-box>
            <text:p><text:span text:style-name="T2">Blood Potency</text:span></text:p>
          </draw:text-box>
        </draw:frame>
        <draw:frame draw:style-name="gr4" draw:text-style-name="P5" draw:layer="layout" svg:width="3cm" svg:height="0.75cm" svg:x="15.75cm" svg:y="3cm">
          <draw:text-box>
            <text:p><text:span text:style-name="T2">Blood Surge</text:span></text:p>
          </draw:text-box>
        </draw:frame>
        <draw:frame draw:style-name="gr4" draw:text-style-name="P5" draw:layer="layout" svg:width="3.25cm" svg:height="0.75cm" svg:x="15.5cm" svg:y="4.75cm">
          <draw:text-box>
            <text:p><text:span text:style-name="T2">Mend Amount</text:span></text:p>
          </draw:text-box>
        </draw:frame>
        <draw:frame draw:style-name="gr4" draw:text-style-name="P5" draw:layer="layout" svg:width="3.25cm" svg:height="0.75cm" svg:x="15.5cm" svg:y="6.5cm">
          <draw:text-box>
            <text:p><text:span text:style-name="T2">Power Bonus</text:span></text:p>
          </draw:text-box>
        </draw:frame>
        <draw:frame draw:style-name="gr4" draw:text-style-name="P5" draw:layer="layout" svg:width="3.5cm" svg:height="0.75cm" svg:x="15.5cm" svg:y="8.25cm">
          <draw:text-box>
            <text:p><text:span text:style-name="T2">Rouse Re-Roll</text:span></text:p>
          </draw:text-box>
        </draw:frame>
        <draw:frame draw:style-name="gr4" draw:text-style-name="P5" draw:layer="layout" svg:width="3.75cm" svg:height="0.75cm" svg:x="15.25cm" svg:y="10cm">
          <draw:text-box>
            <text:p><text:span text:style-name="T2">Feeding Penalty</text:span></text:p>
          </draw:text-box>
        </draw:frame>
        <draw:frame draw:style-name="gr4" draw:text-style-name="P5" draw:layer="layout" svg:width="3.5cm" svg:height="0.75cm" svg:x="15.5cm" svg:y="11.75cm">
          <draw:text-box>
            <text:p><text:span text:style-name="T2">Bane Serverity</text:span></text:p>
          </draw:text-box>
        </draw:frame>
        <draw:control draw:style-name="gr3" draw:text-style-name="P4" draw:layer="controls" svg:width="3.75cm" svg:height="0.75cm" svg:x="5.5cm" svg:y="1.75cm" draw:control="control535"/>
        <draw:control draw:style-name="gr3" draw:text-style-name="P4" draw:layer="controls" svg:width="3.75cm" svg:height="0.75cm" svg:x="5.5cm" svg:y="4cm" draw:control="control536"/>
        <draw:control draw:style-name="gr3" draw:text-style-name="P4" draw:layer="controls" svg:width="3.75cm" svg:height="0.75cm" svg:x="5.5cm" svg:y="2.5cm" draw:control="control537"/>
        <draw:control draw:style-name="gr3" draw:text-style-name="P4" draw:layer="controls" svg:width="3.75cm" svg:height="0.75cm" svg:x="5.5cm" svg:y="6.25cm" draw:control="control538"/>
        <draw:control draw:style-name="gr3" draw:text-style-name="P4" draw:layer="controls" svg:width="3.75cm" svg:height="0.75cm" svg:x="5.5cm" svg:y="5.5cm" draw:control="control539"/>
        <draw:control draw:style-name="gr3" draw:text-style-name="P4" draw:layer="controls" svg:width="3.75cm" svg:height="0.75cm" svg:x="5.5cm" svg:y="4.75cm" draw:control="control540"/>
        <draw:control draw:style-name="gr3" draw:text-style-name="P4" draw:layer="controls" svg:width="3.75cm" svg:height="0.75cm" svg:x="5.5cm" svg:y="3.25cm" draw:control="control541"/>
        <draw:control draw:style-name="gr3" draw:text-style-name="P4" draw:layer="controls" svg:width="3.75cm" svg:height="0.75cm" svg:x="5.5cm" svg:y="7cm" draw:control="control542"/>
        <draw:control draw:style-name="gr3" draw:text-style-name="P4" draw:layer="controls" svg:width="3.75cm" svg:height="0.75cm" svg:x="5.5cm" svg:y="9.25cm" draw:control="control543"/>
        <draw:control draw:style-name="gr3" draw:text-style-name="P4" draw:layer="controls" svg:width="3.75cm" svg:height="0.75cm" svg:x="5.5cm" svg:y="7.75cm" draw:control="control544"/>
        <draw:control draw:style-name="gr3" draw:text-style-name="P4" draw:layer="controls" svg:width="3.75cm" svg:height="0.75cm" svg:x="5.5cm" svg:y="11.5cm" draw:control="control545"/>
        <draw:control draw:style-name="gr3" draw:text-style-name="P4" draw:layer="controls" svg:width="3.75cm" svg:height="0.75cm" svg:x="5.5cm" svg:y="10cm" draw:control="control546"/>
        <draw:control draw:style-name="gr3" draw:text-style-name="P4" draw:layer="controls" svg:width="3.75cm" svg:height="0.75cm" svg:x="5.5cm" svg:y="8.5cm" draw:control="control547"/>
        <draw:control draw:style-name="gr8" draw:text-style-name="P8" draw:layer="controls" svg:width="0.5cm" svg:height="0.75cm" svg:x="9.5cm" svg:y="3.25cm" draw:control="control548"/>
        <draw:control draw:style-name="gr8" draw:text-style-name="P8" draw:layer="controls" svg:width="0.5cm" svg:height="0.75cm" svg:x="9.85cm" svg:y="3.25cm" draw:control="control549"/>
        <draw:control draw:style-name="gr8" draw:text-style-name="P8" draw:layer="controls" svg:width="0.5cm" svg:height="0.75cm" svg:x="10.2cm" svg:y="3.25cm" draw:control="control550"/>
        <draw:control draw:style-name="gr8" draw:text-style-name="P8" draw:layer="controls" svg:width="0.5cm" svg:height="0.75cm" svg:x="10.55cm" svg:y="3.25cm" draw:control="control551"/>
        <draw:control draw:style-name="gr8" draw:text-style-name="P8" draw:layer="controls" svg:width="0.5cm" svg:height="0.75cm" svg:x="10.9cm" svg:y="3.25cm" draw:control="control552"/>
        <draw:control draw:style-name="gr8" draw:text-style-name="P8" draw:layer="controls" svg:width="0.5cm" svg:height="0.75cm" svg:x="11.6cm" svg:y="3.25cm" draw:control="control553"/>
        <draw:control draw:style-name="gr8" draw:text-style-name="P8" draw:layer="controls" svg:width="0.5cm" svg:height="0.75cm" svg:x="11.95cm" svg:y="3.25cm" draw:control="control554"/>
        <draw:control draw:style-name="gr8" draw:text-style-name="P8" draw:layer="controls" svg:width="0.5cm" svg:height="0.75cm" svg:x="12.3cm" svg:y="3.25cm" draw:control="control555"/>
        <draw:control draw:style-name="gr8" draw:text-style-name="P8" draw:layer="controls" svg:width="0.5cm" svg:height="0.75cm" svg:x="12.65cm" svg:y="3.25cm" draw:control="control556"/>
        <draw:control draw:style-name="gr8" draw:text-style-name="P8" draw:layer="controls" svg:width="0.5cm" svg:height="0.75cm" svg:x="13cm" svg:y="3.25cm" draw:control="control557"/>
        <draw:control draw:style-name="gr8" draw:text-style-name="P8" draw:layer="controls" svg:width="0.5cm" svg:height="0.75cm" svg:x="9.5cm" svg:y="2.5cm" draw:control="control558"/>
        <draw:control draw:style-name="gr8" draw:text-style-name="P8" draw:layer="controls" svg:width="0.5cm" svg:height="0.75cm" svg:x="9.85cm" svg:y="2.5cm" draw:control="control559"/>
        <draw:control draw:style-name="gr8" draw:text-style-name="P8" draw:layer="controls" svg:width="0.5cm" svg:height="0.75cm" svg:x="10.2cm" svg:y="2.5cm" draw:control="control560"/>
        <draw:control draw:style-name="gr8" draw:text-style-name="P8" draw:layer="controls" svg:width="0.5cm" svg:height="0.75cm" svg:x="10.55cm" svg:y="2.5cm" draw:control="control561"/>
        <draw:control draw:style-name="gr8" draw:text-style-name="P8" draw:layer="controls" svg:width="0.5cm" svg:height="0.75cm" svg:x="10.9cm" svg:y="2.5cm" draw:control="control562"/>
        <draw:control draw:style-name="gr8" draw:text-style-name="P8" draw:layer="controls" svg:width="0.5cm" svg:height="0.75cm" svg:x="11.6cm" svg:y="2.5cm" draw:control="control563"/>
        <draw:control draw:style-name="gr8" draw:text-style-name="P8" draw:layer="controls" svg:width="0.5cm" svg:height="0.75cm" svg:x="11.95cm" svg:y="2.5cm" draw:control="control564"/>
        <draw:control draw:style-name="gr8" draw:text-style-name="P8" draw:layer="controls" svg:width="0.5cm" svg:height="0.75cm" svg:x="12.3cm" svg:y="2.5cm" draw:control="control565"/>
        <draw:control draw:style-name="gr8" draw:text-style-name="P8" draw:layer="controls" svg:width="0.5cm" svg:height="0.75cm" svg:x="12.65cm" svg:y="2.5cm" draw:control="control566"/>
        <draw:control draw:style-name="gr8" draw:text-style-name="P8" draw:layer="controls" svg:width="0.5cm" svg:height="0.75cm" svg:x="13cm" svg:y="2.5cm" draw:control="control567"/>
        <draw:control draw:style-name="gr8" draw:text-style-name="P8" draw:layer="controls" svg:width="0.5cm" svg:height="0.75cm" svg:x="9.5cm" svg:y="1.75cm" draw:control="control568"/>
        <draw:control draw:style-name="gr8" draw:text-style-name="P8" draw:layer="controls" svg:width="0.5cm" svg:height="0.75cm" svg:x="9.85cm" svg:y="1.75cm" draw:control="control569"/>
        <draw:control draw:style-name="gr8" draw:text-style-name="P8" draw:layer="controls" svg:width="0.5cm" svg:height="0.75cm" svg:x="10.2cm" svg:y="1.75cm" draw:control="control570"/>
        <draw:control draw:style-name="gr8" draw:text-style-name="P8" draw:layer="controls" svg:width="0.5cm" svg:height="0.75cm" svg:x="10.55cm" svg:y="1.75cm" draw:control="control571"/>
        <draw:control draw:style-name="gr8" draw:text-style-name="P8" draw:layer="controls" svg:width="0.5cm" svg:height="0.75cm" svg:x="10.9cm" svg:y="1.75cm" draw:control="control572"/>
        <draw:control draw:style-name="gr8" draw:text-style-name="P8" draw:layer="controls" svg:width="0.5cm" svg:height="0.75cm" svg:x="11.6cm" svg:y="1.75cm" draw:control="control573"/>
        <draw:control draw:style-name="gr8" draw:text-style-name="P8" draw:layer="controls" svg:width="0.5cm" svg:height="0.75cm" svg:x="11.95cm" svg:y="1.75cm" draw:control="control574"/>
        <draw:control draw:style-name="gr8" draw:text-style-name="P8" draw:layer="controls" svg:width="0.5cm" svg:height="0.75cm" svg:x="12.3cm" svg:y="1.75cm" draw:control="control575"/>
        <draw:control draw:style-name="gr8" draw:text-style-name="P8" draw:layer="controls" svg:width="0.5cm" svg:height="0.75cm" svg:x="12.65cm" svg:y="1.75cm" draw:control="control576"/>
        <draw:control draw:style-name="gr8" draw:text-style-name="P8" draw:layer="controls" svg:width="0.5cm" svg:height="0.75cm" svg:x="13cm" svg:y="1.75cm" draw:control="control577"/>
        <draw:control draw:style-name="gr8" draw:text-style-name="P8" draw:layer="controls" svg:width="0.5cm" svg:height="0.75cm" svg:x="9.5cm" svg:y="5.5cm" draw:control="control578"/>
        <draw:control draw:style-name="gr8" draw:text-style-name="P8" draw:layer="controls" svg:width="0.5cm" svg:height="0.75cm" svg:x="9.85cm" svg:y="5.5cm" draw:control="control579"/>
        <draw:control draw:style-name="gr8" draw:text-style-name="P8" draw:layer="controls" svg:width="0.5cm" svg:height="0.75cm" svg:x="10.2cm" svg:y="5.5cm" draw:control="control580"/>
        <draw:control draw:style-name="gr8" draw:text-style-name="P8" draw:layer="controls" svg:width="0.5cm" svg:height="0.75cm" svg:x="10.55cm" svg:y="5.5cm" draw:control="control581"/>
        <draw:control draw:style-name="gr8" draw:text-style-name="P8" draw:layer="controls" svg:width="0.5cm" svg:height="0.75cm" svg:x="10.9cm" svg:y="5.5cm" draw:control="control582"/>
        <draw:control draw:style-name="gr8" draw:text-style-name="P8" draw:layer="controls" svg:width="0.5cm" svg:height="0.75cm" svg:x="11.6cm" svg:y="5.5cm" draw:control="control583"/>
        <draw:control draw:style-name="gr8" draw:text-style-name="P8" draw:layer="controls" svg:width="0.5cm" svg:height="0.75cm" svg:x="11.95cm" svg:y="5.5cm" draw:control="control584"/>
        <draw:control draw:style-name="gr8" draw:text-style-name="P8" draw:layer="controls" svg:width="0.5cm" svg:height="0.75cm" svg:x="12.3cm" svg:y="5.5cm" draw:control="control585"/>
        <draw:control draw:style-name="gr8" draw:text-style-name="P8" draw:layer="controls" svg:width="0.5cm" svg:height="0.75cm" svg:x="12.65cm" svg:y="5.5cm" draw:control="control586"/>
        <draw:control draw:style-name="gr8" draw:text-style-name="P8" draw:layer="controls" svg:width="0.5cm" svg:height="0.75cm" svg:x="13cm" svg:y="5.5cm" draw:control="control587"/>
        <draw:control draw:style-name="gr8" draw:text-style-name="P8" draw:layer="controls" svg:width="0.5cm" svg:height="0.75cm" svg:x="9.5cm" svg:y="4.75cm" draw:control="control588"/>
        <draw:control draw:style-name="gr8" draw:text-style-name="P8" draw:layer="controls" svg:width="0.5cm" svg:height="0.75cm" svg:x="9.85cm" svg:y="4.75cm" draw:control="control589"/>
        <draw:control draw:style-name="gr8" draw:text-style-name="P8" draw:layer="controls" svg:width="0.5cm" svg:height="0.75cm" svg:x="10.2cm" svg:y="4.75cm" draw:control="control590"/>
        <draw:control draw:style-name="gr8" draw:text-style-name="P8" draw:layer="controls" svg:width="0.5cm" svg:height="0.75cm" svg:x="10.55cm" svg:y="4.75cm" draw:control="control591"/>
        <draw:control draw:style-name="gr8" draw:text-style-name="P8" draw:layer="controls" svg:width="0.5cm" svg:height="0.75cm" svg:x="10.9cm" svg:y="4.75cm" draw:control="control592"/>
        <draw:control draw:style-name="gr8" draw:text-style-name="P8" draw:layer="controls" svg:width="0.5cm" svg:height="0.75cm" svg:x="11.6cm" svg:y="4.75cm" draw:control="control593"/>
        <draw:control draw:style-name="gr8" draw:text-style-name="P8" draw:layer="controls" svg:width="0.5cm" svg:height="0.75cm" svg:x="11.95cm" svg:y="4.75cm" draw:control="control594"/>
        <draw:control draw:style-name="gr8" draw:text-style-name="P8" draw:layer="controls" svg:width="0.5cm" svg:height="0.75cm" svg:x="12.3cm" svg:y="4.75cm" draw:control="control595"/>
        <draw:control draw:style-name="gr8" draw:text-style-name="P8" draw:layer="controls" svg:width="0.5cm" svg:height="0.75cm" svg:x="12.65cm" svg:y="4.75cm" draw:control="control596"/>
        <draw:control draw:style-name="gr8" draw:text-style-name="P8" draw:layer="controls" svg:width="0.5cm" svg:height="0.75cm" svg:x="13cm" svg:y="4.75cm" draw:control="control597"/>
        <draw:control draw:style-name="gr8" draw:text-style-name="P8" draw:layer="controls" svg:width="0.5cm" svg:height="0.75cm" svg:x="9.5cm" svg:y="4cm" draw:control="control598"/>
        <draw:control draw:style-name="gr8" draw:text-style-name="P8" draw:layer="controls" svg:width="0.5cm" svg:height="0.75cm" svg:x="9.85cm" svg:y="4cm" draw:control="control599"/>
        <draw:control draw:style-name="gr8" draw:text-style-name="P8" draw:layer="controls" svg:width="0.5cm" svg:height="0.75cm" svg:x="10.2cm" svg:y="4cm" draw:control="control600"/>
        <draw:control draw:style-name="gr8" draw:text-style-name="P8" draw:layer="controls" svg:width="0.5cm" svg:height="0.75cm" svg:x="10.55cm" svg:y="4cm" draw:control="control601"/>
        <draw:control draw:style-name="gr8" draw:text-style-name="P8" draw:layer="controls" svg:width="0.5cm" svg:height="0.75cm" svg:x="10.9cm" svg:y="4cm" draw:control="control602"/>
        <draw:control draw:style-name="gr8" draw:text-style-name="P8" draw:layer="controls" svg:width="0.5cm" svg:height="0.75cm" svg:x="11.6cm" svg:y="4cm" draw:control="control603"/>
        <draw:control draw:style-name="gr8" draw:text-style-name="P8" draw:layer="controls" svg:width="0.5cm" svg:height="0.75cm" svg:x="11.95cm" svg:y="4cm" draw:control="control604"/>
        <draw:control draw:style-name="gr8" draw:text-style-name="P8" draw:layer="controls" svg:width="0.5cm" svg:height="0.75cm" svg:x="12.3cm" svg:y="4cm" draw:control="control605"/>
        <draw:control draw:style-name="gr8" draw:text-style-name="P8" draw:layer="controls" svg:width="0.5cm" svg:height="0.75cm" svg:x="12.65cm" svg:y="4cm" draw:control="control606"/>
        <draw:control draw:style-name="gr8" draw:text-style-name="P8" draw:layer="controls" svg:width="0.5cm" svg:height="0.75cm" svg:x="13cm" svg:y="4cm" draw:control="control607"/>
        <draw:control draw:style-name="gr8" draw:text-style-name="P8" draw:layer="controls" svg:width="0.5cm" svg:height="0.75cm" svg:x="9.5cm" svg:y="7.75cm" draw:control="control608"/>
        <draw:control draw:style-name="gr8" draw:text-style-name="P8" draw:layer="controls" svg:width="0.5cm" svg:height="0.75cm" svg:x="9.85cm" svg:y="7.75cm" draw:control="control609"/>
        <draw:control draw:style-name="gr8" draw:text-style-name="P8" draw:layer="controls" svg:width="0.5cm" svg:height="0.75cm" svg:x="10.2cm" svg:y="7.75cm" draw:control="control610"/>
        <draw:control draw:style-name="gr8" draw:text-style-name="P8" draw:layer="controls" svg:width="0.5cm" svg:height="0.75cm" svg:x="10.55cm" svg:y="7.75cm" draw:control="control611"/>
        <draw:control draw:style-name="gr8" draw:text-style-name="P8" draw:layer="controls" svg:width="0.5cm" svg:height="0.75cm" svg:x="10.9cm" svg:y="7.75cm" draw:control="control612"/>
        <draw:control draw:style-name="gr8" draw:text-style-name="P8" draw:layer="controls" svg:width="0.5cm" svg:height="0.75cm" svg:x="11.6cm" svg:y="7.75cm" draw:control="control613"/>
        <draw:control draw:style-name="gr8" draw:text-style-name="P8" draw:layer="controls" svg:width="0.5cm" svg:height="0.75cm" svg:x="11.95cm" svg:y="7.75cm" draw:control="control614"/>
        <draw:control draw:style-name="gr8" draw:text-style-name="P8" draw:layer="controls" svg:width="0.5cm" svg:height="0.75cm" svg:x="12.3cm" svg:y="7.75cm" draw:control="control615"/>
        <draw:control draw:style-name="gr8" draw:text-style-name="P8" draw:layer="controls" svg:width="0.5cm" svg:height="0.75cm" svg:x="12.65cm" svg:y="7.75cm" draw:control="control616"/>
        <draw:control draw:style-name="gr8" draw:text-style-name="P8" draw:layer="controls" svg:width="0.5cm" svg:height="0.75cm" svg:x="13cm" svg:y="7.75cm" draw:control="control617"/>
        <draw:control draw:style-name="gr8" draw:text-style-name="P8" draw:layer="controls" svg:width="0.5cm" svg:height="0.75cm" svg:x="9.5cm" svg:y="7cm" draw:control="control618"/>
        <draw:control draw:style-name="gr8" draw:text-style-name="P8" draw:layer="controls" svg:width="0.5cm" svg:height="0.75cm" svg:x="9.85cm" svg:y="7cm" draw:control="control619"/>
        <draw:control draw:style-name="gr8" draw:text-style-name="P8" draw:layer="controls" svg:width="0.5cm" svg:height="0.75cm" svg:x="10.2cm" svg:y="7cm" draw:control="control620"/>
        <draw:control draw:style-name="gr8" draw:text-style-name="P8" draw:layer="controls" svg:width="0.5cm" svg:height="0.75cm" svg:x="10.55cm" svg:y="7cm" draw:control="control621"/>
        <draw:control draw:style-name="gr8" draw:text-style-name="P8" draw:layer="controls" svg:width="0.5cm" svg:height="0.75cm" svg:x="10.9cm" svg:y="7cm" draw:control="control622"/>
        <draw:control draw:style-name="gr8" draw:text-style-name="P8" draw:layer="controls" svg:width="0.5cm" svg:height="0.75cm" svg:x="11.6cm" svg:y="7cm" draw:control="control623"/>
        <draw:control draw:style-name="gr8" draw:text-style-name="P8" draw:layer="controls" svg:width="0.5cm" svg:height="0.75cm" svg:x="11.95cm" svg:y="7cm" draw:control="control624"/>
        <draw:control draw:style-name="gr8" draw:text-style-name="P8" draw:layer="controls" svg:width="0.5cm" svg:height="0.75cm" svg:x="12.3cm" svg:y="7cm" draw:control="control625"/>
        <draw:control draw:style-name="gr8" draw:text-style-name="P8" draw:layer="controls" svg:width="0.5cm" svg:height="0.75cm" svg:x="12.65cm" svg:y="7cm" draw:control="control626"/>
        <draw:control draw:style-name="gr8" draw:text-style-name="P8" draw:layer="controls" svg:width="0.5cm" svg:height="0.75cm" svg:x="13cm" svg:y="7cm" draw:control="control627"/>
        <draw:control draw:style-name="gr8" draw:text-style-name="P8" draw:layer="controls" svg:width="0.5cm" svg:height="0.75cm" svg:x="9.5cm" svg:y="6.25cm" draw:control="control628"/>
        <draw:control draw:style-name="gr8" draw:text-style-name="P8" draw:layer="controls" svg:width="0.5cm" svg:height="0.75cm" svg:x="9.85cm" svg:y="6.25cm" draw:control="control629"/>
        <draw:control draw:style-name="gr8" draw:text-style-name="P8" draw:layer="controls" svg:width="0.5cm" svg:height="0.75cm" svg:x="10.2cm" svg:y="6.25cm" draw:control="control630"/>
        <draw:control draw:style-name="gr8" draw:text-style-name="P8" draw:layer="controls" svg:width="0.5cm" svg:height="0.75cm" svg:x="10.55cm" svg:y="6.25cm" draw:control="control631"/>
        <draw:control draw:style-name="gr8" draw:text-style-name="P8" draw:layer="controls" svg:width="0.5cm" svg:height="0.75cm" svg:x="10.9cm" svg:y="6.25cm" draw:control="control632"/>
        <draw:control draw:style-name="gr8" draw:text-style-name="P8" draw:layer="controls" svg:width="0.5cm" svg:height="0.75cm" svg:x="11.6cm" svg:y="6.25cm" draw:control="control633"/>
        <draw:control draw:style-name="gr8" draw:text-style-name="P8" draw:layer="controls" svg:width="0.5cm" svg:height="0.75cm" svg:x="11.95cm" svg:y="6.25cm" draw:control="control634"/>
        <draw:control draw:style-name="gr8" draw:text-style-name="P8" draw:layer="controls" svg:width="0.5cm" svg:height="0.75cm" svg:x="12.3cm" svg:y="6.25cm" draw:control="control635"/>
        <draw:control draw:style-name="gr8" draw:text-style-name="P8" draw:layer="controls" svg:width="0.5cm" svg:height="0.75cm" svg:x="12.65cm" svg:y="6.25cm" draw:control="control636"/>
        <draw:control draw:style-name="gr8" draw:text-style-name="P8" draw:layer="controls" svg:width="0.5cm" svg:height="0.75cm" svg:x="13cm" svg:y="6.25cm" draw:control="control637"/>
        <draw:control draw:style-name="gr8" draw:text-style-name="P8" draw:layer="controls" svg:width="0.5cm" svg:height="0.75cm" svg:x="9.5cm" svg:y="10cm" draw:control="control638"/>
        <draw:control draw:style-name="gr8" draw:text-style-name="P8" draw:layer="controls" svg:width="0.5cm" svg:height="0.75cm" svg:x="9.85cm" svg:y="10cm" draw:control="control639"/>
        <draw:control draw:style-name="gr8" draw:text-style-name="P8" draw:layer="controls" svg:width="0.5cm" svg:height="0.75cm" svg:x="10.2cm" svg:y="10cm" draw:control="control640"/>
        <draw:control draw:style-name="gr8" draw:text-style-name="P8" draw:layer="controls" svg:width="0.5cm" svg:height="0.75cm" svg:x="10.55cm" svg:y="10cm" draw:control="control641"/>
        <draw:control draw:style-name="gr8" draw:text-style-name="P8" draw:layer="controls" svg:width="0.5cm" svg:height="0.75cm" svg:x="10.9cm" svg:y="10cm" draw:control="control642"/>
        <draw:control draw:style-name="gr8" draw:text-style-name="P8" draw:layer="controls" svg:width="0.5cm" svg:height="0.75cm" svg:x="11.6cm" svg:y="10cm" draw:control="control643"/>
        <draw:control draw:style-name="gr8" draw:text-style-name="P8" draw:layer="controls" svg:width="0.5cm" svg:height="0.75cm" svg:x="11.95cm" svg:y="10cm" draw:control="control644"/>
        <draw:control draw:style-name="gr8" draw:text-style-name="P8" draw:layer="controls" svg:width="0.5cm" svg:height="0.75cm" svg:x="12.3cm" svg:y="10cm" draw:control="control645"/>
        <draw:control draw:style-name="gr8" draw:text-style-name="P8" draw:layer="controls" svg:width="0.5cm" svg:height="0.75cm" svg:x="12.65cm" svg:y="10cm" draw:control="control646"/>
        <draw:control draw:style-name="gr8" draw:text-style-name="P8" draw:layer="controls" svg:width="0.5cm" svg:height="0.75cm" svg:x="13cm" svg:y="10cm" draw:control="control647"/>
        <draw:control draw:style-name="gr8" draw:text-style-name="P8" draw:layer="controls" svg:width="0.5cm" svg:height="0.75cm" svg:x="9.5cm" svg:y="9.25cm" draw:control="control648"/>
        <draw:control draw:style-name="gr8" draw:text-style-name="P8" draw:layer="controls" svg:width="0.5cm" svg:height="0.75cm" svg:x="9.85cm" svg:y="9.25cm" draw:control="control649"/>
        <draw:control draw:style-name="gr8" draw:text-style-name="P8" draw:layer="controls" svg:width="0.5cm" svg:height="0.75cm" svg:x="10.2cm" svg:y="9.25cm" draw:control="control650"/>
        <draw:control draw:style-name="gr8" draw:text-style-name="P8" draw:layer="controls" svg:width="0.5cm" svg:height="0.75cm" svg:x="10.55cm" svg:y="9.25cm" draw:control="control651"/>
        <draw:control draw:style-name="gr8" draw:text-style-name="P8" draw:layer="controls" svg:width="0.5cm" svg:height="0.75cm" svg:x="10.9cm" svg:y="9.25cm" draw:control="control652"/>
        <draw:control draw:style-name="gr8" draw:text-style-name="P8" draw:layer="controls" svg:width="0.5cm" svg:height="0.75cm" svg:x="11.6cm" svg:y="9.25cm" draw:control="control653"/>
        <draw:control draw:style-name="gr8" draw:text-style-name="P8" draw:layer="controls" svg:width="0.5cm" svg:height="0.75cm" svg:x="11.95cm" svg:y="9.25cm" draw:control="control654"/>
        <draw:control draw:style-name="gr8" draw:text-style-name="P8" draw:layer="controls" svg:width="0.5cm" svg:height="0.75cm" svg:x="12.3cm" svg:y="9.25cm" draw:control="control655"/>
        <draw:control draw:style-name="gr8" draw:text-style-name="P8" draw:layer="controls" svg:width="0.5cm" svg:height="0.75cm" svg:x="12.65cm" svg:y="9.25cm" draw:control="control656"/>
        <draw:control draw:style-name="gr8" draw:text-style-name="P8" draw:layer="controls" svg:width="0.5cm" svg:height="0.75cm" svg:x="13cm" svg:y="9.25cm" draw:control="control657"/>
        <draw:control draw:style-name="gr8" draw:text-style-name="P8" draw:layer="controls" svg:width="0.5cm" svg:height="0.75cm" svg:x="9.5cm" svg:y="8.5cm" draw:control="control658"/>
        <draw:control draw:style-name="gr8" draw:text-style-name="P8" draw:layer="controls" svg:width="0.5cm" svg:height="0.75cm" svg:x="9.85cm" svg:y="8.5cm" draw:control="control659"/>
        <draw:control draw:style-name="gr8" draw:text-style-name="P8" draw:layer="controls" svg:width="0.5cm" svg:height="0.75cm" svg:x="10.2cm" svg:y="8.5cm" draw:control="control660"/>
        <draw:control draw:style-name="gr8" draw:text-style-name="P8" draw:layer="controls" svg:width="0.5cm" svg:height="0.75cm" svg:x="10.55cm" svg:y="8.5cm" draw:control="control661"/>
        <draw:control draw:style-name="gr8" draw:text-style-name="P8" draw:layer="controls" svg:width="0.5cm" svg:height="0.75cm" svg:x="10.9cm" svg:y="8.5cm" draw:control="control662"/>
        <draw:control draw:style-name="gr8" draw:text-style-name="P8" draw:layer="controls" svg:width="0.5cm" svg:height="0.75cm" svg:x="11.6cm" svg:y="8.5cm" draw:control="control663"/>
        <draw:control draw:style-name="gr8" draw:text-style-name="P8" draw:layer="controls" svg:width="0.5cm" svg:height="0.75cm" svg:x="11.95cm" svg:y="8.5cm" draw:control="control664"/>
        <draw:control draw:style-name="gr8" draw:text-style-name="P8" draw:layer="controls" svg:width="0.5cm" svg:height="0.75cm" svg:x="12.3cm" svg:y="8.5cm" draw:control="control665"/>
        <draw:control draw:style-name="gr8" draw:text-style-name="P8" draw:layer="controls" svg:width="0.5cm" svg:height="0.75cm" svg:x="12.65cm" svg:y="8.5cm" draw:control="control666"/>
        <draw:control draw:style-name="gr8" draw:text-style-name="P8" draw:layer="controls" svg:width="0.5cm" svg:height="0.75cm" svg:x="13cm" svg:y="8.5cm" draw:control="control667"/>
        <draw:control draw:style-name="gr8" draw:text-style-name="P8" draw:layer="controls" svg:width="0.5cm" svg:height="0.75cm" svg:x="9.5cm" svg:y="11.5cm" draw:control="control668"/>
        <draw:control draw:style-name="gr8" draw:text-style-name="P8" draw:layer="controls" svg:width="0.5cm" svg:height="0.75cm" svg:x="9.85cm" svg:y="11.5cm" draw:control="control669"/>
        <draw:control draw:style-name="gr8" draw:text-style-name="P8" draw:layer="controls" svg:width="0.5cm" svg:height="0.75cm" svg:x="10.2cm" svg:y="11.5cm" draw:control="control670"/>
        <draw:control draw:style-name="gr8" draw:text-style-name="P8" draw:layer="controls" svg:width="0.5cm" svg:height="0.75cm" svg:x="10.55cm" svg:y="11.5cm" draw:control="control671"/>
        <draw:control draw:style-name="gr8" draw:text-style-name="P8" draw:layer="controls" svg:width="0.5cm" svg:height="0.75cm" svg:x="10.9cm" svg:y="11.5cm" draw:control="control672"/>
        <draw:control draw:style-name="gr8" draw:text-style-name="P8" draw:layer="controls" svg:width="0.5cm" svg:height="0.75cm" svg:x="11.6cm" svg:y="11.5cm" draw:control="control673"/>
        <draw:control draw:style-name="gr8" draw:text-style-name="P8" draw:layer="controls" svg:width="0.5cm" svg:height="0.75cm" svg:x="11.95cm" svg:y="11.5cm" draw:control="control674"/>
        <draw:control draw:style-name="gr8" draw:text-style-name="P8" draw:layer="controls" svg:width="0.5cm" svg:height="0.75cm" svg:x="12.3cm" svg:y="11.5cm" draw:control="control675"/>
        <draw:control draw:style-name="gr8" draw:text-style-name="P8" draw:layer="controls" svg:width="0.5cm" svg:height="0.75cm" svg:x="12.65cm" svg:y="11.5cm" draw:control="control676"/>
        <draw:control draw:style-name="gr8" draw:text-style-name="P8" draw:layer="controls" svg:width="0.5cm" svg:height="0.75cm" svg:x="13cm" svg:y="11.5cm" draw:control="control677"/>
        <draw:control draw:style-name="gr8" draw:text-style-name="P8" draw:layer="controls" svg:width="0.5cm" svg:height="0.75cm" svg:x="9.5cm" svg:y="10.75cm" draw:control="control678"/>
        <draw:control draw:style-name="gr8" draw:text-style-name="P8" draw:layer="controls" svg:width="0.5cm" svg:height="0.75cm" svg:x="9.85cm" svg:y="10.75cm" draw:control="control679"/>
        <draw:control draw:style-name="gr8" draw:text-style-name="P8" draw:layer="controls" svg:width="0.5cm" svg:height="0.75cm" svg:x="10.2cm" svg:y="10.75cm" draw:control="control680"/>
        <draw:control draw:style-name="gr8" draw:text-style-name="P8" draw:layer="controls" svg:width="0.5cm" svg:height="0.75cm" svg:x="10.55cm" svg:y="10.75cm" draw:control="control681"/>
        <draw:control draw:style-name="gr8" draw:text-style-name="P8" draw:layer="controls" svg:width="0.5cm" svg:height="0.75cm" svg:x="10.9cm" svg:y="10.75cm" draw:control="control682"/>
        <draw:control draw:style-name="gr8" draw:text-style-name="P8" draw:layer="controls" svg:width="0.5cm" svg:height="0.75cm" svg:x="11.6cm" svg:y="10.75cm" draw:control="control683"/>
        <draw:control draw:style-name="gr8" draw:text-style-name="P8" draw:layer="controls" svg:width="0.5cm" svg:height="0.75cm" svg:x="11.95cm" svg:y="10.75cm" draw:control="control684"/>
        <draw:control draw:style-name="gr8" draw:text-style-name="P8" draw:layer="controls" svg:width="0.5cm" svg:height="0.75cm" svg:x="12.3cm" svg:y="10.75cm" draw:control="control685"/>
        <draw:control draw:style-name="gr8" draw:text-style-name="P8" draw:layer="controls" svg:width="0.5cm" svg:height="0.75cm" svg:x="12.65cm" svg:y="10.75cm" draw:control="control686"/>
        <draw:control draw:style-name="gr8" draw:text-style-name="P8" draw:layer="controls" svg:width="0.5cm" svg:height="0.75cm" svg:x="13cm" svg:y="10.75cm" draw:control="control687"/>
        <draw:control draw:style-name="gr8" draw:text-style-name="P8" draw:layer="controls" svg:width="0.5cm" svg:height="0.75cm" svg:x="15.25cm" svg:y="2cm" draw:control="control688"/>
        <draw:control draw:style-name="gr8" draw:text-style-name="P8" draw:layer="controls" svg:width="0.5cm" svg:height="0.75cm" svg:x="15.6cm" svg:y="2cm" draw:control="control689"/>
        <draw:control draw:style-name="gr8" draw:text-style-name="P8" draw:layer="controls" svg:width="0.5cm" svg:height="0.75cm" svg:x="15.95cm" svg:y="2cm" draw:control="control690"/>
        <draw:control draw:style-name="gr8" draw:text-style-name="P8" draw:layer="controls" svg:width="0.5cm" svg:height="0.75cm" svg:x="16.3cm" svg:y="2cm" draw:control="control691"/>
        <draw:control draw:style-name="gr8" draw:text-style-name="P8" draw:layer="controls" svg:width="0.5cm" svg:height="0.75cm" svg:x="16.65cm" svg:y="2cm" draw:control="control692"/>
        <draw:control draw:style-name="gr8" draw:text-style-name="P8" draw:layer="controls" svg:width="0.5cm" svg:height="0.75cm" svg:x="17.35cm" svg:y="2cm" draw:control="control693"/>
        <draw:control draw:style-name="gr8" draw:text-style-name="P8" draw:layer="controls" svg:width="0.5cm" svg:height="0.75cm" svg:x="17.7cm" svg:y="2cm" draw:control="control694"/>
        <draw:control draw:style-name="gr8" draw:text-style-name="P8" draw:layer="controls" svg:width="0.5cm" svg:height="0.75cm" svg:x="18.05cm" svg:y="2cm" draw:control="control695"/>
        <draw:control draw:style-name="gr8" draw:text-style-name="P8" draw:layer="controls" svg:width="0.5cm" svg:height="0.75cm" svg:x="18.4cm" svg:y="2cm" draw:control="control696"/>
        <draw:control draw:style-name="gr8" draw:text-style-name="P8" draw:layer="controls" svg:width="0.5cm" svg:height="0.75cm" svg:x="18.75cm" svg:y="2cm" draw:control="control697"/>
        <draw:control draw:style-name="gr3" draw:text-style-name="P4" draw:layer="controls" svg:width="3.75cm" svg:height="0.75cm" svg:x="15.25cm" svg:y="3.75cm" draw:control="control698"/>
        <draw:control draw:style-name="gr3" draw:text-style-name="P4" draw:layer="controls" svg:width="3.75cm" svg:height="0.75cm" svg:x="15.25cm" svg:y="5.5cm" draw:control="control699"/>
        <draw:control draw:style-name="gr3" draw:text-style-name="P4" draw:layer="controls" svg:width="3.75cm" svg:height="0.75cm" svg:x="15.25cm" svg:y="7.25cm" draw:control="control700"/>
        <draw:control draw:style-name="gr3" draw:text-style-name="P4" draw:layer="controls" svg:width="3.75cm" svg:height="0.75cm" svg:x="15.25cm" svg:y="9cm" draw:control="control701"/>
        <draw:control draw:style-name="gr3" draw:text-style-name="P4" draw:layer="controls" svg:width="3.75cm" svg:height="0.75cm" svg:x="15.25cm" svg:y="10.75cm" draw:control="control702"/>
        <draw:control draw:style-name="gr3" draw:text-style-name="P4" draw:layer="controls" svg:width="3.75cm" svg:height="0.75cm" svg:x="15.25cm" svg:y="12.5cm" draw:control="control703"/>
        <draw:control draw:style-name="gr3" draw:text-style-name="P4" draw:layer="controls" svg:width="3.75cm" svg:height="0.75cm" svg:x="5.5cm" svg:y="10.75cm" draw:control="control704"/>
        <draw:frame draw:style-name="gr4" draw:text-style-name="P5" draw:layer="layout" svg:width="2.25cm" svg:height="0.75cm" svg:x="0.25cm" svg:y="12.5cm">
          <draw:text-box>
            <text:p><text:span text:style-name="T2">Predator</text:span></text:p>
          </draw:text-box>
        </draw:frame>
        <draw:control draw:style-name="gr3" draw:text-style-name="P4" draw:layer="controls" svg:width="3.75cm" svg:height="0.75cm" svg:x="2.25cm" svg:y="12.5cm" draw:control="control705"/>
        <draw:control draw:style-name="gr3" draw:text-style-name="P4" draw:layer="controls" svg:width="4cm" svg:height="0.75cm" svg:x="6.25cm" svg:y="12.5cm" draw:control="control706"/>
        <draw:control draw:style-name="gr3" draw:text-style-name="P4" draw:layer="controls" svg:width="4.25cm" svg:height="0.75cm" svg:x="10.5cm" svg:y="12.5cm" draw:control="control707"/>
        <draw:frame draw:style-name="gr4" draw:text-style-name="P5" draw:layer="layout" svg:width="4.75cm" svg:height="0.75cm" svg:x="2.375cm" svg:y="13.595cm">
          <draw:text-box>
            <text:p><text:span text:style-name="T2">Experience To Spend</text:span></text:p>
          </draw:text-box>
        </draw:frame>
        <draw:frame draw:style-name="gr4" draw:text-style-name="P5" draw:layer="layout" svg:width="3.75cm" svg:height="0.75cm" svg:x="11.375cm" svg:y="13.595cm">
          <draw:text-box>
            <text:p><text:span text:style-name="T2">Total Experience</text:span></text:p>
          </draw:text-box>
        </draw:frame>
        <draw:control draw:style-name="gr3" draw:text-style-name="P4" draw:layer="controls" svg:width="3.75cm" svg:height="0.75cm" svg:x="6.875cm" svg:y="13.595cm" draw:control="control708"/>
        <draw:control draw:style-name="gr3" draw:text-style-name="P4" draw:layer="controls" svg:width="3.75cm" svg:height="0.75cm" svg:x="14.97cm" svg:y="13.595cm" draw:control="control709"/>
        <draw:frame draw:style-name="gr11" draw:text-style-name="P14" draw:layer="layout" svg:width="2.25cm" svg:height="0.977cm" svg:x="5.25cm" svg:y="15cm">
          <draw:text-box>
            <text:p><text:span text:style-name="T3">Merits</text:span></text:p>
          </draw:text-box>
        </draw:frame>
        <draw:frame draw:style-name="gr7" draw:text-style-name="P14" draw:layer="layout" svg:width="2.25cm" svg:height="1cm" svg:x="14.25cm" svg:y="15cm">
          <draw:text-box>
            <text:p><text:span text:style-name="T3">Flaws</text:span></text:p>
          </draw:text-box>
        </draw:frame>
        <draw:control draw:style-name="gr3" draw:text-style-name="P4" draw:layer="controls" svg:width="3.75cm" svg:height="0.75cm" svg:x="2cm" svg:y="16.2cm" draw:control="control710"/>
        <draw:control draw:style-name="gr3" draw:text-style-name="P4" draw:layer="controls" svg:width="3.75cm" svg:height="0.75cm" svg:x="2cm" svg:y="18.45cm" draw:control="control711"/>
        <draw:control draw:style-name="gr3" draw:text-style-name="P4" draw:layer="controls" svg:width="3.75cm" svg:height="0.75cm" svg:x="2cm" svg:y="16.95cm" draw:control="control712"/>
        <draw:control draw:style-name="gr3" draw:text-style-name="P4" draw:layer="controls" svg:width="3.75cm" svg:height="0.75cm" svg:x="2cm" svg:y="20.7cm" draw:control="control713"/>
        <draw:control draw:style-name="gr3" draw:text-style-name="P4" draw:layer="controls" svg:width="3.75cm" svg:height="0.75cm" svg:x="2cm" svg:y="19.95cm" draw:control="control714"/>
        <draw:control draw:style-name="gr3" draw:text-style-name="P4" draw:layer="controls" svg:width="3.75cm" svg:height="0.75cm" svg:x="2cm" svg:y="19.2cm" draw:control="control715"/>
        <draw:control draw:style-name="gr3" draw:text-style-name="P4" draw:layer="controls" svg:width="3.75cm" svg:height="0.75cm" svg:x="2cm" svg:y="17.7cm" draw:control="control716"/>
        <draw:control draw:style-name="gr3" draw:text-style-name="P4" draw:layer="controls" svg:width="3.75cm" svg:height="0.75cm" svg:x="2cm" svg:y="21.45cm" draw:control="control717"/>
        <draw:control draw:style-name="gr3" draw:text-style-name="P4" draw:layer="controls" svg:width="3.75cm" svg:height="0.75cm" svg:x="2cm" svg:y="23.7cm" draw:control="control718"/>
        <draw:control draw:style-name="gr3" draw:text-style-name="P4" draw:layer="controls" svg:width="3.75cm" svg:height="0.75cm" svg:x="2cm" svg:y="22.2cm" draw:control="control719"/>
        <draw:control draw:style-name="gr3" draw:text-style-name="P4" draw:layer="controls" svg:width="3.75cm" svg:height="0.75cm" svg:x="2cm" svg:y="25.95cm" draw:control="control720"/>
        <draw:control draw:style-name="gr3" draw:text-style-name="P4" draw:layer="controls" svg:width="3.75cm" svg:height="0.75cm" svg:x="2cm" svg:y="25.2cm" draw:control="control721"/>
        <draw:control draw:style-name="gr3" draw:text-style-name="P4" draw:layer="controls" svg:width="3.75cm" svg:height="0.75cm" svg:x="2cm" svg:y="24.45cm" draw:control="control722"/>
        <draw:control draw:style-name="gr3" draw:text-style-name="P4" draw:layer="controls" svg:width="3.75cm" svg:height="0.75cm" svg:x="2cm" svg:y="22.95cm" draw:control="control723"/>
        <draw:control draw:style-name="gr8" draw:text-style-name="P8" draw:layer="controls" svg:width="0.5cm" svg:height="0.75cm" svg:x="6cm" svg:y="17.7cm" draw:control="control724"/>
        <draw:control draw:style-name="gr8" draw:text-style-name="P8" draw:layer="controls" svg:width="0.5cm" svg:height="0.75cm" svg:x="6.35cm" svg:y="17.7cm" draw:control="control725"/>
        <draw:control draw:style-name="gr8" draw:text-style-name="P8" draw:layer="controls" svg:width="0.5cm" svg:height="0.75cm" svg:x="6.7cm" svg:y="17.7cm" draw:control="control726"/>
        <draw:control draw:style-name="gr8" draw:text-style-name="P8" draw:layer="controls" svg:width="0.5cm" svg:height="0.75cm" svg:x="7.05cm" svg:y="17.7cm" draw:control="control727"/>
        <draw:control draw:style-name="gr8" draw:text-style-name="P8" draw:layer="controls" svg:width="0.5cm" svg:height="0.75cm" svg:x="7.4cm" svg:y="17.7cm" draw:control="control728"/>
        <draw:control draw:style-name="gr8" draw:text-style-name="P8" draw:layer="controls" svg:width="0.5cm" svg:height="0.75cm" svg:x="8.1cm" svg:y="17.7cm" draw:control="control729"/>
        <draw:control draw:style-name="gr8" draw:text-style-name="P8" draw:layer="controls" svg:width="0.5cm" svg:height="0.75cm" svg:x="8.45cm" svg:y="17.7cm" draw:control="control730"/>
        <draw:control draw:style-name="gr8" draw:text-style-name="P8" draw:layer="controls" svg:width="0.5cm" svg:height="0.75cm" svg:x="8.8cm" svg:y="17.7cm" draw:control="control731"/>
        <draw:control draw:style-name="gr8" draw:text-style-name="P8" draw:layer="controls" svg:width="0.5cm" svg:height="0.75cm" svg:x="9.15cm" svg:y="17.7cm" draw:control="control732"/>
        <draw:control draw:style-name="gr8" draw:text-style-name="P8" draw:layer="controls" svg:width="0.5cm" svg:height="0.75cm" svg:x="9.5cm" svg:y="17.7cm" draw:control="control733"/>
        <draw:control draw:style-name="gr8" draw:text-style-name="P8" draw:layer="controls" svg:width="0.5cm" svg:height="0.75cm" svg:x="6cm" svg:y="16.95cm" draw:control="control734"/>
        <draw:control draw:style-name="gr8" draw:text-style-name="P8" draw:layer="controls" svg:width="0.5cm" svg:height="0.75cm" svg:x="6.35cm" svg:y="16.95cm" draw:control="control735"/>
        <draw:control draw:style-name="gr8" draw:text-style-name="P8" draw:layer="controls" svg:width="0.5cm" svg:height="0.75cm" svg:x="6.7cm" svg:y="16.95cm" draw:control="control736"/>
        <draw:control draw:style-name="gr8" draw:text-style-name="P8" draw:layer="controls" svg:width="0.5cm" svg:height="0.75cm" svg:x="7.05cm" svg:y="16.95cm" draw:control="control737"/>
        <draw:control draw:style-name="gr8" draw:text-style-name="P8" draw:layer="controls" svg:width="0.5cm" svg:height="0.75cm" svg:x="7.4cm" svg:y="16.95cm" draw:control="control738"/>
        <draw:control draw:style-name="gr8" draw:text-style-name="P8" draw:layer="controls" svg:width="0.5cm" svg:height="0.75cm" svg:x="8.1cm" svg:y="16.95cm" draw:control="control739"/>
        <draw:control draw:style-name="gr8" draw:text-style-name="P8" draw:layer="controls" svg:width="0.5cm" svg:height="0.75cm" svg:x="8.45cm" svg:y="16.95cm" draw:control="control740"/>
        <draw:control draw:style-name="gr8" draw:text-style-name="P8" draw:layer="controls" svg:width="0.5cm" svg:height="0.75cm" svg:x="8.8cm" svg:y="16.95cm" draw:control="control741"/>
        <draw:control draw:style-name="gr8" draw:text-style-name="P8" draw:layer="controls" svg:width="0.5cm" svg:height="0.75cm" svg:x="9.15cm" svg:y="16.95cm" draw:control="control742"/>
        <draw:control draw:style-name="gr8" draw:text-style-name="P8" draw:layer="controls" svg:width="0.5cm" svg:height="0.75cm" svg:x="9.5cm" svg:y="16.95cm" draw:control="control743"/>
        <draw:control draw:style-name="gr8" draw:text-style-name="P8" draw:layer="controls" svg:width="0.5cm" svg:height="0.75cm" svg:x="6cm" svg:y="16.2cm" draw:control="control744"/>
        <draw:control draw:style-name="gr8" draw:text-style-name="P8" draw:layer="controls" svg:width="0.5cm" svg:height="0.75cm" svg:x="6.35cm" svg:y="16.2cm" draw:control="control745"/>
        <draw:control draw:style-name="gr8" draw:text-style-name="P8" draw:layer="controls" svg:width="0.5cm" svg:height="0.75cm" svg:x="6.7cm" svg:y="16.2cm" draw:control="control746"/>
        <draw:control draw:style-name="gr8" draw:text-style-name="P8" draw:layer="controls" svg:width="0.5cm" svg:height="0.75cm" svg:x="7.05cm" svg:y="16.2cm" draw:control="control747"/>
        <draw:control draw:style-name="gr8" draw:text-style-name="P8" draw:layer="controls" svg:width="0.5cm" svg:height="0.75cm" svg:x="7.4cm" svg:y="16.2cm" draw:control="control748"/>
        <draw:control draw:style-name="gr8" draw:text-style-name="P8" draw:layer="controls" svg:width="0.5cm" svg:height="0.75cm" svg:x="8.1cm" svg:y="16.2cm" draw:control="control749"/>
        <draw:control draw:style-name="gr8" draw:text-style-name="P8" draw:layer="controls" svg:width="0.5cm" svg:height="0.75cm" svg:x="8.45cm" svg:y="16.2cm" draw:control="control750"/>
        <draw:control draw:style-name="gr8" draw:text-style-name="P8" draw:layer="controls" svg:width="0.5cm" svg:height="0.75cm" svg:x="8.8cm" svg:y="16.2cm" draw:control="control751"/>
        <draw:control draw:style-name="gr8" draw:text-style-name="P8" draw:layer="controls" svg:width="0.5cm" svg:height="0.75cm" svg:x="9.15cm" svg:y="16.2cm" draw:control="control752"/>
        <draw:control draw:style-name="gr8" draw:text-style-name="P8" draw:layer="controls" svg:width="0.5cm" svg:height="0.75cm" svg:x="9.5cm" svg:y="16.2cm" draw:control="control753"/>
        <draw:control draw:style-name="gr8" draw:text-style-name="P8" draw:layer="controls" svg:width="0.5cm" svg:height="0.75cm" svg:x="6cm" svg:y="19.95cm" draw:control="control754"/>
        <draw:control draw:style-name="gr8" draw:text-style-name="P8" draw:layer="controls" svg:width="0.5cm" svg:height="0.75cm" svg:x="6.35cm" svg:y="19.95cm" draw:control="control755"/>
        <draw:control draw:style-name="gr8" draw:text-style-name="P8" draw:layer="controls" svg:width="0.5cm" svg:height="0.75cm" svg:x="6.7cm" svg:y="19.95cm" draw:control="control756"/>
        <draw:control draw:style-name="gr8" draw:text-style-name="P8" draw:layer="controls" svg:width="0.5cm" svg:height="0.75cm" svg:x="7.05cm" svg:y="19.95cm" draw:control="control757"/>
        <draw:control draw:style-name="gr8" draw:text-style-name="P8" draw:layer="controls" svg:width="0.5cm" svg:height="0.75cm" svg:x="7.4cm" svg:y="19.95cm" draw:control="control758"/>
        <draw:control draw:style-name="gr8" draw:text-style-name="P8" draw:layer="controls" svg:width="0.5cm" svg:height="0.75cm" svg:x="8.1cm" svg:y="19.95cm" draw:control="control759"/>
        <draw:control draw:style-name="gr8" draw:text-style-name="P8" draw:layer="controls" svg:width="0.5cm" svg:height="0.75cm" svg:x="8.45cm" svg:y="19.95cm" draw:control="control760"/>
        <draw:control draw:style-name="gr8" draw:text-style-name="P8" draw:layer="controls" svg:width="0.5cm" svg:height="0.75cm" svg:x="8.8cm" svg:y="19.95cm" draw:control="control761"/>
        <draw:control draw:style-name="gr8" draw:text-style-name="P8" draw:layer="controls" svg:width="0.5cm" svg:height="0.75cm" svg:x="9.15cm" svg:y="19.95cm" draw:control="control762"/>
        <draw:control draw:style-name="gr8" draw:text-style-name="P8" draw:layer="controls" svg:width="0.5cm" svg:height="0.75cm" svg:x="9.5cm" svg:y="19.95cm" draw:control="control763"/>
        <draw:control draw:style-name="gr8" draw:text-style-name="P8" draw:layer="controls" svg:width="0.5cm" svg:height="0.75cm" svg:x="6cm" svg:y="19.2cm" draw:control="control764"/>
        <draw:control draw:style-name="gr8" draw:text-style-name="P8" draw:layer="controls" svg:width="0.5cm" svg:height="0.75cm" svg:x="6.35cm" svg:y="19.2cm" draw:control="control765"/>
        <draw:control draw:style-name="gr8" draw:text-style-name="P8" draw:layer="controls" svg:width="0.5cm" svg:height="0.75cm" svg:x="6.7cm" svg:y="19.2cm" draw:control="control766"/>
        <draw:control draw:style-name="gr8" draw:text-style-name="P8" draw:layer="controls" svg:width="0.5cm" svg:height="0.75cm" svg:x="7.05cm" svg:y="19.2cm" draw:control="control767"/>
        <draw:control draw:style-name="gr8" draw:text-style-name="P8" draw:layer="controls" svg:width="0.5cm" svg:height="0.75cm" svg:x="7.4cm" svg:y="19.2cm" draw:control="control768"/>
        <draw:control draw:style-name="gr8" draw:text-style-name="P8" draw:layer="controls" svg:width="0.5cm" svg:height="0.75cm" svg:x="8.1cm" svg:y="19.2cm" draw:control="control769"/>
        <draw:control draw:style-name="gr8" draw:text-style-name="P8" draw:layer="controls" svg:width="0.5cm" svg:height="0.75cm" svg:x="8.45cm" svg:y="19.2cm" draw:control="control770"/>
        <draw:control draw:style-name="gr8" draw:text-style-name="P8" draw:layer="controls" svg:width="0.5cm" svg:height="0.75cm" svg:x="8.8cm" svg:y="19.2cm" draw:control="control771"/>
        <draw:control draw:style-name="gr8" draw:text-style-name="P8" draw:layer="controls" svg:width="0.5cm" svg:height="0.75cm" svg:x="9.15cm" svg:y="19.2cm" draw:control="control772"/>
        <draw:control draw:style-name="gr8" draw:text-style-name="P8" draw:layer="controls" svg:width="0.5cm" svg:height="0.75cm" svg:x="9.5cm" svg:y="19.2cm" draw:control="control773"/>
        <draw:control draw:style-name="gr8" draw:text-style-name="P8" draw:layer="controls" svg:width="0.5cm" svg:height="0.75cm" svg:x="6cm" svg:y="18.45cm" draw:control="control774"/>
        <draw:control draw:style-name="gr8" draw:text-style-name="P8" draw:layer="controls" svg:width="0.5cm" svg:height="0.75cm" svg:x="6.35cm" svg:y="18.45cm" draw:control="control775"/>
        <draw:control draw:style-name="gr8" draw:text-style-name="P8" draw:layer="controls" svg:width="0.5cm" svg:height="0.75cm" svg:x="6.7cm" svg:y="18.45cm" draw:control="control776"/>
        <draw:control draw:style-name="gr8" draw:text-style-name="P8" draw:layer="controls" svg:width="0.5cm" svg:height="0.75cm" svg:x="7.05cm" svg:y="18.45cm" draw:control="control777"/>
        <draw:control draw:style-name="gr8" draw:text-style-name="P8" draw:layer="controls" svg:width="0.5cm" svg:height="0.75cm" svg:x="7.4cm" svg:y="18.45cm" draw:control="control778"/>
        <draw:control draw:style-name="gr8" draw:text-style-name="P8" draw:layer="controls" svg:width="0.5cm" svg:height="0.75cm" svg:x="8.1cm" svg:y="18.45cm" draw:control="control779"/>
        <draw:control draw:style-name="gr8" draw:text-style-name="P8" draw:layer="controls" svg:width="0.5cm" svg:height="0.75cm" svg:x="8.45cm" svg:y="18.45cm" draw:control="control780"/>
        <draw:control draw:style-name="gr8" draw:text-style-name="P8" draw:layer="controls" svg:width="0.5cm" svg:height="0.75cm" svg:x="8.8cm" svg:y="18.45cm" draw:control="control781"/>
        <draw:control draw:style-name="gr8" draw:text-style-name="P8" draw:layer="controls" svg:width="0.5cm" svg:height="0.75cm" svg:x="9.15cm" svg:y="18.45cm" draw:control="control782"/>
        <draw:control draw:style-name="gr8" draw:text-style-name="P8" draw:layer="controls" svg:width="0.5cm" svg:height="0.75cm" svg:x="9.5cm" svg:y="18.45cm" draw:control="control783"/>
        <draw:control draw:style-name="gr8" draw:text-style-name="P8" draw:layer="controls" svg:width="0.5cm" svg:height="0.75cm" svg:x="6cm" svg:y="22.2cm" draw:control="control784"/>
        <draw:control draw:style-name="gr8" draw:text-style-name="P8" draw:layer="controls" svg:width="0.5cm" svg:height="0.75cm" svg:x="6.35cm" svg:y="22.2cm" draw:control="control785"/>
        <draw:control draw:style-name="gr8" draw:text-style-name="P8" draw:layer="controls" svg:width="0.5cm" svg:height="0.75cm" svg:x="6.7cm" svg:y="22.2cm" draw:control="control786"/>
        <draw:control draw:style-name="gr8" draw:text-style-name="P8" draw:layer="controls" svg:width="0.5cm" svg:height="0.75cm" svg:x="7.05cm" svg:y="22.2cm" draw:control="control787"/>
        <draw:control draw:style-name="gr8" draw:text-style-name="P8" draw:layer="controls" svg:width="0.5cm" svg:height="0.75cm" svg:x="7.4cm" svg:y="22.2cm" draw:control="control788"/>
        <draw:control draw:style-name="gr8" draw:text-style-name="P8" draw:layer="controls" svg:width="0.5cm" svg:height="0.75cm" svg:x="8.1cm" svg:y="22.2cm" draw:control="control789"/>
        <draw:control draw:style-name="gr8" draw:text-style-name="P8" draw:layer="controls" svg:width="0.5cm" svg:height="0.75cm" svg:x="8.45cm" svg:y="22.2cm" draw:control="control790"/>
        <draw:control draw:style-name="gr8" draw:text-style-name="P8" draw:layer="controls" svg:width="0.5cm" svg:height="0.75cm" svg:x="8.8cm" svg:y="22.2cm" draw:control="control791"/>
        <draw:control draw:style-name="gr8" draw:text-style-name="P8" draw:layer="controls" svg:width="0.5cm" svg:height="0.75cm" svg:x="9.15cm" svg:y="22.2cm" draw:control="control792"/>
        <draw:control draw:style-name="gr8" draw:text-style-name="P8" draw:layer="controls" svg:width="0.5cm" svg:height="0.75cm" svg:x="9.5cm" svg:y="22.2cm" draw:control="control793"/>
        <draw:control draw:style-name="gr8" draw:text-style-name="P8" draw:layer="controls" svg:width="0.5cm" svg:height="0.75cm" svg:x="6cm" svg:y="21.45cm" draw:control="control794"/>
        <draw:control draw:style-name="gr8" draw:text-style-name="P8" draw:layer="controls" svg:width="0.5cm" svg:height="0.75cm" svg:x="6.35cm" svg:y="21.45cm" draw:control="control795"/>
        <draw:control draw:style-name="gr8" draw:text-style-name="P8" draw:layer="controls" svg:width="0.5cm" svg:height="0.75cm" svg:x="6.7cm" svg:y="21.45cm" draw:control="control796"/>
        <draw:control draw:style-name="gr8" draw:text-style-name="P8" draw:layer="controls" svg:width="0.5cm" svg:height="0.75cm" svg:x="7.05cm" svg:y="21.45cm" draw:control="control797"/>
        <draw:control draw:style-name="gr8" draw:text-style-name="P8" draw:layer="controls" svg:width="0.5cm" svg:height="0.75cm" svg:x="7.4cm" svg:y="21.45cm" draw:control="control798"/>
        <draw:control draw:style-name="gr8" draw:text-style-name="P8" draw:layer="controls" svg:width="0.5cm" svg:height="0.75cm" svg:x="8.1cm" svg:y="21.45cm" draw:control="control799"/>
        <draw:control draw:style-name="gr8" draw:text-style-name="P8" draw:layer="controls" svg:width="0.5cm" svg:height="0.75cm" svg:x="8.45cm" svg:y="21.45cm" draw:control="control800"/>
        <draw:control draw:style-name="gr8" draw:text-style-name="P8" draw:layer="controls" svg:width="0.5cm" svg:height="0.75cm" svg:x="8.8cm" svg:y="21.45cm" draw:control="control801"/>
        <draw:control draw:style-name="gr8" draw:text-style-name="P8" draw:layer="controls" svg:width="0.5cm" svg:height="0.75cm" svg:x="9.15cm" svg:y="21.45cm" draw:control="control802"/>
        <draw:control draw:style-name="gr8" draw:text-style-name="P8" draw:layer="controls" svg:width="0.5cm" svg:height="0.75cm" svg:x="9.5cm" svg:y="21.45cm" draw:control="control803"/>
        <draw:control draw:style-name="gr8" draw:text-style-name="P8" draw:layer="controls" svg:width="0.5cm" svg:height="0.75cm" svg:x="6cm" svg:y="20.7cm" draw:control="control804"/>
        <draw:control draw:style-name="gr8" draw:text-style-name="P8" draw:layer="controls" svg:width="0.5cm" svg:height="0.75cm" svg:x="6.35cm" svg:y="20.7cm" draw:control="control805"/>
        <draw:control draw:style-name="gr8" draw:text-style-name="P8" draw:layer="controls" svg:width="0.5cm" svg:height="0.75cm" svg:x="6.7cm" svg:y="20.7cm" draw:control="control806"/>
        <draw:control draw:style-name="gr8" draw:text-style-name="P8" draw:layer="controls" svg:width="0.5cm" svg:height="0.75cm" svg:x="7.05cm" svg:y="20.7cm" draw:control="control807"/>
        <draw:control draw:style-name="gr8" draw:text-style-name="P8" draw:layer="controls" svg:width="0.5cm" svg:height="0.75cm" svg:x="7.4cm" svg:y="20.7cm" draw:control="control808"/>
        <draw:control draw:style-name="gr8" draw:text-style-name="P8" draw:layer="controls" svg:width="0.5cm" svg:height="0.75cm" svg:x="8.1cm" svg:y="20.7cm" draw:control="control809"/>
        <draw:control draw:style-name="gr8" draw:text-style-name="P8" draw:layer="controls" svg:width="0.5cm" svg:height="0.75cm" svg:x="8.45cm" svg:y="20.7cm" draw:control="control810"/>
        <draw:control draw:style-name="gr8" draw:text-style-name="P8" draw:layer="controls" svg:width="0.5cm" svg:height="0.75cm" svg:x="8.8cm" svg:y="20.7cm" draw:control="control811"/>
        <draw:control draw:style-name="gr8" draw:text-style-name="P8" draw:layer="controls" svg:width="0.5cm" svg:height="0.75cm" svg:x="9.15cm" svg:y="20.7cm" draw:control="control812"/>
        <draw:control draw:style-name="gr8" draw:text-style-name="P8" draw:layer="controls" svg:width="0.5cm" svg:height="0.75cm" svg:x="9.5cm" svg:y="20.7cm" draw:control="control813"/>
        <draw:control draw:style-name="gr8" draw:text-style-name="P8" draw:layer="controls" svg:width="0.5cm" svg:height="0.75cm" svg:x="6cm" svg:y="24.45cm" draw:control="control814"/>
        <draw:control draw:style-name="gr8" draw:text-style-name="P8" draw:layer="controls" svg:width="0.5cm" svg:height="0.75cm" svg:x="6.35cm" svg:y="24.45cm" draw:control="control815"/>
        <draw:control draw:style-name="gr8" draw:text-style-name="P8" draw:layer="controls" svg:width="0.5cm" svg:height="0.75cm" svg:x="6.7cm" svg:y="24.45cm" draw:control="control816"/>
        <draw:control draw:style-name="gr8" draw:text-style-name="P8" draw:layer="controls" svg:width="0.5cm" svg:height="0.75cm" svg:x="7.05cm" svg:y="24.45cm" draw:control="control817"/>
        <draw:control draw:style-name="gr8" draw:text-style-name="P8" draw:layer="controls" svg:width="0.5cm" svg:height="0.75cm" svg:x="7.4cm" svg:y="24.45cm" draw:control="control818"/>
        <draw:control draw:style-name="gr8" draw:text-style-name="P8" draw:layer="controls" svg:width="0.5cm" svg:height="0.75cm" svg:x="8.1cm" svg:y="24.45cm" draw:control="control819"/>
        <draw:control draw:style-name="gr8" draw:text-style-name="P8" draw:layer="controls" svg:width="0.5cm" svg:height="0.75cm" svg:x="8.45cm" svg:y="24.45cm" draw:control="control820"/>
        <draw:control draw:style-name="gr8" draw:text-style-name="P8" draw:layer="controls" svg:width="0.5cm" svg:height="0.75cm" svg:x="8.8cm" svg:y="24.45cm" draw:control="control821"/>
        <draw:control draw:style-name="gr8" draw:text-style-name="P8" draw:layer="controls" svg:width="0.5cm" svg:height="0.75cm" svg:x="9.15cm" svg:y="24.45cm" draw:control="control822"/>
        <draw:control draw:style-name="gr8" draw:text-style-name="P8" draw:layer="controls" svg:width="0.5cm" svg:height="0.75cm" svg:x="9.5cm" svg:y="24.45cm" draw:control="control823"/>
        <draw:control draw:style-name="gr8" draw:text-style-name="P8" draw:layer="controls" svg:width="0.5cm" svg:height="0.75cm" svg:x="6cm" svg:y="23.7cm" draw:control="control824"/>
        <draw:control draw:style-name="gr8" draw:text-style-name="P8" draw:layer="controls" svg:width="0.5cm" svg:height="0.75cm" svg:x="6.35cm" svg:y="23.7cm" draw:control="control825"/>
        <draw:control draw:style-name="gr8" draw:text-style-name="P8" draw:layer="controls" svg:width="0.5cm" svg:height="0.75cm" svg:x="6.7cm" svg:y="23.7cm" draw:control="control826"/>
        <draw:control draw:style-name="gr8" draw:text-style-name="P8" draw:layer="controls" svg:width="0.5cm" svg:height="0.75cm" svg:x="7.05cm" svg:y="23.7cm" draw:control="control827"/>
        <draw:control draw:style-name="gr8" draw:text-style-name="P8" draw:layer="controls" svg:width="0.5cm" svg:height="0.75cm" svg:x="7.4cm" svg:y="23.7cm" draw:control="control828"/>
        <draw:control draw:style-name="gr8" draw:text-style-name="P8" draw:layer="controls" svg:width="0.5cm" svg:height="0.75cm" svg:x="8.1cm" svg:y="23.7cm" draw:control="control829"/>
        <draw:control draw:style-name="gr8" draw:text-style-name="P8" draw:layer="controls" svg:width="0.5cm" svg:height="0.75cm" svg:x="8.45cm" svg:y="23.7cm" draw:control="control830"/>
        <draw:control draw:style-name="gr8" draw:text-style-name="P8" draw:layer="controls" svg:width="0.5cm" svg:height="0.75cm" svg:x="8.8cm" svg:y="23.7cm" draw:control="control831"/>
        <draw:control draw:style-name="gr8" draw:text-style-name="P8" draw:layer="controls" svg:width="0.5cm" svg:height="0.75cm" svg:x="9.15cm" svg:y="23.7cm" draw:control="control832"/>
        <draw:control draw:style-name="gr8" draw:text-style-name="P8" draw:layer="controls" svg:width="0.5cm" svg:height="0.75cm" svg:x="9.5cm" svg:y="23.7cm" draw:control="control833"/>
        <draw:control draw:style-name="gr8" draw:text-style-name="P8" draw:layer="controls" svg:width="0.5cm" svg:height="0.75cm" svg:x="6cm" svg:y="22.95cm" draw:control="control834"/>
        <draw:control draw:style-name="gr8" draw:text-style-name="P8" draw:layer="controls" svg:width="0.5cm" svg:height="0.75cm" svg:x="6.35cm" svg:y="22.95cm" draw:control="control835"/>
        <draw:control draw:style-name="gr8" draw:text-style-name="P8" draw:layer="controls" svg:width="0.5cm" svg:height="0.75cm" svg:x="6.7cm" svg:y="22.95cm" draw:control="control836"/>
        <draw:control draw:style-name="gr8" draw:text-style-name="P8" draw:layer="controls" svg:width="0.5cm" svg:height="0.75cm" svg:x="7.05cm" svg:y="22.95cm" draw:control="control837"/>
        <draw:control draw:style-name="gr8" draw:text-style-name="P8" draw:layer="controls" svg:width="0.5cm" svg:height="0.75cm" svg:x="7.4cm" svg:y="22.95cm" draw:control="control838"/>
        <draw:control draw:style-name="gr8" draw:text-style-name="P8" draw:layer="controls" svg:width="0.5cm" svg:height="0.75cm" svg:x="8.1cm" svg:y="22.95cm" draw:control="control839"/>
        <draw:control draw:style-name="gr8" draw:text-style-name="P8" draw:layer="controls" svg:width="0.5cm" svg:height="0.75cm" svg:x="8.45cm" svg:y="22.95cm" draw:control="control840"/>
        <draw:control draw:style-name="gr8" draw:text-style-name="P8" draw:layer="controls" svg:width="0.5cm" svg:height="0.75cm" svg:x="8.8cm" svg:y="22.95cm" draw:control="control841"/>
        <draw:control draw:style-name="gr8" draw:text-style-name="P8" draw:layer="controls" svg:width="0.5cm" svg:height="0.75cm" svg:x="9.15cm" svg:y="22.95cm" draw:control="control842"/>
        <draw:control draw:style-name="gr8" draw:text-style-name="P8" draw:layer="controls" svg:width="0.5cm" svg:height="0.75cm" svg:x="9.5cm" svg:y="22.95cm" draw:control="control843"/>
        <draw:control draw:style-name="gr8" draw:text-style-name="P8" draw:layer="controls" svg:width="0.5cm" svg:height="0.75cm" svg:x="6cm" svg:y="25.95cm" draw:control="control844"/>
        <draw:control draw:style-name="gr8" draw:text-style-name="P8" draw:layer="controls" svg:width="0.5cm" svg:height="0.75cm" svg:x="6.35cm" svg:y="25.95cm" draw:control="control845"/>
        <draw:control draw:style-name="gr8" draw:text-style-name="P8" draw:layer="controls" svg:width="0.5cm" svg:height="0.75cm" svg:x="6.7cm" svg:y="25.95cm" draw:control="control846"/>
        <draw:control draw:style-name="gr8" draw:text-style-name="P8" draw:layer="controls" svg:width="0.5cm" svg:height="0.75cm" svg:x="7.05cm" svg:y="25.95cm" draw:control="control847"/>
        <draw:control draw:style-name="gr8" draw:text-style-name="P8" draw:layer="controls" svg:width="0.5cm" svg:height="0.75cm" svg:x="7.4cm" svg:y="25.95cm" draw:control="control848"/>
        <draw:control draw:style-name="gr8" draw:text-style-name="P8" draw:layer="controls" svg:width="0.5cm" svg:height="0.75cm" svg:x="8.1cm" svg:y="25.95cm" draw:control="control849"/>
        <draw:control draw:style-name="gr8" draw:text-style-name="P8" draw:layer="controls" svg:width="0.5cm" svg:height="0.75cm" svg:x="8.45cm" svg:y="25.95cm" draw:control="control850"/>
        <draw:control draw:style-name="gr8" draw:text-style-name="P8" draw:layer="controls" svg:width="0.5cm" svg:height="0.75cm" svg:x="8.8cm" svg:y="25.95cm" draw:control="control851"/>
        <draw:control draw:style-name="gr8" draw:text-style-name="P8" draw:layer="controls" svg:width="0.5cm" svg:height="0.75cm" svg:x="9.15cm" svg:y="25.95cm" draw:control="control852"/>
        <draw:control draw:style-name="gr8" draw:text-style-name="P8" draw:layer="controls" svg:width="0.5cm" svg:height="0.75cm" svg:x="9.5cm" svg:y="25.95cm" draw:control="control853"/>
        <draw:control draw:style-name="gr8" draw:text-style-name="P8" draw:layer="controls" svg:width="0.5cm" svg:height="0.75cm" svg:x="6cm" svg:y="25.2cm" draw:control="control854"/>
        <draw:control draw:style-name="gr8" draw:text-style-name="P8" draw:layer="controls" svg:width="0.5cm" svg:height="0.75cm" svg:x="6.35cm" svg:y="25.2cm" draw:control="control855"/>
        <draw:control draw:style-name="gr8" draw:text-style-name="P8" draw:layer="controls" svg:width="0.5cm" svg:height="0.75cm" svg:x="6.7cm" svg:y="25.2cm" draw:control="control856"/>
        <draw:control draw:style-name="gr8" draw:text-style-name="P8" draw:layer="controls" svg:width="0.5cm" svg:height="0.75cm" svg:x="7.05cm" svg:y="25.2cm" draw:control="control857"/>
        <draw:control draw:style-name="gr8" draw:text-style-name="P8" draw:layer="controls" svg:width="0.5cm" svg:height="0.75cm" svg:x="7.4cm" svg:y="25.2cm" draw:control="control858"/>
        <draw:control draw:style-name="gr8" draw:text-style-name="P8" draw:layer="controls" svg:width="0.5cm" svg:height="0.75cm" svg:x="8.1cm" svg:y="25.2cm" draw:control="control859"/>
        <draw:control draw:style-name="gr8" draw:text-style-name="P8" draw:layer="controls" svg:width="0.5cm" svg:height="0.75cm" svg:x="8.45cm" svg:y="25.2cm" draw:control="control860"/>
        <draw:control draw:style-name="gr8" draw:text-style-name="P8" draw:layer="controls" svg:width="0.5cm" svg:height="0.75cm" svg:x="8.8cm" svg:y="25.2cm" draw:control="control861"/>
        <draw:control draw:style-name="gr8" draw:text-style-name="P8" draw:layer="controls" svg:width="0.5cm" svg:height="0.75cm" svg:x="9.15cm" svg:y="25.2cm" draw:control="control862"/>
        <draw:control draw:style-name="gr8" draw:text-style-name="P8" draw:layer="controls" svg:width="0.5cm" svg:height="0.75cm" svg:x="9.5cm" svg:y="25.2cm" draw:control="control863"/>
        <draw:control draw:style-name="gr3" draw:text-style-name="P4" draw:layer="controls" svg:width="3.75cm" svg:height="0.75cm" svg:x="2cm" svg:y="28.2cm" draw:control="control864"/>
        <draw:control draw:style-name="gr3" draw:text-style-name="P4" draw:layer="controls" svg:width="3.75cm" svg:height="0.75cm" svg:x="2cm" svg:y="26.7cm" draw:control="control865"/>
        <draw:control draw:style-name="gr3" draw:text-style-name="P4" draw:layer="controls" svg:width="3.75cm" svg:height="0.75cm" svg:x="2cm" svg:y="28.95cm" draw:control="control866"/>
        <draw:control draw:style-name="gr3" draw:text-style-name="P4" draw:layer="controls" svg:width="3.75cm" svg:height="0.75cm" svg:x="2cm" svg:y="27.45cm" draw:control="control867"/>
        <draw:control draw:style-name="gr8" draw:text-style-name="P8" draw:layer="controls" svg:width="0.5cm" svg:height="0.75cm" svg:x="6cm" svg:y="26.7cm" draw:control="control868"/>
        <draw:control draw:style-name="gr8" draw:text-style-name="P8" draw:layer="controls" svg:width="0.5cm" svg:height="0.75cm" svg:x="6.35cm" svg:y="26.7cm" draw:control="control869"/>
        <draw:control draw:style-name="gr8" draw:text-style-name="P8" draw:layer="controls" svg:width="0.5cm" svg:height="0.75cm" svg:x="6.7cm" svg:y="26.7cm" draw:control="control870"/>
        <draw:control draw:style-name="gr8" draw:text-style-name="P8" draw:layer="controls" svg:width="0.5cm" svg:height="0.75cm" svg:x="7.05cm" svg:y="26.7cm" draw:control="control871"/>
        <draw:control draw:style-name="gr8" draw:text-style-name="P8" draw:layer="controls" svg:width="0.5cm" svg:height="0.75cm" svg:x="7.4cm" svg:y="26.7cm" draw:control="control872"/>
        <draw:control draw:style-name="gr8" draw:text-style-name="P8" draw:layer="controls" svg:width="0.5cm" svg:height="0.75cm" svg:x="8.1cm" svg:y="26.7cm" draw:control="control873"/>
        <draw:control draw:style-name="gr8" draw:text-style-name="P8" draw:layer="controls" svg:width="0.5cm" svg:height="0.75cm" svg:x="8.45cm" svg:y="26.7cm" draw:control="control874"/>
        <draw:control draw:style-name="gr8" draw:text-style-name="P8" draw:layer="controls" svg:width="0.5cm" svg:height="0.75cm" svg:x="8.8cm" svg:y="26.7cm" draw:control="control875"/>
        <draw:control draw:style-name="gr8" draw:text-style-name="P8" draw:layer="controls" svg:width="0.5cm" svg:height="0.75cm" svg:x="9.15cm" svg:y="26.7cm" draw:control="control876"/>
        <draw:control draw:style-name="gr8" draw:text-style-name="P8" draw:layer="controls" svg:width="0.5cm" svg:height="0.75cm" svg:x="9.5cm" svg:y="26.7cm" draw:control="control877"/>
        <draw:control draw:style-name="gr8" draw:text-style-name="P8" draw:layer="controls" svg:width="0.5cm" svg:height="0.75cm" svg:x="6cm" svg:y="28.95cm" draw:control="control878"/>
        <draw:control draw:style-name="gr8" draw:text-style-name="P8" draw:layer="controls" svg:width="0.5cm" svg:height="0.75cm" svg:x="6.35cm" svg:y="28.95cm" draw:control="control879"/>
        <draw:control draw:style-name="gr8" draw:text-style-name="P8" draw:layer="controls" svg:width="0.5cm" svg:height="0.75cm" svg:x="6.7cm" svg:y="28.95cm" draw:control="control880"/>
        <draw:control draw:style-name="gr8" draw:text-style-name="P8" draw:layer="controls" svg:width="0.5cm" svg:height="0.75cm" svg:x="7.05cm" svg:y="28.95cm" draw:control="control881"/>
        <draw:control draw:style-name="gr8" draw:text-style-name="P8" draw:layer="controls" svg:width="0.5cm" svg:height="0.75cm" svg:x="7.4cm" svg:y="28.95cm" draw:control="control882"/>
        <draw:control draw:style-name="gr8" draw:text-style-name="P8" draw:layer="controls" svg:width="0.5cm" svg:height="0.75cm" svg:x="8.1cm" svg:y="28.95cm" draw:control="control883"/>
        <draw:control draw:style-name="gr8" draw:text-style-name="P8" draw:layer="controls" svg:width="0.5cm" svg:height="0.75cm" svg:x="8.45cm" svg:y="28.95cm" draw:control="control884"/>
        <draw:control draw:style-name="gr8" draw:text-style-name="P8" draw:layer="controls" svg:width="0.5cm" svg:height="0.75cm" svg:x="8.8cm" svg:y="28.95cm" draw:control="control885"/>
        <draw:control draw:style-name="gr8" draw:text-style-name="P8" draw:layer="controls" svg:width="0.5cm" svg:height="0.75cm" svg:x="9.15cm" svg:y="28.95cm" draw:control="control886"/>
        <draw:control draw:style-name="gr8" draw:text-style-name="P8" draw:layer="controls" svg:width="0.5cm" svg:height="0.75cm" svg:x="9.5cm" svg:y="28.95cm" draw:control="control887"/>
        <draw:control draw:style-name="gr8" draw:text-style-name="P8" draw:layer="controls" svg:width="0.5cm" svg:height="0.75cm" svg:x="6cm" svg:y="28.2cm" draw:control="control888"/>
        <draw:control draw:style-name="gr8" draw:text-style-name="P8" draw:layer="controls" svg:width="0.5cm" svg:height="0.75cm" svg:x="6.35cm" svg:y="28.2cm" draw:control="control889"/>
        <draw:control draw:style-name="gr8" draw:text-style-name="P8" draw:layer="controls" svg:width="0.5cm" svg:height="0.75cm" svg:x="6.7cm" svg:y="28.2cm" draw:control="control890"/>
        <draw:control draw:style-name="gr8" draw:text-style-name="P8" draw:layer="controls" svg:width="0.5cm" svg:height="0.75cm" svg:x="7.05cm" svg:y="28.2cm" draw:control="control891"/>
        <draw:control draw:style-name="gr8" draw:text-style-name="P8" draw:layer="controls" svg:width="0.5cm" svg:height="0.75cm" svg:x="7.4cm" svg:y="28.2cm" draw:control="control892"/>
        <draw:control draw:style-name="gr8" draw:text-style-name="P8" draw:layer="controls" svg:width="0.5cm" svg:height="0.75cm" svg:x="8.1cm" svg:y="28.2cm" draw:control="control893"/>
        <draw:control draw:style-name="gr8" draw:text-style-name="P8" draw:layer="controls" svg:width="0.5cm" svg:height="0.75cm" svg:x="8.45cm" svg:y="28.2cm" draw:control="control894"/>
        <draw:control draw:style-name="gr8" draw:text-style-name="P8" draw:layer="controls" svg:width="0.5cm" svg:height="0.75cm" svg:x="8.8cm" svg:y="28.2cm" draw:control="control895"/>
        <draw:control draw:style-name="gr8" draw:text-style-name="P8" draw:layer="controls" svg:width="0.5cm" svg:height="0.75cm" svg:x="9.15cm" svg:y="28.2cm" draw:control="control896"/>
        <draw:control draw:style-name="gr8" draw:text-style-name="P8" draw:layer="controls" svg:width="0.5cm" svg:height="0.75cm" svg:x="9.5cm" svg:y="28.2cm" draw:control="control897"/>
        <draw:control draw:style-name="gr8" draw:text-style-name="P8" draw:layer="controls" svg:width="0.5cm" svg:height="0.75cm" svg:x="6cm" svg:y="27.45cm" draw:control="control898"/>
        <draw:control draw:style-name="gr8" draw:text-style-name="P8" draw:layer="controls" svg:width="0.5cm" svg:height="0.75cm" svg:x="6.35cm" svg:y="27.45cm" draw:control="control899"/>
        <draw:control draw:style-name="gr8" draw:text-style-name="P8" draw:layer="controls" svg:width="0.5cm" svg:height="0.75cm" svg:x="6.7cm" svg:y="27.45cm" draw:control="control900"/>
        <draw:control draw:style-name="gr8" draw:text-style-name="P8" draw:layer="controls" svg:width="0.5cm" svg:height="0.75cm" svg:x="7.05cm" svg:y="27.45cm" draw:control="control901"/>
        <draw:control draw:style-name="gr8" draw:text-style-name="P8" draw:layer="controls" svg:width="0.5cm" svg:height="0.75cm" svg:x="7.4cm" svg:y="27.45cm" draw:control="control902"/>
        <draw:control draw:style-name="gr8" draw:text-style-name="P8" draw:layer="controls" svg:width="0.5cm" svg:height="0.75cm" svg:x="8.1cm" svg:y="27.45cm" draw:control="control903"/>
        <draw:control draw:style-name="gr8" draw:text-style-name="P8" draw:layer="controls" svg:width="0.5cm" svg:height="0.75cm" svg:x="8.45cm" svg:y="27.45cm" draw:control="control904"/>
        <draw:control draw:style-name="gr8" draw:text-style-name="P8" draw:layer="controls" svg:width="0.5cm" svg:height="0.75cm" svg:x="8.8cm" svg:y="27.45cm" draw:control="control905"/>
        <draw:control draw:style-name="gr8" draw:text-style-name="P8" draw:layer="controls" svg:width="0.5cm" svg:height="0.75cm" svg:x="9.15cm" svg:y="27.45cm" draw:control="control906"/>
        <draw:control draw:style-name="gr8" draw:text-style-name="P8" draw:layer="controls" svg:width="0.5cm" svg:height="0.75cm" svg:x="9.5cm" svg:y="27.45cm" draw:control="control907"/>
        <draw:control draw:style-name="gr3" draw:text-style-name="P4" draw:layer="controls" svg:width="3.75cm" svg:height="0.75cm" svg:x="11cm" svg:y="16.2cm" draw:control="control908"/>
        <draw:control draw:style-name="gr3" draw:text-style-name="P4" draw:layer="controls" svg:width="3.75cm" svg:height="0.75cm" svg:x="11cm" svg:y="18.45cm" draw:control="control909"/>
        <draw:control draw:style-name="gr3" draw:text-style-name="P4" draw:layer="controls" svg:width="3.75cm" svg:height="0.75cm" svg:x="11cm" svg:y="16.95cm" draw:control="control910"/>
        <draw:control draw:style-name="gr3" draw:text-style-name="P4" draw:layer="controls" svg:width="3.75cm" svg:height="0.75cm" svg:x="11cm" svg:y="20.7cm" draw:control="control911"/>
        <draw:control draw:style-name="gr3" draw:text-style-name="P4" draw:layer="controls" svg:width="3.75cm" svg:height="0.75cm" svg:x="11cm" svg:y="19.95cm" draw:control="control912"/>
        <draw:control draw:style-name="gr3" draw:text-style-name="P4" draw:layer="controls" svg:width="3.75cm" svg:height="0.75cm" svg:x="11cm" svg:y="19.2cm" draw:control="control913"/>
        <draw:control draw:style-name="gr3" draw:text-style-name="P4" draw:layer="controls" svg:width="3.75cm" svg:height="0.75cm" svg:x="11cm" svg:y="17.7cm" draw:control="control914"/>
        <draw:control draw:style-name="gr3" draw:text-style-name="P4" draw:layer="controls" svg:width="3.75cm" svg:height="0.75cm" svg:x="11cm" svg:y="21.45cm" draw:control="control915"/>
        <draw:control draw:style-name="gr3" draw:text-style-name="P4" draw:layer="controls" svg:width="3.75cm" svg:height="0.75cm" svg:x="11cm" svg:y="23.7cm" draw:control="control916"/>
        <draw:control draw:style-name="gr3" draw:text-style-name="P4" draw:layer="controls" svg:width="3.75cm" svg:height="0.75cm" svg:x="11cm" svg:y="22.2cm" draw:control="control917"/>
        <draw:control draw:style-name="gr3" draw:text-style-name="P4" draw:layer="controls" svg:width="3.75cm" svg:height="0.75cm" svg:x="11cm" svg:y="25.95cm" draw:control="control918"/>
        <draw:control draw:style-name="gr3" draw:text-style-name="P4" draw:layer="controls" svg:width="3.75cm" svg:height="0.75cm" svg:x="11cm" svg:y="25.2cm" draw:control="control919"/>
        <draw:control draw:style-name="gr3" draw:text-style-name="P4" draw:layer="controls" svg:width="3.75cm" svg:height="0.75cm" svg:x="11cm" svg:y="24.45cm" draw:control="control920"/>
        <draw:control draw:style-name="gr3" draw:text-style-name="P4" draw:layer="controls" svg:width="3.75cm" svg:height="0.75cm" svg:x="11cm" svg:y="22.95cm" draw:control="control921"/>
        <draw:control draw:style-name="gr8" draw:text-style-name="P8" draw:layer="controls" svg:width="0.5cm" svg:height="0.75cm" svg:x="15cm" svg:y="17.7cm" draw:control="control922"/>
        <draw:control draw:style-name="gr8" draw:text-style-name="P8" draw:layer="controls" svg:width="0.5cm" svg:height="0.75cm" svg:x="15.35cm" svg:y="17.7cm" draw:control="control923"/>
        <draw:control draw:style-name="gr8" draw:text-style-name="P8" draw:layer="controls" svg:width="0.5cm" svg:height="0.75cm" svg:x="15.7cm" svg:y="17.7cm" draw:control="control924"/>
        <draw:control draw:style-name="gr8" draw:text-style-name="P8" draw:layer="controls" svg:width="0.5cm" svg:height="0.75cm" svg:x="16.05cm" svg:y="17.7cm" draw:control="control925"/>
        <draw:control draw:style-name="gr8" draw:text-style-name="P8" draw:layer="controls" svg:width="0.5cm" svg:height="0.75cm" svg:x="16.4cm" svg:y="17.7cm" draw:control="control926"/>
        <draw:control draw:style-name="gr8" draw:text-style-name="P8" draw:layer="controls" svg:width="0.5cm" svg:height="0.75cm" svg:x="17.1cm" svg:y="17.7cm" draw:control="control927"/>
        <draw:control draw:style-name="gr8" draw:text-style-name="P8" draw:layer="controls" svg:width="0.5cm" svg:height="0.75cm" svg:x="17.45cm" svg:y="17.7cm" draw:control="control928"/>
        <draw:control draw:style-name="gr8" draw:text-style-name="P8" draw:layer="controls" svg:width="0.5cm" svg:height="0.75cm" svg:x="17.8cm" svg:y="17.7cm" draw:control="control929"/>
        <draw:control draw:style-name="gr8" draw:text-style-name="P8" draw:layer="controls" svg:width="0.5cm" svg:height="0.75cm" svg:x="18.15cm" svg:y="17.7cm" draw:control="control930"/>
        <draw:control draw:style-name="gr8" draw:text-style-name="P8" draw:layer="controls" svg:width="0.5cm" svg:height="0.75cm" svg:x="18.5cm" svg:y="17.7cm" draw:control="control931"/>
        <draw:control draw:style-name="gr8" draw:text-style-name="P8" draw:layer="controls" svg:width="0.5cm" svg:height="0.75cm" svg:x="15cm" svg:y="16.95cm" draw:control="control932"/>
        <draw:control draw:style-name="gr8" draw:text-style-name="P8" draw:layer="controls" svg:width="0.5cm" svg:height="0.75cm" svg:x="15.35cm" svg:y="16.95cm" draw:control="control933"/>
        <draw:control draw:style-name="gr8" draw:text-style-name="P8" draw:layer="controls" svg:width="0.5cm" svg:height="0.75cm" svg:x="15.7cm" svg:y="16.95cm" draw:control="control934"/>
        <draw:control draw:style-name="gr8" draw:text-style-name="P8" draw:layer="controls" svg:width="0.5cm" svg:height="0.75cm" svg:x="16.05cm" svg:y="16.95cm" draw:control="control935"/>
        <draw:control draw:style-name="gr8" draw:text-style-name="P8" draw:layer="controls" svg:width="0.5cm" svg:height="0.75cm" svg:x="16.4cm" svg:y="16.95cm" draw:control="control936"/>
        <draw:control draw:style-name="gr8" draw:text-style-name="P8" draw:layer="controls" svg:width="0.5cm" svg:height="0.75cm" svg:x="17.1cm" svg:y="16.95cm" draw:control="control937"/>
        <draw:control draw:style-name="gr8" draw:text-style-name="P8" draw:layer="controls" svg:width="0.5cm" svg:height="0.75cm" svg:x="17.45cm" svg:y="16.95cm" draw:control="control938"/>
        <draw:control draw:style-name="gr8" draw:text-style-name="P8" draw:layer="controls" svg:width="0.5cm" svg:height="0.75cm" svg:x="17.8cm" svg:y="16.95cm" draw:control="control939"/>
        <draw:control draw:style-name="gr8" draw:text-style-name="P8" draw:layer="controls" svg:width="0.5cm" svg:height="0.75cm" svg:x="18.15cm" svg:y="16.95cm" draw:control="control940"/>
        <draw:control draw:style-name="gr8" draw:text-style-name="P8" draw:layer="controls" svg:width="0.5cm" svg:height="0.75cm" svg:x="18.5cm" svg:y="16.95cm" draw:control="control941"/>
        <draw:control draw:style-name="gr8" draw:text-style-name="P8" draw:layer="controls" svg:width="0.5cm" svg:height="0.75cm" svg:x="15cm" svg:y="16.2cm" draw:control="control942"/>
        <draw:control draw:style-name="gr8" draw:text-style-name="P8" draw:layer="controls" svg:width="0.5cm" svg:height="0.75cm" svg:x="15.35cm" svg:y="16.2cm" draw:control="control943"/>
        <draw:control draw:style-name="gr8" draw:text-style-name="P8" draw:layer="controls" svg:width="0.5cm" svg:height="0.75cm" svg:x="15.7cm" svg:y="16.2cm" draw:control="control944"/>
        <draw:control draw:style-name="gr8" draw:text-style-name="P8" draw:layer="controls" svg:width="0.5cm" svg:height="0.75cm" svg:x="16.05cm" svg:y="16.2cm" draw:control="control945"/>
        <draw:control draw:style-name="gr8" draw:text-style-name="P8" draw:layer="controls" svg:width="0.5cm" svg:height="0.75cm" svg:x="16.4cm" svg:y="16.2cm" draw:control="control946"/>
        <draw:control draw:style-name="gr8" draw:text-style-name="P8" draw:layer="controls" svg:width="0.5cm" svg:height="0.75cm" svg:x="17.1cm" svg:y="16.2cm" draw:control="control947"/>
        <draw:control draw:style-name="gr8" draw:text-style-name="P8" draw:layer="controls" svg:width="0.5cm" svg:height="0.75cm" svg:x="17.45cm" svg:y="16.2cm" draw:control="control948"/>
        <draw:control draw:style-name="gr8" draw:text-style-name="P8" draw:layer="controls" svg:width="0.5cm" svg:height="0.75cm" svg:x="17.8cm" svg:y="16.2cm" draw:control="control949"/>
        <draw:control draw:style-name="gr8" draw:text-style-name="P8" draw:layer="controls" svg:width="0.5cm" svg:height="0.75cm" svg:x="18.15cm" svg:y="16.2cm" draw:control="control950"/>
        <draw:control draw:style-name="gr8" draw:text-style-name="P8" draw:layer="controls" svg:width="0.5cm" svg:height="0.75cm" svg:x="18.5cm" svg:y="16.2cm" draw:control="control951"/>
        <draw:control draw:style-name="gr8" draw:text-style-name="P8" draw:layer="controls" svg:width="0.5cm" svg:height="0.75cm" svg:x="15cm" svg:y="19.95cm" draw:control="control952"/>
        <draw:control draw:style-name="gr8" draw:text-style-name="P8" draw:layer="controls" svg:width="0.5cm" svg:height="0.75cm" svg:x="15.35cm" svg:y="19.95cm" draw:control="control953"/>
        <draw:control draw:style-name="gr8" draw:text-style-name="P8" draw:layer="controls" svg:width="0.5cm" svg:height="0.75cm" svg:x="15.7cm" svg:y="19.95cm" draw:control="control954"/>
        <draw:control draw:style-name="gr8" draw:text-style-name="P8" draw:layer="controls" svg:width="0.5cm" svg:height="0.75cm" svg:x="16.05cm" svg:y="19.95cm" draw:control="control955"/>
        <draw:control draw:style-name="gr8" draw:text-style-name="P8" draw:layer="controls" svg:width="0.5cm" svg:height="0.75cm" svg:x="16.4cm" svg:y="19.95cm" draw:control="control956"/>
        <draw:control draw:style-name="gr8" draw:text-style-name="P8" draw:layer="controls" svg:width="0.5cm" svg:height="0.75cm" svg:x="17.1cm" svg:y="19.95cm" draw:control="control957"/>
        <draw:control draw:style-name="gr8" draw:text-style-name="P8" draw:layer="controls" svg:width="0.5cm" svg:height="0.75cm" svg:x="17.45cm" svg:y="19.95cm" draw:control="control958"/>
        <draw:control draw:style-name="gr8" draw:text-style-name="P8" draw:layer="controls" svg:width="0.5cm" svg:height="0.75cm" svg:x="17.8cm" svg:y="19.95cm" draw:control="control959"/>
        <draw:control draw:style-name="gr8" draw:text-style-name="P8" draw:layer="controls" svg:width="0.5cm" svg:height="0.75cm" svg:x="18.15cm" svg:y="19.95cm" draw:control="control960"/>
        <draw:control draw:style-name="gr8" draw:text-style-name="P8" draw:layer="controls" svg:width="0.5cm" svg:height="0.75cm" svg:x="18.5cm" svg:y="19.95cm" draw:control="control961"/>
        <draw:control draw:style-name="gr8" draw:text-style-name="P8" draw:layer="controls" svg:width="0.5cm" svg:height="0.75cm" svg:x="15cm" svg:y="19.2cm" draw:control="control962"/>
        <draw:control draw:style-name="gr8" draw:text-style-name="P8" draw:layer="controls" svg:width="0.5cm" svg:height="0.75cm" svg:x="15.35cm" svg:y="19.2cm" draw:control="control963"/>
        <draw:control draw:style-name="gr8" draw:text-style-name="P8" draw:layer="controls" svg:width="0.5cm" svg:height="0.75cm" svg:x="15.7cm" svg:y="19.2cm" draw:control="control964"/>
        <draw:control draw:style-name="gr8" draw:text-style-name="P8" draw:layer="controls" svg:width="0.5cm" svg:height="0.75cm" svg:x="16.05cm" svg:y="19.2cm" draw:control="control965"/>
        <draw:control draw:style-name="gr8" draw:text-style-name="P8" draw:layer="controls" svg:width="0.5cm" svg:height="0.75cm" svg:x="16.4cm" svg:y="19.2cm" draw:control="control966"/>
        <draw:control draw:style-name="gr8" draw:text-style-name="P8" draw:layer="controls" svg:width="0.5cm" svg:height="0.75cm" svg:x="17.1cm" svg:y="19.2cm" draw:control="control967"/>
        <draw:control draw:style-name="gr8" draw:text-style-name="P8" draw:layer="controls" svg:width="0.5cm" svg:height="0.75cm" svg:x="17.45cm" svg:y="19.2cm" draw:control="control968"/>
        <draw:control draw:style-name="gr8" draw:text-style-name="P8" draw:layer="controls" svg:width="0.5cm" svg:height="0.75cm" svg:x="17.8cm" svg:y="19.2cm" draw:control="control969"/>
        <draw:control draw:style-name="gr8" draw:text-style-name="P8" draw:layer="controls" svg:width="0.5cm" svg:height="0.75cm" svg:x="18.15cm" svg:y="19.2cm" draw:control="control970"/>
        <draw:control draw:style-name="gr8" draw:text-style-name="P8" draw:layer="controls" svg:width="0.5cm" svg:height="0.75cm" svg:x="18.5cm" svg:y="19.2cm" draw:control="control971"/>
        <draw:control draw:style-name="gr8" draw:text-style-name="P8" draw:layer="controls" svg:width="0.5cm" svg:height="0.75cm" svg:x="15cm" svg:y="18.45cm" draw:control="control972"/>
        <draw:control draw:style-name="gr8" draw:text-style-name="P8" draw:layer="controls" svg:width="0.5cm" svg:height="0.75cm" svg:x="15.35cm" svg:y="18.45cm" draw:control="control973"/>
        <draw:control draw:style-name="gr8" draw:text-style-name="P8" draw:layer="controls" svg:width="0.5cm" svg:height="0.75cm" svg:x="15.7cm" svg:y="18.45cm" draw:control="control974"/>
        <draw:control draw:style-name="gr8" draw:text-style-name="P8" draw:layer="controls" svg:width="0.5cm" svg:height="0.75cm" svg:x="16.05cm" svg:y="18.45cm" draw:control="control975"/>
        <draw:control draw:style-name="gr8" draw:text-style-name="P8" draw:layer="controls" svg:width="0.5cm" svg:height="0.75cm" svg:x="16.4cm" svg:y="18.45cm" draw:control="control976"/>
        <draw:control draw:style-name="gr8" draw:text-style-name="P8" draw:layer="controls" svg:width="0.5cm" svg:height="0.75cm" svg:x="17.1cm" svg:y="18.45cm" draw:control="control977"/>
        <draw:control draw:style-name="gr8" draw:text-style-name="P8" draw:layer="controls" svg:width="0.5cm" svg:height="0.75cm" svg:x="17.45cm" svg:y="18.45cm" draw:control="control978"/>
        <draw:control draw:style-name="gr8" draw:text-style-name="P8" draw:layer="controls" svg:width="0.5cm" svg:height="0.75cm" svg:x="17.8cm" svg:y="18.45cm" draw:control="control979"/>
        <draw:control draw:style-name="gr8" draw:text-style-name="P8" draw:layer="controls" svg:width="0.5cm" svg:height="0.75cm" svg:x="18.15cm" svg:y="18.45cm" draw:control="control980"/>
        <draw:control draw:style-name="gr8" draw:text-style-name="P8" draw:layer="controls" svg:width="0.5cm" svg:height="0.75cm" svg:x="18.5cm" svg:y="18.45cm" draw:control="control981"/>
        <draw:control draw:style-name="gr8" draw:text-style-name="P8" draw:layer="controls" svg:width="0.5cm" svg:height="0.75cm" svg:x="15cm" svg:y="22.2cm" draw:control="control982"/>
        <draw:control draw:style-name="gr8" draw:text-style-name="P8" draw:layer="controls" svg:width="0.5cm" svg:height="0.75cm" svg:x="15.35cm" svg:y="22.2cm" draw:control="control983"/>
        <draw:control draw:style-name="gr8" draw:text-style-name="P8" draw:layer="controls" svg:width="0.5cm" svg:height="0.75cm" svg:x="15.7cm" svg:y="22.2cm" draw:control="control984"/>
        <draw:control draw:style-name="gr8" draw:text-style-name="P8" draw:layer="controls" svg:width="0.5cm" svg:height="0.75cm" svg:x="16.05cm" svg:y="22.2cm" draw:control="control985"/>
        <draw:control draw:style-name="gr8" draw:text-style-name="P8" draw:layer="controls" svg:width="0.5cm" svg:height="0.75cm" svg:x="16.4cm" svg:y="22.2cm" draw:control="control986"/>
        <draw:control draw:style-name="gr8" draw:text-style-name="P8" draw:layer="controls" svg:width="0.5cm" svg:height="0.75cm" svg:x="17.1cm" svg:y="22.2cm" draw:control="control987"/>
        <draw:control draw:style-name="gr8" draw:text-style-name="P8" draw:layer="controls" svg:width="0.5cm" svg:height="0.75cm" svg:x="17.45cm" svg:y="22.2cm" draw:control="control988"/>
        <draw:control draw:style-name="gr8" draw:text-style-name="P8" draw:layer="controls" svg:width="0.5cm" svg:height="0.75cm" svg:x="17.8cm" svg:y="22.2cm" draw:control="control989"/>
        <draw:control draw:style-name="gr8" draw:text-style-name="P8" draw:layer="controls" svg:width="0.5cm" svg:height="0.75cm" svg:x="18.15cm" svg:y="22.2cm" draw:control="control990"/>
        <draw:control draw:style-name="gr8" draw:text-style-name="P8" draw:layer="controls" svg:width="0.5cm" svg:height="0.75cm" svg:x="18.5cm" svg:y="22.2cm" draw:control="control991"/>
        <draw:control draw:style-name="gr8" draw:text-style-name="P8" draw:layer="controls" svg:width="0.5cm" svg:height="0.75cm" svg:x="15cm" svg:y="21.45cm" draw:control="control992"/>
        <draw:control draw:style-name="gr8" draw:text-style-name="P8" draw:layer="controls" svg:width="0.5cm" svg:height="0.75cm" svg:x="15.35cm" svg:y="21.45cm" draw:control="control993"/>
        <draw:control draw:style-name="gr8" draw:text-style-name="P8" draw:layer="controls" svg:width="0.5cm" svg:height="0.75cm" svg:x="15.7cm" svg:y="21.45cm" draw:control="control994"/>
        <draw:control draw:style-name="gr8" draw:text-style-name="P8" draw:layer="controls" svg:width="0.5cm" svg:height="0.75cm" svg:x="16.05cm" svg:y="21.45cm" draw:control="control995"/>
        <draw:control draw:style-name="gr8" draw:text-style-name="P8" draw:layer="controls" svg:width="0.5cm" svg:height="0.75cm" svg:x="16.4cm" svg:y="21.45cm" draw:control="control996"/>
        <draw:control draw:style-name="gr8" draw:text-style-name="P8" draw:layer="controls" svg:width="0.5cm" svg:height="0.75cm" svg:x="17.1cm" svg:y="21.45cm" draw:control="control997"/>
        <draw:control draw:style-name="gr8" draw:text-style-name="P8" draw:layer="controls" svg:width="0.5cm" svg:height="0.75cm" svg:x="17.45cm" svg:y="21.45cm" draw:control="control998"/>
        <draw:control draw:style-name="gr8" draw:text-style-name="P8" draw:layer="controls" svg:width="0.5cm" svg:height="0.75cm" svg:x="17.8cm" svg:y="21.45cm" draw:control="control999"/>
        <draw:control draw:style-name="gr8" draw:text-style-name="P8" draw:layer="controls" svg:width="0.5cm" svg:height="0.75cm" svg:x="18.15cm" svg:y="21.45cm" draw:control="control1000"/>
        <draw:control draw:style-name="gr8" draw:text-style-name="P8" draw:layer="controls" svg:width="0.5cm" svg:height="0.75cm" svg:x="18.5cm" svg:y="21.45cm" draw:control="control1001"/>
        <draw:control draw:style-name="gr8" draw:text-style-name="P8" draw:layer="controls" svg:width="0.5cm" svg:height="0.75cm" svg:x="15cm" svg:y="20.7cm" draw:control="control1002"/>
        <draw:control draw:style-name="gr8" draw:text-style-name="P8" draw:layer="controls" svg:width="0.5cm" svg:height="0.75cm" svg:x="15.35cm" svg:y="20.7cm" draw:control="control1003"/>
        <draw:control draw:style-name="gr8" draw:text-style-name="P8" draw:layer="controls" svg:width="0.5cm" svg:height="0.75cm" svg:x="15.7cm" svg:y="20.7cm" draw:control="control1004"/>
        <draw:control draw:style-name="gr8" draw:text-style-name="P8" draw:layer="controls" svg:width="0.5cm" svg:height="0.75cm" svg:x="16.05cm" svg:y="20.7cm" draw:control="control1005"/>
        <draw:control draw:style-name="gr8" draw:text-style-name="P8" draw:layer="controls" svg:width="0.5cm" svg:height="0.75cm" svg:x="16.4cm" svg:y="20.7cm" draw:control="control1006"/>
        <draw:control draw:style-name="gr8" draw:text-style-name="P8" draw:layer="controls" svg:width="0.5cm" svg:height="0.75cm" svg:x="17.1cm" svg:y="20.7cm" draw:control="control1007"/>
        <draw:control draw:style-name="gr8" draw:text-style-name="P8" draw:layer="controls" svg:width="0.5cm" svg:height="0.75cm" svg:x="17.45cm" svg:y="20.7cm" draw:control="control1008"/>
        <draw:control draw:style-name="gr8" draw:text-style-name="P8" draw:layer="controls" svg:width="0.5cm" svg:height="0.75cm" svg:x="17.8cm" svg:y="20.7cm" draw:control="control1009"/>
        <draw:control draw:style-name="gr8" draw:text-style-name="P8" draw:layer="controls" svg:width="0.5cm" svg:height="0.75cm" svg:x="18.15cm" svg:y="20.7cm" draw:control="control1010"/>
        <draw:control draw:style-name="gr8" draw:text-style-name="P8" draw:layer="controls" svg:width="0.5cm" svg:height="0.75cm" svg:x="18.5cm" svg:y="20.7cm" draw:control="control1011"/>
        <draw:control draw:style-name="gr8" draw:text-style-name="P8" draw:layer="controls" svg:width="0.5cm" svg:height="0.75cm" svg:x="15cm" svg:y="24.45cm" draw:control="control1012"/>
        <draw:control draw:style-name="gr8" draw:text-style-name="P8" draw:layer="controls" svg:width="0.5cm" svg:height="0.75cm" svg:x="15.35cm" svg:y="24.45cm" draw:control="control1013"/>
        <draw:control draw:style-name="gr8" draw:text-style-name="P8" draw:layer="controls" svg:width="0.5cm" svg:height="0.75cm" svg:x="15.7cm" svg:y="24.45cm" draw:control="control1014"/>
        <draw:control draw:style-name="gr8" draw:text-style-name="P8" draw:layer="controls" svg:width="0.5cm" svg:height="0.75cm" svg:x="16.05cm" svg:y="24.45cm" draw:control="control1015"/>
        <draw:control draw:style-name="gr8" draw:text-style-name="P8" draw:layer="controls" svg:width="0.5cm" svg:height="0.75cm" svg:x="16.4cm" svg:y="24.45cm" draw:control="control1016"/>
        <draw:control draw:style-name="gr8" draw:text-style-name="P8" draw:layer="controls" svg:width="0.5cm" svg:height="0.75cm" svg:x="17.1cm" svg:y="24.45cm" draw:control="control1017"/>
        <draw:control draw:style-name="gr8" draw:text-style-name="P8" draw:layer="controls" svg:width="0.5cm" svg:height="0.75cm" svg:x="17.45cm" svg:y="24.45cm" draw:control="control1018"/>
        <draw:control draw:style-name="gr8" draw:text-style-name="P8" draw:layer="controls" svg:width="0.5cm" svg:height="0.75cm" svg:x="17.8cm" svg:y="24.45cm" draw:control="control1019"/>
        <draw:control draw:style-name="gr8" draw:text-style-name="P8" draw:layer="controls" svg:width="0.5cm" svg:height="0.75cm" svg:x="18.15cm" svg:y="24.45cm" draw:control="control1020"/>
        <draw:control draw:style-name="gr8" draw:text-style-name="P8" draw:layer="controls" svg:width="0.5cm" svg:height="0.75cm" svg:x="18.5cm" svg:y="24.45cm" draw:control="control1021"/>
        <draw:control draw:style-name="gr8" draw:text-style-name="P8" draw:layer="controls" svg:width="0.5cm" svg:height="0.75cm" svg:x="15cm" svg:y="23.7cm" draw:control="control1022"/>
        <draw:control draw:style-name="gr8" draw:text-style-name="P8" draw:layer="controls" svg:width="0.5cm" svg:height="0.75cm" svg:x="15.35cm" svg:y="23.7cm" draw:control="control1023"/>
        <draw:control draw:style-name="gr8" draw:text-style-name="P8" draw:layer="controls" svg:width="0.5cm" svg:height="0.75cm" svg:x="15.7cm" svg:y="23.7cm" draw:control="control1024"/>
        <draw:control draw:style-name="gr8" draw:text-style-name="P8" draw:layer="controls" svg:width="0.5cm" svg:height="0.75cm" svg:x="16.05cm" svg:y="23.7cm" draw:control="control1025"/>
        <draw:control draw:style-name="gr8" draw:text-style-name="P8" draw:layer="controls" svg:width="0.5cm" svg:height="0.75cm" svg:x="16.4cm" svg:y="23.7cm" draw:control="control1026"/>
        <draw:control draw:style-name="gr8" draw:text-style-name="P8" draw:layer="controls" svg:width="0.5cm" svg:height="0.75cm" svg:x="17.1cm" svg:y="23.7cm" draw:control="control1027"/>
        <draw:control draw:style-name="gr8" draw:text-style-name="P8" draw:layer="controls" svg:width="0.5cm" svg:height="0.75cm" svg:x="17.45cm" svg:y="23.7cm" draw:control="control1028"/>
        <draw:control draw:style-name="gr8" draw:text-style-name="P8" draw:layer="controls" svg:width="0.5cm" svg:height="0.75cm" svg:x="17.8cm" svg:y="23.7cm" draw:control="control1029"/>
        <draw:control draw:style-name="gr8" draw:text-style-name="P8" draw:layer="controls" svg:width="0.5cm" svg:height="0.75cm" svg:x="18.15cm" svg:y="23.7cm" draw:control="control1030"/>
        <draw:control draw:style-name="gr8" draw:text-style-name="P8" draw:layer="controls" svg:width="0.5cm" svg:height="0.75cm" svg:x="18.5cm" svg:y="23.7cm" draw:control="control1031"/>
        <draw:control draw:style-name="gr8" draw:text-style-name="P8" draw:layer="controls" svg:width="0.5cm" svg:height="0.75cm" svg:x="15cm" svg:y="22.95cm" draw:control="control1032"/>
        <draw:control draw:style-name="gr8" draw:text-style-name="P8" draw:layer="controls" svg:width="0.5cm" svg:height="0.75cm" svg:x="15.35cm" svg:y="22.95cm" draw:control="control1033"/>
        <draw:control draw:style-name="gr8" draw:text-style-name="P8" draw:layer="controls" svg:width="0.5cm" svg:height="0.75cm" svg:x="15.7cm" svg:y="22.95cm" draw:control="control1034"/>
        <draw:control draw:style-name="gr8" draw:text-style-name="P8" draw:layer="controls" svg:width="0.5cm" svg:height="0.75cm" svg:x="16.05cm" svg:y="22.95cm" draw:control="control1035"/>
        <draw:control draw:style-name="gr8" draw:text-style-name="P8" draw:layer="controls" svg:width="0.5cm" svg:height="0.75cm" svg:x="16.4cm" svg:y="22.95cm" draw:control="control1036"/>
        <draw:control draw:style-name="gr8" draw:text-style-name="P8" draw:layer="controls" svg:width="0.5cm" svg:height="0.75cm" svg:x="17.1cm" svg:y="22.95cm" draw:control="control1037"/>
        <draw:control draw:style-name="gr8" draw:text-style-name="P8" draw:layer="controls" svg:width="0.5cm" svg:height="0.75cm" svg:x="17.45cm" svg:y="22.95cm" draw:control="control1038"/>
        <draw:control draw:style-name="gr8" draw:text-style-name="P8" draw:layer="controls" svg:width="0.5cm" svg:height="0.75cm" svg:x="17.8cm" svg:y="22.95cm" draw:control="control1039"/>
        <draw:control draw:style-name="gr8" draw:text-style-name="P8" draw:layer="controls" svg:width="0.5cm" svg:height="0.75cm" svg:x="18.15cm" svg:y="22.95cm" draw:control="control1040"/>
        <draw:control draw:style-name="gr8" draw:text-style-name="P8" draw:layer="controls" svg:width="0.5cm" svg:height="0.75cm" svg:x="18.5cm" svg:y="22.95cm" draw:control="control1041"/>
        <draw:control draw:style-name="gr8" draw:text-style-name="P8" draw:layer="controls" svg:width="0.5cm" svg:height="0.75cm" svg:x="15cm" svg:y="25.95cm" draw:control="control1042"/>
        <draw:control draw:style-name="gr8" draw:text-style-name="P8" draw:layer="controls" svg:width="0.5cm" svg:height="0.75cm" svg:x="15.35cm" svg:y="25.95cm" draw:control="control1043"/>
        <draw:control draw:style-name="gr8" draw:text-style-name="P8" draw:layer="controls" svg:width="0.5cm" svg:height="0.75cm" svg:x="15.7cm" svg:y="25.95cm" draw:control="control1044"/>
        <draw:control draw:style-name="gr8" draw:text-style-name="P8" draw:layer="controls" svg:width="0.5cm" svg:height="0.75cm" svg:x="16.05cm" svg:y="25.95cm" draw:control="control1045"/>
        <draw:control draw:style-name="gr8" draw:text-style-name="P8" draw:layer="controls" svg:width="0.5cm" svg:height="0.75cm" svg:x="16.4cm" svg:y="25.95cm" draw:control="control1046"/>
        <draw:control draw:style-name="gr8" draw:text-style-name="P8" draw:layer="controls" svg:width="0.5cm" svg:height="0.75cm" svg:x="17.1cm" svg:y="25.95cm" draw:control="control1047"/>
        <draw:control draw:style-name="gr8" draw:text-style-name="P8" draw:layer="controls" svg:width="0.5cm" svg:height="0.75cm" svg:x="17.45cm" svg:y="25.95cm" draw:control="control1048"/>
        <draw:control draw:style-name="gr8" draw:text-style-name="P8" draw:layer="controls" svg:width="0.5cm" svg:height="0.75cm" svg:x="17.8cm" svg:y="25.95cm" draw:control="control1049"/>
        <draw:control draw:style-name="gr8" draw:text-style-name="P8" draw:layer="controls" svg:width="0.5cm" svg:height="0.75cm" svg:x="18.15cm" svg:y="25.95cm" draw:control="control1050"/>
        <draw:control draw:style-name="gr8" draw:text-style-name="P8" draw:layer="controls" svg:width="0.5cm" svg:height="0.75cm" svg:x="18.5cm" svg:y="25.95cm" draw:control="control1051"/>
        <draw:control draw:style-name="gr8" draw:text-style-name="P8" draw:layer="controls" svg:width="0.5cm" svg:height="0.75cm" svg:x="15cm" svg:y="25.2cm" draw:control="control1052"/>
        <draw:control draw:style-name="gr8" draw:text-style-name="P8" draw:layer="controls" svg:width="0.5cm" svg:height="0.75cm" svg:x="15.35cm" svg:y="25.2cm" draw:control="control1053"/>
        <draw:control draw:style-name="gr8" draw:text-style-name="P8" draw:layer="controls" svg:width="0.5cm" svg:height="0.75cm" svg:x="15.7cm" svg:y="25.2cm" draw:control="control1054"/>
        <draw:control draw:style-name="gr8" draw:text-style-name="P8" draw:layer="controls" svg:width="0.5cm" svg:height="0.75cm" svg:x="16.05cm" svg:y="25.2cm" draw:control="control1055"/>
        <draw:control draw:style-name="gr8" draw:text-style-name="P8" draw:layer="controls" svg:width="0.5cm" svg:height="0.75cm" svg:x="16.4cm" svg:y="25.2cm" draw:control="control1056"/>
        <draw:control draw:style-name="gr8" draw:text-style-name="P8" draw:layer="controls" svg:width="0.5cm" svg:height="0.75cm" svg:x="17.1cm" svg:y="25.2cm" draw:control="control1057"/>
        <draw:control draw:style-name="gr8" draw:text-style-name="P8" draw:layer="controls" svg:width="0.5cm" svg:height="0.75cm" svg:x="17.45cm" svg:y="25.2cm" draw:control="control1058"/>
        <draw:control draw:style-name="gr8" draw:text-style-name="P8" draw:layer="controls" svg:width="0.5cm" svg:height="0.75cm" svg:x="17.8cm" svg:y="25.2cm" draw:control="control1059"/>
        <draw:control draw:style-name="gr8" draw:text-style-name="P8" draw:layer="controls" svg:width="0.5cm" svg:height="0.75cm" svg:x="18.15cm" svg:y="25.2cm" draw:control="control1060"/>
        <draw:control draw:style-name="gr8" draw:text-style-name="P8" draw:layer="controls" svg:width="0.5cm" svg:height="0.75cm" svg:x="18.5cm" svg:y="25.2cm" draw:control="control1061"/>
        <draw:control draw:style-name="gr3" draw:text-style-name="P4" draw:layer="controls" svg:width="3.75cm" svg:height="0.75cm" svg:x="11cm" svg:y="28.2cm" draw:control="control1062"/>
        <draw:control draw:style-name="gr3" draw:text-style-name="P4" draw:layer="controls" svg:width="3.75cm" svg:height="0.75cm" svg:x="11cm" svg:y="26.7cm" draw:control="control1063"/>
        <draw:control draw:style-name="gr3" draw:text-style-name="P4" draw:layer="controls" svg:width="3.75cm" svg:height="0.75cm" svg:x="11cm" svg:y="28.95cm" draw:control="control1064"/>
        <draw:control draw:style-name="gr3" draw:text-style-name="P4" draw:layer="controls" svg:width="3.75cm" svg:height="0.75cm" svg:x="11cm" svg:y="27.45cm" draw:control="control1065"/>
        <draw:control draw:style-name="gr8" draw:text-style-name="P8" draw:layer="controls" svg:width="0.5cm" svg:height="0.75cm" svg:x="15cm" svg:y="26.7cm" draw:control="control1066"/>
        <draw:control draw:style-name="gr8" draw:text-style-name="P8" draw:layer="controls" svg:width="0.5cm" svg:height="0.75cm" svg:x="15.35cm" svg:y="26.7cm" draw:control="control1067"/>
        <draw:control draw:style-name="gr8" draw:text-style-name="P8" draw:layer="controls" svg:width="0.5cm" svg:height="0.75cm" svg:x="15.7cm" svg:y="26.7cm" draw:control="control1068"/>
        <draw:control draw:style-name="gr8" draw:text-style-name="P8" draw:layer="controls" svg:width="0.5cm" svg:height="0.75cm" svg:x="16.05cm" svg:y="26.7cm" draw:control="control1069"/>
        <draw:control draw:style-name="gr8" draw:text-style-name="P8" draw:layer="controls" svg:width="0.5cm" svg:height="0.75cm" svg:x="16.4cm" svg:y="26.7cm" draw:control="control1070"/>
        <draw:control draw:style-name="gr8" draw:text-style-name="P8" draw:layer="controls" svg:width="0.5cm" svg:height="0.75cm" svg:x="17.1cm" svg:y="26.7cm" draw:control="control1071"/>
        <draw:control draw:style-name="gr8" draw:text-style-name="P8" draw:layer="controls" svg:width="0.5cm" svg:height="0.75cm" svg:x="17.45cm" svg:y="26.7cm" draw:control="control1072"/>
        <draw:control draw:style-name="gr8" draw:text-style-name="P8" draw:layer="controls" svg:width="0.5cm" svg:height="0.75cm" svg:x="17.8cm" svg:y="26.7cm" draw:control="control1073"/>
        <draw:control draw:style-name="gr8" draw:text-style-name="P8" draw:layer="controls" svg:width="0.5cm" svg:height="0.75cm" svg:x="18.15cm" svg:y="26.7cm" draw:control="control1074"/>
        <draw:control draw:style-name="gr8" draw:text-style-name="P8" draw:layer="controls" svg:width="0.5cm" svg:height="0.75cm" svg:x="18.5cm" svg:y="26.7cm" draw:control="control1075"/>
        <draw:control draw:style-name="gr8" draw:text-style-name="P8" draw:layer="controls" svg:width="0.5cm" svg:height="0.75cm" svg:x="15cm" svg:y="28.95cm" draw:control="control1076"/>
        <draw:control draw:style-name="gr8" draw:text-style-name="P8" draw:layer="controls" svg:width="0.5cm" svg:height="0.75cm" svg:x="15.35cm" svg:y="28.95cm" draw:control="control1077"/>
        <draw:control draw:style-name="gr8" draw:text-style-name="P8" draw:layer="controls" svg:width="0.5cm" svg:height="0.75cm" svg:x="15.7cm" svg:y="28.95cm" draw:control="control1078"/>
        <draw:control draw:style-name="gr8" draw:text-style-name="P8" draw:layer="controls" svg:width="0.5cm" svg:height="0.75cm" svg:x="16.05cm" svg:y="28.95cm" draw:control="control1079"/>
        <draw:control draw:style-name="gr8" draw:text-style-name="P8" draw:layer="controls" svg:width="0.5cm" svg:height="0.75cm" svg:x="16.4cm" svg:y="28.95cm" draw:control="control1080"/>
        <draw:control draw:style-name="gr8" draw:text-style-name="P8" draw:layer="controls" svg:width="0.5cm" svg:height="0.75cm" svg:x="17.1cm" svg:y="28.95cm" draw:control="control1081"/>
        <draw:control draw:style-name="gr8" draw:text-style-name="P8" draw:layer="controls" svg:width="0.5cm" svg:height="0.75cm" svg:x="17.45cm" svg:y="28.95cm" draw:control="control1082"/>
        <draw:control draw:style-name="gr8" draw:text-style-name="P8" draw:layer="controls" svg:width="0.5cm" svg:height="0.75cm" svg:x="17.8cm" svg:y="28.95cm" draw:control="control1083"/>
        <draw:control draw:style-name="gr8" draw:text-style-name="P8" draw:layer="controls" svg:width="0.5cm" svg:height="0.75cm" svg:x="18.15cm" svg:y="28.95cm" draw:control="control1084"/>
        <draw:control draw:style-name="gr8" draw:text-style-name="P8" draw:layer="controls" svg:width="0.5cm" svg:height="0.75cm" svg:x="18.5cm" svg:y="28.95cm" draw:control="control1085"/>
        <draw:control draw:style-name="gr8" draw:text-style-name="P8" draw:layer="controls" svg:width="0.5cm" svg:height="0.75cm" svg:x="15cm" svg:y="28.2cm" draw:control="control1086"/>
        <draw:control draw:style-name="gr8" draw:text-style-name="P8" draw:layer="controls" svg:width="0.5cm" svg:height="0.75cm" svg:x="15.35cm" svg:y="28.2cm" draw:control="control1087"/>
        <draw:control draw:style-name="gr8" draw:text-style-name="P8" draw:layer="controls" svg:width="0.5cm" svg:height="0.75cm" svg:x="15.7cm" svg:y="28.2cm" draw:control="control1088"/>
        <draw:control draw:style-name="gr8" draw:text-style-name="P8" draw:layer="controls" svg:width="0.5cm" svg:height="0.75cm" svg:x="16.05cm" svg:y="28.2cm" draw:control="control1089"/>
        <draw:control draw:style-name="gr8" draw:text-style-name="P8" draw:layer="controls" svg:width="0.5cm" svg:height="0.75cm" svg:x="16.4cm" svg:y="28.2cm" draw:control="control1090"/>
        <draw:control draw:style-name="gr8" draw:text-style-name="P8" draw:layer="controls" svg:width="0.5cm" svg:height="0.75cm" svg:x="17.1cm" svg:y="28.2cm" draw:control="control1091"/>
        <draw:control draw:style-name="gr8" draw:text-style-name="P8" draw:layer="controls" svg:width="0.5cm" svg:height="0.75cm" svg:x="17.45cm" svg:y="28.2cm" draw:control="control1092"/>
        <draw:control draw:style-name="gr8" draw:text-style-name="P8" draw:layer="controls" svg:width="0.5cm" svg:height="0.75cm" svg:x="17.8cm" svg:y="28.2cm" draw:control="control1093"/>
        <draw:control draw:style-name="gr8" draw:text-style-name="P8" draw:layer="controls" svg:width="0.5cm" svg:height="0.75cm" svg:x="18.15cm" svg:y="28.2cm" draw:control="control1094"/>
        <draw:control draw:style-name="gr8" draw:text-style-name="P8" draw:layer="controls" svg:width="0.5cm" svg:height="0.75cm" svg:x="18.5cm" svg:y="28.2cm" draw:control="control1095"/>
        <draw:control draw:style-name="gr8" draw:text-style-name="P8" draw:layer="controls" svg:width="0.5cm" svg:height="0.75cm" svg:x="15cm" svg:y="27.45cm" draw:control="control1096"/>
        <draw:control draw:style-name="gr8" draw:text-style-name="P8" draw:layer="controls" svg:width="0.5cm" svg:height="0.75cm" svg:x="15.35cm" svg:y="27.45cm" draw:control="control1097"/>
        <draw:control draw:style-name="gr8" draw:text-style-name="P8" draw:layer="controls" svg:width="0.5cm" svg:height="0.75cm" svg:x="15.7cm" svg:y="27.45cm" draw:control="control1098"/>
        <draw:control draw:style-name="gr8" draw:text-style-name="P8" draw:layer="controls" svg:width="0.5cm" svg:height="0.75cm" svg:x="16.05cm" svg:y="27.45cm" draw:control="control1099"/>
        <draw:control draw:style-name="gr8" draw:text-style-name="P8" draw:layer="controls" svg:width="0.5cm" svg:height="0.75cm" svg:x="16.4cm" svg:y="27.45cm" draw:control="control1100"/>
        <draw:control draw:style-name="gr8" draw:text-style-name="P8" draw:layer="controls" svg:width="0.5cm" svg:height="0.75cm" svg:x="17.1cm" svg:y="27.45cm" draw:control="control1101"/>
        <draw:control draw:style-name="gr8" draw:text-style-name="P8" draw:layer="controls" svg:width="0.5cm" svg:height="0.75cm" svg:x="17.45cm" svg:y="27.45cm" draw:control="control1102"/>
        <draw:control draw:style-name="gr8" draw:text-style-name="P8" draw:layer="controls" svg:width="0.5cm" svg:height="0.75cm" svg:x="17.8cm" svg:y="27.45cm" draw:control="control1103"/>
        <draw:control draw:style-name="gr8" draw:text-style-name="P8" draw:layer="controls" svg:width="0.5cm" svg:height="0.75cm" svg:x="18.15cm" svg:y="27.45cm" draw:control="control1104"/>
        <draw:control draw:style-name="gr8" draw:text-style-name="P8" draw:layer="controls" svg:width="0.5cm" svg:height="0.75cm" svg:x="18.5cm" svg:y="27.45cm" draw:control="control1105"/>
        <draw:line draw:style-name="gr6" draw:text-style-name="P6" draw:layer="layout" svg:x1="0cm" svg:y1="15.5cm" svg:x2="5.25cm" svg:y2="15.5cm">
          <text:p/>
        </draw:line>
        <draw:line draw:style-name="gr6" draw:text-style-name="P6" draw:layer="layout" svg:x1="7.5cm" svg:y1="15.5cm" svg:x2="14.25cm" svg:y2="15.5cm">
          <text:p/>
        </draw:line>
        <draw:line draw:style-name="gr6" draw:text-style-name="P6" draw:layer="layout" svg:x1="16.25cm" svg:y1="15.5cm" svg:x2="21cm" svg:y2="15.5cm">
          <text:p/>
        </draw:line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2" form:control-implementation="ooo:com.sun.star.form.component.TextField" xml:id="control1106" form:id="control1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107" form:id="control1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1110" form:id="control1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97" form:control-implementation="ooo:com.sun.star.form.component.CheckBox" xml:id="control1112" form:id="control11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113" form:id="control11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114" form:id="control1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115" form:id="control1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116" form:id="control1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5" form:control-implementation="ooo:com.sun.star.form.component.TextField" xml:id="control1117" form:id="control1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1118" form:id="control1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78" form:control-implementation="ooo:com.sun.star.form.component.CheckBox" xml:id="control1119" form:id="control1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20" form:id="control1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121" form:id="control1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122" form:id="control1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123" form:id="control1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124" form:id="control1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125" form:id="control1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126" form:id="control1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127" form:id="control1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8" form:id="control1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6" form:control-implementation="ooo:com.sun.star.form.component.TextField" xml:id="control1129" form:id="control11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7" form:control-implementation="ooo:com.sun.star.form.component.TextField" xml:id="control1130" form:id="control11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20" form:control-implementation="ooo:com.sun.star.form.component.CheckBox" xml:id="control1131" form:id="control1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132" form:id="control11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133" form:id="control11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134" form:id="control1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135" form:id="control1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136" form:id="control1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137" form:id="control1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138" form:id="control1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139" form:id="control1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140" form:id="control1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3" form:control-implementation="ooo:com.sun.star.form.component.TextField" xml:id="control1141" form:id="control11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1142" form:id="control11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50" form:control-implementation="ooo:com.sun.star.form.component.CheckBox" xml:id="control1143" form:id="control1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1" form:control-implementation="ooo:com.sun.star.form.component.CheckBox" xml:id="control1144" form:id="control1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1145" form:id="control1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1146" form:id="control1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1147" form:id="control1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1148" form:id="control1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1149" form:id="control1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1150" form:id="control1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1151" form:id="control1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1152" form:id="control1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1" form:control-implementation="ooo:com.sun.star.form.component.TextField" xml:id="control1153" form:id="control11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1154" form:id="control11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40" form:control-implementation="ooo:com.sun.star.form.component.CheckBox" xml:id="control1155" form:id="control1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1156" form:id="control1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1157" form:id="control1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1158" form:id="control1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1159" form:id="control1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1160" form:id="control1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1161" form:id="control1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8" form:control-implementation="ooo:com.sun.star.form.component.TextField" xml:id="control1165" form:id="control11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1166" form:id="control11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30" form:control-implementation="ooo:com.sun.star.form.component.CheckBox" xml:id="control1167" form:id="control1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1168" form:id="control1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1169" form:id="control1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1170" form:id="control1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1171" form:id="control1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1172" form:id="control1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1173" form:id="control1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1174" form:id="control1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1175" form:id="control1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177" form:id="control117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1178" form:id="control117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179" form:id="control117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1180" form:id="control118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81" form:id="control118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1182" form:id="control1182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1183" form:id="control118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1184" form:id="control1184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1185" form:id="control118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1186" form:id="control118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1187" form:id="control118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1188" form:id="control118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1189" form:id="control118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1190" form:id="control119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1191" form:id="control119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9" form:control-implementation="ooo:com.sun.star.form.component.TextField" xml:id="control1192" form:id="control11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1193" form:id="control11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1" form:control-implementation="ooo:com.sun.star.form.component.TextField" xml:id="control1194" form:id="control11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195" form:id="control11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1196" form:id="control11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1197" form:id="control11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95" form:control-implementation="ooo:com.sun.star.form.component.CheckBox" xml:id="control1198" form:id="control1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1199" form:id="control1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1200" form:id="control1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1201" form:id="control1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1202" form:id="control1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1203" form:id="control120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1204" form:id="control1204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1205" form:id="control120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1206" form:id="control120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1207" form:id="control120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1208" form:id="control120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1209" form:id="control120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1210" form:id="control121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1211" form:id="control121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1212" form:id="control1212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1213" form:id="control121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1214" form:id="control1214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1215" form:id="control121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1216" form:id="control121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1217" form:id="control121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7" form:control-implementation="ooo:com.sun.star.form.component.TextField" xml:id="control1218" form:id="control12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1219" form:id="control12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9" form:control-implementation="ooo:com.sun.star.form.component.TextField" xml:id="control1220" form:id="control12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0" form:control-implementation="ooo:com.sun.star.form.component.TextField" xml:id="control1221" form:id="control12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1" form:control-implementation="ooo:com.sun.star.form.component.TextField" xml:id="control1222" form:id="control12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1223" form:id="control12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5" form:control-implementation="ooo:com.sun.star.form.component.CheckBox" xml:id="control1224" form:id="control1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1225" form:id="control1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226" form:id="control1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227" form:id="control1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228" form:id="control1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229" form:id="control122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1230" form:id="control123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231" form:id="control123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232" form:id="control1232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233" form:id="control123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1234" form:id="control1234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1235" form:id="control123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1236" form:id="control123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1237" form:id="control123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1238" form:id="control123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1239" form:id="control123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1240" form:id="control124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1241" form:id="control124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1242" form:id="control1242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1243" form:id="control124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3" form:control-implementation="ooo:com.sun.star.form.component.TextField" xml:id="control1244" form:id="control12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4" form:control-implementation="ooo:com.sun.star.form.component.TextField" xml:id="control1245" form:id="control12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5" form:control-implementation="ooo:com.sun.star.form.component.TextField" xml:id="control1246" form:id="control12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247" form:id="control12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7" form:control-implementation="ooo:com.sun.star.form.component.TextField" xml:id="control1248" form:id="control12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249" form:id="control12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10" form:control-implementation="ooo:com.sun.star.form.component.CheckBox" xml:id="control1250" form:id="control1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1251" form:id="control12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252" form:id="control12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253" form:id="control12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254" form:id="control12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1255" form:id="control125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1256" form:id="control125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1257" form:id="control125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1258" form:id="control125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1259" form:id="control125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1260" form:id="control1260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1261" form:id="control1261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1262" form:id="control1262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1263" form:id="control1263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1264" form:id="control1264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1265" form:id="control1265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1266" form:id="control1266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1267" form:id="control1267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1268" form:id="control1268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1269" form:id="control1269" form:disabled="true" form:visual-effect="flat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</form:form>
        </office:forms>
        <draw:line draw:style-name="gr6" draw:text-style-name="P6" draw:layer="layout" svg:x1="0cm" svg:y1="1cm" svg:x2="9cm" svg:y2="1cm">
          <text:p/>
        </draw:line>
        <draw:line draw:style-name="gr6" draw:text-style-name="P6" draw:layer="layout" svg:x1="12cm" svg:y1="1cm" svg:x2="21cm" svg:y2="1cm">
          <text:p/>
        </draw:line>
        <draw:frame draw:style-name="gr7" draw:text-style-name="P14" draw:layer="layout" svg:width="3.125cm" svg:height="1cm" svg:x="8.938cm" svg:y="0.5cm">
          <draw:text-box>
            <text:p><text:span text:style-name="T3">Bloodline</text:span></text:p>
          </draw:text-box>
        </draw:frame>
        <draw:line draw:style-name="gr6" draw:text-style-name="P6" draw:layer="layout" svg:x1="0cm" svg:y1="7.25cm" svg:x2="8.75cm" svg:y2="7.25cm">
          <text:p/>
        </draw:line>
        <draw:line draw:style-name="gr6" draw:text-style-name="P6" draw:layer="layout" svg:x1="12.25cm" svg:y1="7.25cm" svg:x2="21cm" svg:y2="7.25cm">
          <text:p/>
        </draw:line>
        <draw:frame draw:style-name="gr12" draw:text-style-name="P14" draw:layer="layout" svg:width="3.75cm" svg:height="0.962cm" svg:x="8.625cm" svg:y="6.788cm">
          <draw:text-box>
            <text:p><text:span text:style-name="T3">Loresheets</text:span></text:p>
          </draw:text-box>
        </draw:frame>
        <draw:line draw:style-name="gr6" draw:text-style-name="P6" draw:layer="layout" svg:x1="0cm" svg:y1="23cm" svg:x2="9cm" svg:y2="23cm">
          <text:p/>
        </draw:line>
        <draw:line draw:style-name="gr6" draw:text-style-name="P6" draw:layer="layout" svg:x1="11.75cm" svg:y1="23cm" svg:x2="21cm" svg:y2="23cm">
          <text:p/>
        </draw:line>
        <draw:frame draw:style-name="gr12" draw:text-style-name="P14" draw:layer="layout" svg:width="3.001cm" svg:height="0.962cm" svg:x="9cm" svg:y="22.538cm">
          <draw:text-box>
            <text:p><text:span text:style-name="T3">Projects</text:span></text:p>
          </draw:text-box>
        </draw:frame>
        <draw:frame draw:style-name="gr4" draw:text-style-name="P5" draw:layer="layout" svg:width="1.75cm" svg:height="0.75cm" svg:x="2.875cm" svg:y="24cm">
          <draw:text-box>
            <text:p><text:span text:style-name="T2">Name</text:span></text:p>
          </draw:text-box>
        </draw:frame>
        <draw:control draw:style-name="gr3" draw:text-style-name="P4" draw:layer="controls" svg:width="3.75cm" svg:height="0.75cm" svg:x="4.375cm" svg:y="24cm" draw:control="control1117"/>
        <draw:frame draw:style-name="gr4" draw:text-style-name="P5" draw:layer="layout" svg:width="1.75cm" svg:height="0.75cm" svg:x="8.375cm" svg:y="24cm">
          <draw:text-box>
            <text:p><text:span text:style-name="T2">Notes</text:span></text:p>
          </draw:text-box>
        </draw:frame>
        <draw:control draw:style-name="gr3" draw:text-style-name="P4" draw:layer="controls" svg:width="3.75cm" svg:height="0.75cm" svg:x="9.875cm" svg:y="24cm" draw:control="control1118"/>
        <draw:control draw:style-name="gr8" draw:text-style-name="P8" draw:layer="controls" svg:width="0.5cm" svg:height="0.75cm" svg:x="14.125cm" svg:y="24cm" draw:control="control1119"/>
        <draw:control draw:style-name="gr8" draw:text-style-name="P8" draw:layer="controls" svg:width="0.5cm" svg:height="0.75cm" svg:x="14.475cm" svg:y="24cm" draw:control="control1120"/>
        <draw:control draw:style-name="gr8" draw:text-style-name="P8" draw:layer="controls" svg:width="0.5cm" svg:height="0.75cm" svg:x="14.825cm" svg:y="24cm" draw:control="control1121"/>
        <draw:control draw:style-name="gr8" draw:text-style-name="P8" draw:layer="controls" svg:width="0.5cm" svg:height="0.75cm" svg:x="15.175cm" svg:y="24cm" draw:control="control1122"/>
        <draw:control draw:style-name="gr8" draw:text-style-name="P8" draw:layer="controls" svg:width="0.5cm" svg:height="0.75cm" svg:x="15.525cm" svg:y="24cm" draw:control="control1123"/>
        <draw:control draw:style-name="gr8" draw:text-style-name="P8" draw:layer="controls" svg:width="0.5cm" svg:height="0.75cm" svg:x="16.225cm" svg:y="24cm" draw:control="control1124"/>
        <draw:control draw:style-name="gr8" draw:text-style-name="P8" draw:layer="controls" svg:width="0.5cm" svg:height="0.75cm" svg:x="16.575cm" svg:y="24cm" draw:control="control1125"/>
        <draw:control draw:style-name="gr8" draw:text-style-name="P8" draw:layer="controls" svg:width="0.5cm" svg:height="0.75cm" svg:x="16.925cm" svg:y="24cm" draw:control="control1126"/>
        <draw:control draw:style-name="gr8" draw:text-style-name="P8" draw:layer="controls" svg:width="0.5cm" svg:height="0.75cm" svg:x="17.275cm" svg:y="24cm" draw:control="control1127"/>
        <draw:control draw:style-name="gr8" draw:text-style-name="P8" draw:layer="controls" svg:width="0.5cm" svg:height="0.75cm" svg:x="17.625cm" svg:y="24cm" draw:control="control1128"/>
        <draw:frame draw:style-name="gr4" draw:text-style-name="P5" draw:layer="layout" svg:width="1.75cm" svg:height="0.75cm" svg:x="2.875cm" svg:y="24.75cm">
          <draw:text-box>
            <text:p><text:span text:style-name="T2">Name</text:span></text:p>
          </draw:text-box>
        </draw:frame>
        <draw:frame draw:style-name="gr4" draw:text-style-name="P5" draw:layer="layout" svg:width="1.75cm" svg:height="0.75cm" svg:x="8.375cm" svg:y="24.75cm">
          <draw:text-box>
            <text:p><text:span text:style-name="T2">Notes</text:span></text:p>
          </draw:text-box>
        </draw:frame>
        <draw:control draw:style-name="gr3" draw:text-style-name="P4" draw:layer="controls" svg:width="3.75cm" svg:height="0.75cm" svg:x="4.375cm" svg:y="24.75cm" draw:control="control1129"/>
        <draw:control draw:style-name="gr3" draw:text-style-name="P4" draw:layer="controls" svg:width="3.75cm" svg:height="0.75cm" svg:x="9.875cm" svg:y="24.75cm" draw:control="control1130"/>
        <draw:control draw:style-name="gr8" draw:text-style-name="P8" draw:layer="controls" svg:width="0.5cm" svg:height="0.75cm" svg:x="14.125cm" svg:y="24.75cm" draw:control="control1131"/>
        <draw:control draw:style-name="gr8" draw:text-style-name="P8" draw:layer="controls" svg:width="0.5cm" svg:height="0.75cm" svg:x="14.475cm" svg:y="24.75cm" draw:control="control1132"/>
        <draw:control draw:style-name="gr8" draw:text-style-name="P8" draw:layer="controls" svg:width="0.5cm" svg:height="0.75cm" svg:x="14.825cm" svg:y="24.75cm" draw:control="control1133"/>
        <draw:control draw:style-name="gr8" draw:text-style-name="P8" draw:layer="controls" svg:width="0.5cm" svg:height="0.75cm" svg:x="15.175cm" svg:y="24.75cm" draw:control="control1134"/>
        <draw:control draw:style-name="gr8" draw:text-style-name="P8" draw:layer="controls" svg:width="0.5cm" svg:height="0.75cm" svg:x="15.525cm" svg:y="24.75cm" draw:control="control1135"/>
        <draw:control draw:style-name="gr8" draw:text-style-name="P8" draw:layer="controls" svg:width="0.5cm" svg:height="0.75cm" svg:x="16.225cm" svg:y="24.75cm" draw:control="control1136"/>
        <draw:control draw:style-name="gr8" draw:text-style-name="P8" draw:layer="controls" svg:width="0.5cm" svg:height="0.75cm" svg:x="16.575cm" svg:y="24.75cm" draw:control="control1137"/>
        <draw:control draw:style-name="gr8" draw:text-style-name="P8" draw:layer="controls" svg:width="0.5cm" svg:height="0.75cm" svg:x="16.925cm" svg:y="24.75cm" draw:control="control1138"/>
        <draw:control draw:style-name="gr8" draw:text-style-name="P8" draw:layer="controls" svg:width="0.5cm" svg:height="0.75cm" svg:x="17.275cm" svg:y="24.75cm" draw:control="control1139"/>
        <draw:control draw:style-name="gr8" draw:text-style-name="P8" draw:layer="controls" svg:width="0.5cm" svg:height="0.75cm" svg:x="17.625cm" svg:y="24.75cm" draw:control="control1140"/>
        <draw:frame draw:style-name="gr4" draw:text-style-name="P5" draw:layer="layout" svg:width="1.75cm" svg:height="0.75cm" svg:x="2.875cm" svg:y="25.5cm">
          <draw:text-box>
            <text:p><text:span text:style-name="T2">Name</text:span></text:p>
          </draw:text-box>
        </draw:frame>
        <draw:frame draw:style-name="gr4" draw:text-style-name="P5" draw:layer="layout" svg:width="1.75cm" svg:height="0.75cm" svg:x="8.375cm" svg:y="25.5cm">
          <draw:text-box>
            <text:p><text:span text:style-name="T2">Notes</text:span></text:p>
          </draw:text-box>
        </draw:frame>
        <draw:control draw:style-name="gr3" draw:text-style-name="P4" draw:layer="layout" svg:width="3.75cm" svg:height="0.75cm" svg:x="4.375cm" svg:y="25.5cm" draw:control="control1141"/>
        <draw:control draw:style-name="gr3" draw:text-style-name="P4" draw:layer="layout" svg:width="3.75cm" svg:height="0.75cm" svg:x="9.875cm" svg:y="25.5cm" draw:control="control1142"/>
        <draw:control draw:style-name="gr8" draw:text-style-name="P8" draw:layer="layout" svg:width="0.5cm" svg:height="0.75cm" svg:x="14.125cm" svg:y="25.5cm" draw:control="control1143"/>
        <draw:control draw:style-name="gr8" draw:text-style-name="P8" draw:layer="layout" svg:width="0.5cm" svg:height="0.75cm" svg:x="14.475cm" svg:y="25.5cm" draw:control="control1144"/>
        <draw:control draw:style-name="gr8" draw:text-style-name="P8" draw:layer="layout" svg:width="0.5cm" svg:height="0.75cm" svg:x="14.825cm" svg:y="25.5cm" draw:control="control1145"/>
        <draw:control draw:style-name="gr8" draw:text-style-name="P8" draw:layer="layout" svg:width="0.5cm" svg:height="0.75cm" svg:x="15.175cm" svg:y="25.5cm" draw:control="control1146"/>
        <draw:control draw:style-name="gr8" draw:text-style-name="P8" draw:layer="layout" svg:width="0.5cm" svg:height="0.75cm" svg:x="15.525cm" svg:y="25.5cm" draw:control="control1147"/>
        <draw:control draw:style-name="gr8" draw:text-style-name="P8" draw:layer="layout" svg:width="0.5cm" svg:height="0.75cm" svg:x="16.225cm" svg:y="25.5cm" draw:control="control1148"/>
        <draw:control draw:style-name="gr8" draw:text-style-name="P8" draw:layer="layout" svg:width="0.5cm" svg:height="0.75cm" svg:x="16.575cm" svg:y="25.5cm" draw:control="control1149"/>
        <draw:control draw:style-name="gr8" draw:text-style-name="P8" draw:layer="layout" svg:width="0.5cm" svg:height="0.75cm" svg:x="16.925cm" svg:y="25.5cm" draw:control="control1150"/>
        <draw:control draw:style-name="gr8" draw:text-style-name="P8" draw:layer="layout" svg:width="0.5cm" svg:height="0.75cm" svg:x="17.275cm" svg:y="25.5cm" draw:control="control1151"/>
        <draw:control draw:style-name="gr8" draw:text-style-name="P8" draw:layer="layout" svg:width="0.5cm" svg:height="0.75cm" svg:x="17.625cm" svg:y="25.5cm" draw:control="control1152"/>
        <draw:frame draw:style-name="gr4" draw:text-style-name="P5" draw:layer="layout" svg:width="1.75cm" svg:height="0.75cm" svg:x="2.875cm" svg:y="26.25cm">
          <draw:text-box>
            <text:p><text:span text:style-name="T2">Name</text:span></text:p>
          </draw:text-box>
        </draw:frame>
        <draw:frame draw:style-name="gr4" draw:text-style-name="P5" draw:layer="layout" svg:width="1.75cm" svg:height="0.75cm" svg:x="8.375cm" svg:y="26.25cm">
          <draw:text-box>
            <text:p><text:span text:style-name="T2">Notes</text:span></text:p>
          </draw:text-box>
        </draw:frame>
        <draw:control draw:style-name="gr3" draw:text-style-name="P4" draw:layer="layout" svg:width="3.75cm" svg:height="0.75cm" svg:x="4.375cm" svg:y="26.25cm" draw:control="control1153"/>
        <draw:control draw:style-name="gr3" draw:text-style-name="P4" draw:layer="layout" svg:width="3.75cm" svg:height="0.75cm" svg:x="9.875cm" svg:y="26.25cm" draw:control="control1154"/>
        <draw:control draw:style-name="gr8" draw:text-style-name="P8" draw:layer="layout" svg:width="0.5cm" svg:height="0.75cm" svg:x="14.125cm" svg:y="26.25cm" draw:control="control1155"/>
        <draw:control draw:style-name="gr8" draw:text-style-name="P8" draw:layer="layout" svg:width="0.5cm" svg:height="0.75cm" svg:x="14.475cm" svg:y="26.25cm" draw:control="control1156"/>
        <draw:control draw:style-name="gr8" draw:text-style-name="P8" draw:layer="layout" svg:width="0.5cm" svg:height="0.75cm" svg:x="14.825cm" svg:y="26.25cm" draw:control="control1157"/>
        <draw:control draw:style-name="gr8" draw:text-style-name="P8" draw:layer="layout" svg:width="0.5cm" svg:height="0.75cm" svg:x="15.175cm" svg:y="26.25cm" draw:control="control1158"/>
        <draw:control draw:style-name="gr8" draw:text-style-name="P8" draw:layer="layout" svg:width="0.5cm" svg:height="0.75cm" svg:x="15.525cm" svg:y="26.25cm" draw:control="control1159"/>
        <draw:control draw:style-name="gr8" draw:text-style-name="P8" draw:layer="layout" svg:width="0.5cm" svg:height="0.75cm" svg:x="16.225cm" svg:y="26.25cm" draw:control="control1160"/>
        <draw:control draw:style-name="gr8" draw:text-style-name="P8" draw:layer="layout" svg:width="0.5cm" svg:height="0.75cm" svg:x="16.575cm" svg:y="26.25cm" draw:control="control1161"/>
        <draw:control draw:style-name="gr8" draw:text-style-name="P8" draw:layer="layout" svg:width="0.5cm" svg:height="0.75cm" svg:x="16.925cm" svg:y="26.25cm" draw:control="control1162"/>
        <draw:control draw:style-name="gr8" draw:text-style-name="P8" draw:layer="layout" svg:width="0.5cm" svg:height="0.75cm" svg:x="17.275cm" svg:y="26.25cm" draw:control="control1163"/>
        <draw:control draw:style-name="gr8" draw:text-style-name="P8" draw:layer="layout" svg:width="0.5cm" svg:height="0.75cm" svg:x="17.625cm" svg:y="26.25cm" draw:control="control1164"/>
        <draw:frame draw:style-name="gr4" draw:text-style-name="P5" draw:layer="layout" svg:width="1.75cm" svg:height="0.75cm" svg:x="2.875cm" svg:y="27cm">
          <draw:text-box>
            <text:p><text:span text:style-name="T2">Name</text:span></text:p>
          </draw:text-box>
        </draw:frame>
        <draw:frame draw:style-name="gr4" draw:text-style-name="P5" draw:layer="layout" svg:width="1.75cm" svg:height="0.75cm" svg:x="8.375cm" svg:y="27cm">
          <draw:text-box>
            <text:p><text:span text:style-name="T2">Notes</text:span></text:p>
          </draw:text-box>
        </draw:frame>
        <draw:control draw:style-name="gr3" draw:text-style-name="P4" draw:layer="layout" svg:width="3.75cm" svg:height="0.75cm" svg:x="4.375cm" svg:y="27cm" draw:control="control1165"/>
        <draw:control draw:style-name="gr3" draw:text-style-name="P4" draw:layer="layout" svg:width="3.75cm" svg:height="0.75cm" svg:x="9.875cm" svg:y="27cm" draw:control="control1166"/>
        <draw:control draw:style-name="gr8" draw:text-style-name="P8" draw:layer="layout" svg:width="0.5cm" svg:height="0.75cm" svg:x="14.125cm" svg:y="27cm" draw:control="control1167"/>
        <draw:control draw:style-name="gr8" draw:text-style-name="P8" draw:layer="layout" svg:width="0.5cm" svg:height="0.75cm" svg:x="14.475cm" svg:y="27cm" draw:control="control1168"/>
        <draw:control draw:style-name="gr8" draw:text-style-name="P8" draw:layer="layout" svg:width="0.5cm" svg:height="0.75cm" svg:x="14.825cm" svg:y="27cm" draw:control="control1169"/>
        <draw:control draw:style-name="gr8" draw:text-style-name="P8" draw:layer="layout" svg:width="0.5cm" svg:height="0.75cm" svg:x="15.175cm" svg:y="27cm" draw:control="control1170"/>
        <draw:control draw:style-name="gr8" draw:text-style-name="P8" draw:layer="layout" svg:width="0.5cm" svg:height="0.75cm" svg:x="15.525cm" svg:y="27cm" draw:control="control1171"/>
        <draw:control draw:style-name="gr8" draw:text-style-name="P8" draw:layer="layout" svg:width="0.5cm" svg:height="0.75cm" svg:x="16.225cm" svg:y="27cm" draw:control="control1172"/>
        <draw:control draw:style-name="gr8" draw:text-style-name="P8" draw:layer="layout" svg:width="0.5cm" svg:height="0.75cm" svg:x="16.575cm" svg:y="27cm" draw:control="control1173"/>
        <draw:control draw:style-name="gr8" draw:text-style-name="P8" draw:layer="layout" svg:width="0.5cm" svg:height="0.75cm" svg:x="16.925cm" svg:y="27cm" draw:control="control1174"/>
        <draw:control draw:style-name="gr8" draw:text-style-name="P8" draw:layer="layout" svg:width="0.5cm" svg:height="0.75cm" svg:x="17.275cm" svg:y="27cm" draw:control="control1175"/>
        <draw:control draw:style-name="gr8" draw:text-style-name="P8" draw:layer="layout" svg:width="0.5cm" svg:height="0.75cm" svg:x="17.625cm" svg:y="27cm" draw:control="control1176"/>
        <draw:frame draw:style-name="gr5" draw:text-style-name="P5" draw:layer="layout" svg:width="2.25cm" svg:height="0.725cm" svg:x="2.875cm" svg:y="4cm">
          <draw:text-box>
            <text:p><text:span text:style-name="T2">Ancestor</text:span></text:p>
          </draw:text-box>
        </draw:frame>
        <draw:control draw:style-name="gr3" draw:text-style-name="P4" draw:layer="controls" svg:width="3.75cm" svg:height="0.75cm" svg:x="5.125cm" svg:y="4cm" draw:control="control1106"/>
        <draw:control draw:style-name="gr3" draw:text-style-name="P4" draw:layer="controls" svg:width="3.75cm" svg:height="0.75cm" svg:x="11.375cm" svg:y="2.5cm" draw:control="control1107"/>
        <draw:control draw:style-name="gr3" draw:text-style-name="P4" draw:layer="controls" svg:width="3.75cm" svg:height="0.75cm" svg:x="11.375cm" svg:y="3.25cm" draw:control="control1108"/>
        <draw:control draw:style-name="gr3" draw:text-style-name="P4" draw:layer="controls" svg:width="3.75cm" svg:height="0.75cm" svg:x="11.375cm" svg:y="4cm" draw:control="control1109"/>
        <draw:control draw:style-name="gr3" draw:text-style-name="P4" draw:layer="controls" svg:width="3.75cm" svg:height="0.75cm" svg:x="11.375cm" svg:y="4.75cm" draw:control="control1110"/>
        <draw:control draw:style-name="gr3" draw:text-style-name="P4" draw:layer="controls" svg:width="3.75cm" svg:height="0.75cm" svg:x="11.375cm" svg:y="5.5cm" draw:control="control1111"/>
        <draw:control draw:style-name="gr8" draw:text-style-name="P8" draw:layer="controls" svg:width="0.5cm" svg:height="0.75cm" svg:x="9.625cm" svg:y="2.5cm" draw:control="control1112"/>
        <draw:control draw:style-name="gr8" draw:text-style-name="P8" draw:layer="controls" svg:width="0.5cm" svg:height="0.75cm" svg:x="9.625cm" svg:y="3.25cm" draw:control="control1113"/>
        <draw:control draw:style-name="gr8" draw:text-style-name="P8" draw:layer="controls" svg:width="0.5cm" svg:height="0.75cm" svg:x="9.625cm" svg:y="4cm" draw:control="control1114"/>
        <draw:control draw:style-name="gr8" draw:text-style-name="P8" draw:layer="controls" svg:width="0.5cm" svg:height="0.75cm" svg:x="9.625cm" svg:y="4.75cm" draw:control="control1115"/>
        <draw:control draw:style-name="gr8" draw:text-style-name="P8" draw:layer="controls" svg:width="0.5cm" svg:height="0.75cm" svg:x="9.625cm" svg:y="5.5cm" draw:control="control1116"/>
        <draw:frame draw:style-name="gr5" draw:text-style-name="P5" draw:layer="layout" svg:width="2cm" svg:height="0.725cm" svg:x="8.875cm" svg:y="1.525cm">
          <draw:text-box>
            <text:p><text:span text:style-name="T2">Bought</text:span></text:p>
          </draw:text-box>
        </draw:frame>
        <draw:frame draw:style-name="gr5" draw:text-style-name="P5" draw:layer="layout" svg:width="1.75cm" svg:height="0.725cm" svg:x="12.375cm" svg:y="1.525cm">
          <draw:text-box>
            <text:p><text:span text:style-name="T2">Name</text:span></text:p>
          </draw:text-box>
        </draw:frame>
        <draw:frame draw:style-name="gr5" draw:text-style-name="P5" draw:layer="layout" svg:width="2cm" svg:height="0.725cm" svg:x="16.125cm" svg:y="1.525cm">
          <draw:text-box>
            <text:p><text:span text:style-name="T2">Price</text:span></text:p>
          </draw:text-box>
        </draw:frame>
        <draw:control draw:style-name="gr8" draw:text-style-name="P8" draw:layer="controls" svg:width="0.5cm" svg:height="0.735cm" svg:x="16.125cm" svg:y="5.515cm" draw:control="control1177"/>
        <draw:control draw:style-name="gr8" draw:text-style-name="P8" draw:layer="controls" svg:width="0.5cm" svg:height="0.735cm" svg:x="16.475cm" svg:y="5.515cm" draw:control="control1178"/>
        <draw:control draw:style-name="gr8" draw:text-style-name="P8" draw:layer="controls" svg:width="0.5cm" svg:height="0.735cm" svg:x="16.825cm" svg:y="5.515cm" draw:control="control1179"/>
        <draw:control draw:style-name="gr8" draw:text-style-name="P8" draw:layer="controls" svg:width="0.5cm" svg:height="0.735cm" svg:x="17.175cm" svg:y="5.515cm" draw:control="control1180"/>
        <draw:control draw:style-name="gr8" draw:text-style-name="P8" draw:layer="controls" svg:width="0.5cm" svg:height="0.735cm" svg:x="17.525cm" svg:y="5.515cm" draw:control="control1181"/>
        <draw:control draw:style-name="gr8" draw:text-style-name="P8" draw:layer="controls" svg:width="0.5cm" svg:height="0.735cm" svg:x="16.125cm" svg:y="4.75cm" draw:control="control1182"/>
        <draw:control draw:style-name="gr8" draw:text-style-name="P8" draw:layer="controls" svg:width="0.5cm" svg:height="0.735cm" svg:x="16.475cm" svg:y="4.75cm" draw:control="control1183"/>
        <draw:control draw:style-name="gr8" draw:text-style-name="P8" draw:layer="controls" svg:width="0.5cm" svg:height="0.735cm" svg:x="16.825cm" svg:y="4.75cm" draw:control="control1184"/>
        <draw:control draw:style-name="gr8" draw:text-style-name="P8" draw:layer="controls" svg:width="0.5cm" svg:height="0.735cm" svg:x="17.175cm" svg:y="4.75cm" draw:control="control1185"/>
        <draw:control draw:style-name="gr8" draw:text-style-name="P8" draw:layer="controls" svg:width="0.5cm" svg:height="0.735cm" svg:x="16.125cm" svg:y="4cm" draw:control="control1186"/>
        <draw:control draw:style-name="gr8" draw:text-style-name="P8" draw:layer="controls" svg:width="0.5cm" svg:height="0.735cm" svg:x="16.475cm" svg:y="4cm" draw:control="control1187"/>
        <draw:control draw:style-name="gr8" draw:text-style-name="P8" draw:layer="controls" svg:width="0.5cm" svg:height="0.735cm" svg:x="16.825cm" svg:y="4cm" draw:control="control1188"/>
        <draw:control draw:style-name="gr8" draw:text-style-name="P8" draw:layer="controls" svg:width="0.5cm" svg:height="0.735cm" svg:x="16.125cm" svg:y="3.25cm" draw:control="control1189"/>
        <draw:control draw:style-name="gr8" draw:text-style-name="P8" draw:layer="controls" svg:width="0.5cm" svg:height="0.735cm" svg:x="16.475cm" svg:y="3.25cm" draw:control="control1190"/>
        <draw:control draw:style-name="gr8" draw:text-style-name="P8" draw:layer="controls" svg:width="0.5cm" svg:height="0.735cm" svg:x="16.125cm" svg:y="2.5cm" draw:control="control1191"/>
        <draw:frame draw:style-name="gr5" draw:text-style-name="P5" draw:layer="layout" svg:width="2cm" svg:height="0.725cm" svg:x="9.125cm" svg:y="7.75cm">
          <draw:text-box>
            <text:p><text:span text:style-name="T2">Bought</text:span></text:p>
          </draw:text-box>
        </draw:frame>
        <draw:frame draw:style-name="gr5" draw:text-style-name="P5" draw:layer="layout" svg:width="1.75cm" svg:height="0.725cm" svg:x="12.625cm" svg:y="7.75cm">
          <draw:text-box>
            <text:p><text:span text:style-name="T2">Name</text:span></text:p>
          </draw:text-box>
        </draw:frame>
        <draw:frame draw:style-name="gr5" draw:text-style-name="P5" draw:layer="layout" svg:width="2cm" svg:height="0.725cm" svg:x="16.375cm" svg:y="7.75cm">
          <draw:text-box>
            <text:p><text:span text:style-name="T2">Price</text:span></text:p>
          </draw:text-box>
        </draw:frame>
        <draw:frame draw:style-name="gr4" draw:text-style-name="P5" draw:layer="layout" svg:width="2.5cm" svg:height="0.75cm" svg:x="2.625cm" svg:y="10cm">
          <draw:text-box>
            <text:p><text:span text:style-name="T2">Loresheet</text:span></text:p>
          </draw:text-box>
        </draw:frame>
        <draw:control draw:style-name="gr3" draw:text-style-name="P4" draw:layer="controls" svg:width="3.75cm" svg:height="0.75cm" svg:x="5.375cm" svg:y="10cm" draw:control="control1192"/>
        <draw:control draw:style-name="gr3" draw:text-style-name="P4" draw:layer="controls" svg:width="3.75cm" svg:height="0.75cm" svg:x="11.625cm" svg:y="8.5cm" draw:control="control1193"/>
        <draw:control draw:style-name="gr3" draw:text-style-name="P4" draw:layer="controls" svg:width="3.75cm" svg:height="0.75cm" svg:x="11.625cm" svg:y="9.25cm" draw:control="control1194"/>
        <draw:control draw:style-name="gr3" draw:text-style-name="P4" draw:layer="controls" svg:width="3.75cm" svg:height="0.75cm" svg:x="11.625cm" svg:y="10cm" draw:control="control1195"/>
        <draw:control draw:style-name="gr3" draw:text-style-name="P4" draw:layer="controls" svg:width="3.75cm" svg:height="0.75cm" svg:x="11.625cm" svg:y="10.75cm" draw:control="control1196"/>
        <draw:control draw:style-name="gr3" draw:text-style-name="P4" draw:layer="controls" svg:width="3.75cm" svg:height="0.75cm" svg:x="11.625cm" svg:y="11.5cm" draw:control="control1197"/>
        <draw:control draw:style-name="gr8" draw:text-style-name="P8" draw:layer="controls" svg:width="0.5cm" svg:height="0.75cm" svg:x="9.875cm" svg:y="8.5cm" draw:control="control1198"/>
        <draw:control draw:style-name="gr8" draw:text-style-name="P8" draw:layer="controls" svg:width="0.5cm" svg:height="0.75cm" svg:x="9.875cm" svg:y="9.25cm" draw:control="control1199"/>
        <draw:control draw:style-name="gr8" draw:text-style-name="P8" draw:layer="controls" svg:width="0.5cm" svg:height="0.75cm" svg:x="9.875cm" svg:y="10cm" draw:control="control1200"/>
        <draw:control draw:style-name="gr8" draw:text-style-name="P8" draw:layer="controls" svg:width="0.5cm" svg:height="0.75cm" svg:x="9.875cm" svg:y="10.75cm" draw:control="control1201"/>
        <draw:control draw:style-name="gr8" draw:text-style-name="P8" draw:layer="controls" svg:width="0.5cm" svg:height="0.75cm" svg:x="9.875cm" svg:y="11.5cm" draw:control="control1202"/>
        <draw:control draw:style-name="gr8" draw:text-style-name="P8" draw:layer="controls" svg:width="0.5cm" svg:height="0.735cm" svg:x="16.375cm" svg:y="11.515cm" draw:control="control1203"/>
        <draw:control draw:style-name="gr8" draw:text-style-name="P8" draw:layer="controls" svg:width="0.5cm" svg:height="0.735cm" svg:x="16.725cm" svg:y="11.515cm" draw:control="control1204"/>
        <draw:control draw:style-name="gr8" draw:text-style-name="P8" draw:layer="controls" svg:width="0.5cm" svg:height="0.735cm" svg:x="17.075cm" svg:y="11.515cm" draw:control="control1205"/>
        <draw:control draw:style-name="gr8" draw:text-style-name="P8" draw:layer="controls" svg:width="0.5cm" svg:height="0.735cm" svg:x="17.425cm" svg:y="11.515cm" draw:control="control1206"/>
        <draw:control draw:style-name="gr8" draw:text-style-name="P8" draw:layer="controls" svg:width="0.5cm" svg:height="0.735cm" svg:x="17.775cm" svg:y="11.515cm" draw:control="control1207"/>
        <draw:control draw:style-name="gr8" draw:text-style-name="P8" draw:layer="controls" svg:width="0.5cm" svg:height="0.735cm" svg:x="16.375cm" svg:y="10.75cm" draw:control="control1208"/>
        <draw:control draw:style-name="gr8" draw:text-style-name="P8" draw:layer="controls" svg:width="0.5cm" svg:height="0.735cm" svg:x="16.725cm" svg:y="10.75cm" draw:control="control1209"/>
        <draw:control draw:style-name="gr8" draw:text-style-name="P8" draw:layer="controls" svg:width="0.5cm" svg:height="0.735cm" svg:x="17.075cm" svg:y="10.75cm" draw:control="control1210"/>
        <draw:control draw:style-name="gr8" draw:text-style-name="P8" draw:layer="controls" svg:width="0.5cm" svg:height="0.735cm" svg:x="17.425cm" svg:y="10.75cm" draw:control="control1211"/>
        <draw:control draw:style-name="gr8" draw:text-style-name="P8" draw:layer="controls" svg:width="0.5cm" svg:height="0.735cm" svg:x="16.375cm" svg:y="10cm" draw:control="control1212"/>
        <draw:control draw:style-name="gr8" draw:text-style-name="P8" draw:layer="controls" svg:width="0.5cm" svg:height="0.735cm" svg:x="16.725cm" svg:y="10cm" draw:control="control1213"/>
        <draw:control draw:style-name="gr8" draw:text-style-name="P8" draw:layer="controls" svg:width="0.5cm" svg:height="0.735cm" svg:x="17.075cm" svg:y="10cm" draw:control="control1214"/>
        <draw:control draw:style-name="gr8" draw:text-style-name="P8" draw:layer="controls" svg:width="0.5cm" svg:height="0.735cm" svg:x="16.375cm" svg:y="9.25cm" draw:control="control1215"/>
        <draw:control draw:style-name="gr8" draw:text-style-name="P8" draw:layer="controls" svg:width="0.5cm" svg:height="0.735cm" svg:x="16.725cm" svg:y="9.25cm" draw:control="control1216"/>
        <draw:control draw:style-name="gr8" draw:text-style-name="P8" draw:layer="controls" svg:width="0.5cm" svg:height="0.735cm" svg:x="16.375cm" svg:y="8.5cm" draw:control="control1217"/>
        <draw:frame draw:style-name="gr5" draw:text-style-name="P5" draw:layer="layout" svg:width="2cm" svg:height="0.725cm" svg:x="9.125cm" svg:y="12.781cm">
          <draw:text-box>
            <text:p><text:span text:style-name="T2">Bought</text:span></text:p>
          </draw:text-box>
        </draw:frame>
        <draw:frame draw:style-name="gr5" draw:text-style-name="P5" draw:layer="layout" svg:width="1.75cm" svg:height="0.725cm" svg:x="12.625cm" svg:y="12.781cm">
          <draw:text-box>
            <text:p><text:span text:style-name="T2">Name</text:span></text:p>
          </draw:text-box>
        </draw:frame>
        <draw:frame draw:style-name="gr5" draw:text-style-name="P5" draw:layer="layout" svg:width="2cm" svg:height="0.725cm" svg:x="16.375cm" svg:y="12.781cm">
          <draw:text-box>
            <text:p><text:span text:style-name="T2">Price</text:span></text:p>
          </draw:text-box>
        </draw:frame>
        <draw:frame draw:style-name="gr4" draw:text-style-name="P5" draw:layer="layout" svg:width="2.5cm" svg:height="0.75cm" svg:x="2.625cm" svg:y="15.031cm">
          <draw:text-box>
            <text:p><text:span text:style-name="T2">Loresheet</text:span></text:p>
          </draw:text-box>
        </draw:frame>
        <draw:control draw:style-name="gr3" draw:text-style-name="P4" draw:layer="layout" svg:width="3.75cm" svg:height="0.75cm" svg:x="5.375cm" svg:y="15.031cm" draw:control="control1218"/>
        <draw:control draw:style-name="gr3" draw:text-style-name="P4" draw:layer="layout" svg:width="3.75cm" svg:height="0.75cm" svg:x="11.625cm" svg:y="13.531cm" draw:control="control1219"/>
        <draw:control draw:style-name="gr3" draw:text-style-name="P4" draw:layer="layout" svg:width="3.75cm" svg:height="0.75cm" svg:x="11.625cm" svg:y="14.281cm" draw:control="control1220"/>
        <draw:control draw:style-name="gr3" draw:text-style-name="P4" draw:layer="layout" svg:width="3.75cm" svg:height="0.75cm" svg:x="11.625cm" svg:y="15.031cm" draw:control="control1221"/>
        <draw:control draw:style-name="gr3" draw:text-style-name="P4" draw:layer="layout" svg:width="3.75cm" svg:height="0.75cm" svg:x="11.625cm" svg:y="15.781cm" draw:control="control1222"/>
        <draw:control draw:style-name="gr3" draw:text-style-name="P4" draw:layer="layout" svg:width="3.75cm" svg:height="0.75cm" svg:x="11.625cm" svg:y="16.531cm" draw:control="control1223"/>
        <draw:control draw:style-name="gr8" draw:text-style-name="P8" draw:layer="layout" svg:width="0.5cm" svg:height="0.75cm" svg:x="9.875cm" svg:y="13.531cm" draw:control="control1224"/>
        <draw:control draw:style-name="gr8" draw:text-style-name="P8" draw:layer="layout" svg:width="0.5cm" svg:height="0.75cm" svg:x="9.875cm" svg:y="14.281cm" draw:control="control1225"/>
        <draw:control draw:style-name="gr8" draw:text-style-name="P8" draw:layer="layout" svg:width="0.5cm" svg:height="0.75cm" svg:x="9.875cm" svg:y="15.031cm" draw:control="control1226"/>
        <draw:control draw:style-name="gr8" draw:text-style-name="P8" draw:layer="layout" svg:width="0.5cm" svg:height="0.75cm" svg:x="9.875cm" svg:y="15.781cm" draw:control="control1227"/>
        <draw:control draw:style-name="gr8" draw:text-style-name="P8" draw:layer="layout" svg:width="0.5cm" svg:height="0.75cm" svg:x="9.875cm" svg:y="16.531cm" draw:control="control1228"/>
        <draw:control draw:style-name="gr8" draw:text-style-name="P8" draw:layer="layout" svg:width="0.5cm" svg:height="0.735cm" svg:x="16.375cm" svg:y="16.546cm" draw:control="control1229"/>
        <draw:control draw:style-name="gr8" draw:text-style-name="P8" draw:layer="layout" svg:width="0.5cm" svg:height="0.735cm" svg:x="16.725cm" svg:y="16.546cm" draw:control="control1230"/>
        <draw:control draw:style-name="gr8" draw:text-style-name="P8" draw:layer="layout" svg:width="0.5cm" svg:height="0.735cm" svg:x="17.075cm" svg:y="16.546cm" draw:control="control1231"/>
        <draw:control draw:style-name="gr8" draw:text-style-name="P8" draw:layer="layout" svg:width="0.5cm" svg:height="0.735cm" svg:x="17.425cm" svg:y="16.546cm" draw:control="control1232"/>
        <draw:control draw:style-name="gr8" draw:text-style-name="P8" draw:layer="layout" svg:width="0.5cm" svg:height="0.735cm" svg:x="17.775cm" svg:y="16.546cm" draw:control="control1233"/>
        <draw:control draw:style-name="gr8" draw:text-style-name="P8" draw:layer="layout" svg:width="0.5cm" svg:height="0.735cm" svg:x="16.375cm" svg:y="15.781cm" draw:control="control1234"/>
        <draw:control draw:style-name="gr8" draw:text-style-name="P8" draw:layer="layout" svg:width="0.5cm" svg:height="0.735cm" svg:x="16.725cm" svg:y="15.781cm" draw:control="control1235"/>
        <draw:control draw:style-name="gr8" draw:text-style-name="P8" draw:layer="layout" svg:width="0.5cm" svg:height="0.735cm" svg:x="17.075cm" svg:y="15.781cm" draw:control="control1236"/>
        <draw:control draw:style-name="gr8" draw:text-style-name="P8" draw:layer="layout" svg:width="0.5cm" svg:height="0.735cm" svg:x="17.425cm" svg:y="15.781cm" draw:control="control1237"/>
        <draw:control draw:style-name="gr8" draw:text-style-name="P8" draw:layer="layout" svg:width="0.5cm" svg:height="0.735cm" svg:x="16.375cm" svg:y="15.031cm" draw:control="control1238"/>
        <draw:control draw:style-name="gr8" draw:text-style-name="P8" draw:layer="layout" svg:width="0.5cm" svg:height="0.735cm" svg:x="16.725cm" svg:y="15.031cm" draw:control="control1239"/>
        <draw:control draw:style-name="gr8" draw:text-style-name="P8" draw:layer="layout" svg:width="0.5cm" svg:height="0.735cm" svg:x="17.075cm" svg:y="15.031cm" draw:control="control1240"/>
        <draw:control draw:style-name="gr8" draw:text-style-name="P8" draw:layer="layout" svg:width="0.5cm" svg:height="0.735cm" svg:x="16.375cm" svg:y="14.281cm" draw:control="control1241"/>
        <draw:control draw:style-name="gr8" draw:text-style-name="P8" draw:layer="layout" svg:width="0.5cm" svg:height="0.735cm" svg:x="16.725cm" svg:y="14.281cm" draw:control="control1242"/>
        <draw:control draw:style-name="gr8" draw:text-style-name="P8" draw:layer="layout" svg:width="0.5cm" svg:height="0.735cm" svg:x="16.375cm" svg:y="13.531cm" draw:control="control1243"/>
        <draw:frame draw:style-name="gr5" draw:text-style-name="P5" draw:layer="layout" svg:width="2cm" svg:height="0.725cm" svg:x="9.125cm" svg:y="17.861cm">
          <draw:text-box>
            <text:p><text:span text:style-name="T2">Bought</text:span></text:p>
          </draw:text-box>
        </draw:frame>
        <draw:frame draw:style-name="gr5" draw:text-style-name="P5" draw:layer="layout" svg:width="1.75cm" svg:height="0.725cm" svg:x="12.625cm" svg:y="17.861cm">
          <draw:text-box>
            <text:p><text:span text:style-name="T2">Name</text:span></text:p>
          </draw:text-box>
        </draw:frame>
        <draw:frame draw:style-name="gr5" draw:text-style-name="P5" draw:layer="layout" svg:width="2cm" svg:height="0.725cm" svg:x="16.375cm" svg:y="17.861cm">
          <draw:text-box>
            <text:p><text:span text:style-name="T2">Price</text:span></text:p>
          </draw:text-box>
        </draw:frame>
        <draw:frame draw:style-name="gr4" draw:text-style-name="P5" draw:layer="layout" svg:width="2.5cm" svg:height="0.75cm" svg:x="2.625cm" svg:y="20.111cm">
          <draw:text-box>
            <text:p><text:span text:style-name="T2">Loresheet</text:span></text:p>
          </draw:text-box>
        </draw:frame>
        <draw:control draw:style-name="gr3" draw:text-style-name="P4" draw:layer="layout" svg:width="3.75cm" svg:height="0.75cm" svg:x="5.375cm" svg:y="20.111cm" draw:control="control1244"/>
        <draw:control draw:style-name="gr3" draw:text-style-name="P4" draw:layer="layout" svg:width="3.75cm" svg:height="0.75cm" svg:x="11.625cm" svg:y="18.611cm" draw:control="control1245"/>
        <draw:control draw:style-name="gr3" draw:text-style-name="P4" draw:layer="layout" svg:width="3.75cm" svg:height="0.75cm" svg:x="11.625cm" svg:y="19.361cm" draw:control="control1246"/>
        <draw:control draw:style-name="gr3" draw:text-style-name="P4" draw:layer="layout" svg:width="3.75cm" svg:height="0.75cm" svg:x="11.625cm" svg:y="20.111cm" draw:control="control1247"/>
        <draw:control draw:style-name="gr3" draw:text-style-name="P4" draw:layer="layout" svg:width="3.75cm" svg:height="0.75cm" svg:x="11.625cm" svg:y="20.861cm" draw:control="control1248"/>
        <draw:control draw:style-name="gr3" draw:text-style-name="P4" draw:layer="layout" svg:width="3.75cm" svg:height="0.75cm" svg:x="11.625cm" svg:y="21.611cm" draw:control="control1249"/>
        <draw:control draw:style-name="gr8" draw:text-style-name="P8" draw:layer="layout" svg:width="0.5cm" svg:height="0.75cm" svg:x="9.875cm" svg:y="18.611cm" draw:control="control1250"/>
        <draw:control draw:style-name="gr8" draw:text-style-name="P8" draw:layer="layout" svg:width="0.5cm" svg:height="0.75cm" svg:x="9.875cm" svg:y="19.361cm" draw:control="control1251"/>
        <draw:control draw:style-name="gr8" draw:text-style-name="P8" draw:layer="layout" svg:width="0.5cm" svg:height="0.75cm" svg:x="9.875cm" svg:y="20.111cm" draw:control="control1252"/>
        <draw:control draw:style-name="gr8" draw:text-style-name="P8" draw:layer="layout" svg:width="0.5cm" svg:height="0.75cm" svg:x="9.875cm" svg:y="20.861cm" draw:control="control1253"/>
        <draw:control draw:style-name="gr8" draw:text-style-name="P8" draw:layer="layout" svg:width="0.5cm" svg:height="0.75cm" svg:x="9.875cm" svg:y="21.611cm" draw:control="control1254"/>
        <draw:control draw:style-name="gr8" draw:text-style-name="P8" draw:layer="layout" svg:width="0.5cm" svg:height="0.735cm" svg:x="16.375cm" svg:y="21.626cm" draw:control="control1255"/>
        <draw:control draw:style-name="gr8" draw:text-style-name="P8" draw:layer="layout" svg:width="0.5cm" svg:height="0.735cm" svg:x="16.725cm" svg:y="21.626cm" draw:control="control1256"/>
        <draw:control draw:style-name="gr8" draw:text-style-name="P8" draw:layer="layout" svg:width="0.5cm" svg:height="0.735cm" svg:x="17.075cm" svg:y="21.626cm" draw:control="control1257"/>
        <draw:control draw:style-name="gr8" draw:text-style-name="P8" draw:layer="layout" svg:width="0.5cm" svg:height="0.735cm" svg:x="17.425cm" svg:y="21.626cm" draw:control="control1258"/>
        <draw:control draw:style-name="gr8" draw:text-style-name="P8" draw:layer="layout" svg:width="0.5cm" svg:height="0.735cm" svg:x="17.775cm" svg:y="21.626cm" draw:control="control1259"/>
        <draw:control draw:style-name="gr8" draw:text-style-name="P8" draw:layer="layout" svg:width="0.5cm" svg:height="0.735cm" svg:x="16.375cm" svg:y="20.861cm" draw:control="control1260"/>
        <draw:control draw:style-name="gr8" draw:text-style-name="P8" draw:layer="layout" svg:width="0.5cm" svg:height="0.735cm" svg:x="16.725cm" svg:y="20.861cm" draw:control="control1261"/>
        <draw:control draw:style-name="gr8" draw:text-style-name="P8" draw:layer="layout" svg:width="0.5cm" svg:height="0.735cm" svg:x="17.075cm" svg:y="20.861cm" draw:control="control1262"/>
        <draw:control draw:style-name="gr8" draw:text-style-name="P8" draw:layer="layout" svg:width="0.5cm" svg:height="0.735cm" svg:x="17.425cm" svg:y="20.861cm" draw:control="control1263"/>
        <draw:control draw:style-name="gr8" draw:text-style-name="P8" draw:layer="layout" svg:width="0.5cm" svg:height="0.735cm" svg:x="16.375cm" svg:y="20.111cm" draw:control="control1264"/>
        <draw:control draw:style-name="gr8" draw:text-style-name="P8" draw:layer="layout" svg:width="0.5cm" svg:height="0.735cm" svg:x="16.725cm" svg:y="20.111cm" draw:control="control1265"/>
        <draw:control draw:style-name="gr8" draw:text-style-name="P8" draw:layer="layout" svg:width="0.5cm" svg:height="0.735cm" svg:x="17.075cm" svg:y="20.111cm" draw:control="control1266"/>
        <draw:control draw:style-name="gr8" draw:text-style-name="P8" draw:layer="layout" svg:width="0.5cm" svg:height="0.735cm" svg:x="16.375cm" svg:y="19.361cm" draw:control="control1267"/>
        <draw:control draw:style-name="gr8" draw:text-style-name="P8" draw:layer="layout" svg:width="0.5cm" svg:height="0.735cm" svg:x="16.725cm" svg:y="19.361cm" draw:control="control1268"/>
        <draw:control draw:style-name="gr8" draw:text-style-name="P8" draw:layer="layout" svg:width="0.5cm" svg:height="0.735cm" svg:x="16.375cm" svg:y="18.611cm" draw:control="control1269"/>
      </draw:page>
      <draw:page draw:name="page4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istenfeld 1" form:control-implementation="ooo:com.sun.star.form.component.ListBox" xml:id="control1270" form:id="control1270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3" form:control-implementation="ooo:com.sun.star.form.component.TextField" xml:id="control1271" form:id="control12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1272" form:id="control12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2" form:control-implementation="ooo:com.sun.star.form.component.ListBox" xml:id="control1273" form:id="control1273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5" form:control-implementation="ooo:com.sun.star.form.component.TextField" xml:id="control1274" form:id="control12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1275" form:id="control12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3" form:control-implementation="ooo:com.sun.star.form.component.ListBox" xml:id="control1276" form:id="control1276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7" form:control-implementation="ooo:com.sun.star.form.component.TextField" xml:id="control1277" form:id="control12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1278" form:id="control12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4" form:control-implementation="ooo:com.sun.star.form.component.ListBox" xml:id="control1279" form:id="control1279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9" form:control-implementation="ooo:com.sun.star.form.component.TextField" xml:id="control1280" form:id="control12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0" form:control-implementation="ooo:com.sun.star.form.component.TextField" xml:id="control1281" form:id="control12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5" form:control-implementation="ooo:com.sun.star.form.component.ListBox" xml:id="control1282" form:id="control128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1" form:control-implementation="ooo:com.sun.star.form.component.TextField" xml:id="control1283" form:id="control12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1284" form:id="control12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6" form:control-implementation="ooo:com.sun.star.form.component.ListBox" xml:id="control1285" form:id="control1285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3" form:control-implementation="ooo:com.sun.star.form.component.TextField" xml:id="control1286" form:id="control12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4" form:control-implementation="ooo:com.sun.star.form.component.TextField" xml:id="control1287" form:id="control12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7" form:control-implementation="ooo:com.sun.star.form.component.ListBox" xml:id="control1288" form:id="control1288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5" form:control-implementation="ooo:com.sun.star.form.component.TextField" xml:id="control1289" form:id="control12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290" form:id="control12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8" form:control-implementation="ooo:com.sun.star.form.component.ListBox" xml:id="control1291" form:id="control1291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7" form:control-implementation="ooo:com.sun.star.form.component.TextField" xml:id="control1292" form:id="control12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293" form:id="control12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9" form:control-implementation="ooo:com.sun.star.form.component.ListBox" xml:id="control1294" form:id="control1294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9" form:control-implementation="ooo:com.sun.star.form.component.TextField" xml:id="control1295" form:id="control12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1296" form:id="control12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10" form:control-implementation="ooo:com.sun.star.form.component.ListBox" xml:id="control1297" form:id="control129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21" form:control-implementation="ooo:com.sun.star.form.component.TextField" xml:id="control1298" form:id="control12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299" form:id="control12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300" form:id="control13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1301" form:id="control13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1302" form:id="control13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5" form:control-implementation="ooo:com.sun.star.form.component.TextField" xml:id="control1303" form:id="control13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feld 26" form:control-implementation="ooo:com.sun.star.form.component.TextField" xml:id="control1304" form:id="control13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1305" form:id="control13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1306" form:id="control13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feld 2" form:control-implementation="ooo:com.sun.star.form.component.TextField" xml:id="control1307" form:id="control13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1308" form:id="control13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1309" form:id="control13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1310" form:id="control13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1311" form:id="control13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1312" form:id="control13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1313" form:id="control13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1314" form:id="control13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1315" form:id="control13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7" form:control-implementation="ooo:com.sun.star.form.component.TextField" xml:id="control1316" form:id="control13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8" form:control-implementation="ooo:com.sun.star.form.component.TextField" xml:id="control1317" form:id="control13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9" form:control-implementation="ooo:com.sun.star.form.component.TextField" xml:id="control1318" form:id="control13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0" form:control-implementation="ooo:com.sun.star.form.component.TextField" xml:id="control1319" form:id="control13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1" form:control-implementation="ooo:com.sun.star.form.component.TextField" xml:id="control1320" form:id="control13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2" form:control-implementation="ooo:com.sun.star.form.component.TextField" xml:id="control1321" form:id="control13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1322" form:id="control13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1323" form:id="control13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1324" form:id="control13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1325" form:id="control13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1326" form:id="control13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1327" form:id="control13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6" form:control-implementation="ooo:com.sun.star.form.component.TextField" xml:id="control1328" form:id="control13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7" form:control-implementation="ooo:com.sun.star.form.component.TextField" xml:id="control1329" form:id="control13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8" form:control-implementation="ooo:com.sun.star.form.component.TextField" xml:id="control1330" form:id="control13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9" form:control-implementation="ooo:com.sun.star.form.component.TextField" xml:id="control1331" form:id="control13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0" form:control-implementation="ooo:com.sun.star.form.component.TextField" xml:id="control1332" form:id="control13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1" form:control-implementation="ooo:com.sun.star.form.component.TextField" xml:id="control1333" form:id="control13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2" form:control-implementation="ooo:com.sun.star.form.component.TextField" xml:id="control1334" form:id="control13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3" form:control-implementation="ooo:com.sun.star.form.component.TextField" xml:id="control1335" form:id="control13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4" form:control-implementation="ooo:com.sun.star.form.component.TextField" xml:id="control1336" form:id="control13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7" draw:text-style-name="P14" draw:layer="layout" svg:width="2.5cm" svg:height="1cm" svg:x="9.25cm" svg:y="0.5cm">
          <draw:text-box>
            <text:p><text:span text:style-name="T3">Boons</text:span></text:p>
          </draw:text-box>
        </draw:frame>
        <draw:control draw:style-name="gr13" draw:text-style-name="P15" draw:layer="controls" svg:width="5.75cm" svg:height="0.75cm" svg:x="12.875cm" svg:y="1.5cm" draw:control="control1270"/>
        <draw:control draw:style-name="gr3" draw:text-style-name="P4" draw:layer="controls" svg:width="3.75cm" svg:height="0.75cm" svg:x="2.375cm" svg:y="1.5cm" draw:control="control1271"/>
        <draw:control draw:style-name="gr3" draw:text-style-name="P4" draw:layer="controls" svg:width="3.75cm" svg:height="0.7cm" svg:x="7.875cm" svg:y="1.5cm" draw:control="control1272"/>
        <draw:frame draw:style-name="gr4" draw:text-style-name="P5" draw:layer="layout" svg:width="1.5cm" svg:height="0.75cm" svg:x="6.375cm" svg:y="1.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1.5cm">
          <draw:text-box>
            <text:p><text:span text:style-name="T2">a</text:span></text:p>
          </draw:text-box>
        </draw:frame>
        <draw:frame draw:style-name="gr4" draw:text-style-name="P5" draw:layer="layout" svg:width="1.5cm" svg:height="0.75cm" svg:x="6.375cm" svg:y="2.2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2.2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2.25cm" draw:control="control1273"/>
        <draw:control draw:style-name="gr3" draw:text-style-name="P4" draw:layer="controls" svg:width="3.75cm" svg:height="0.75cm" svg:x="2.375cm" svg:y="2.25cm" draw:control="control1274"/>
        <draw:control draw:style-name="gr3" draw:text-style-name="P4" draw:layer="controls" svg:width="3.75cm" svg:height="0.7cm" svg:x="7.875cm" svg:y="2.25cm" draw:control="control1275"/>
        <draw:frame draw:style-name="gr4" draw:text-style-name="P5" draw:layer="layout" svg:width="1.5cm" svg:height="0.75cm" svg:x="6.375cm" svg:y="3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3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3cm" draw:control="control1276"/>
        <draw:control draw:style-name="gr3" draw:text-style-name="P4" draw:layer="controls" svg:width="3.75cm" svg:height="0.75cm" svg:x="2.375cm" svg:y="3cm" draw:control="control1277"/>
        <draw:control draw:style-name="gr3" draw:text-style-name="P4" draw:layer="controls" svg:width="3.75cm" svg:height="0.7cm" svg:x="7.875cm" svg:y="3cm" draw:control="control1278"/>
        <draw:frame draw:style-name="gr4" draw:text-style-name="P5" draw:layer="layout" svg:width="1.5cm" svg:height="0.75cm" svg:x="6.375cm" svg:y="3.7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3.7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3.75cm" draw:control="control1279"/>
        <draw:control draw:style-name="gr3" draw:text-style-name="P4" draw:layer="controls" svg:width="3.75cm" svg:height="0.75cm" svg:x="2.375cm" svg:y="3.75cm" draw:control="control1280"/>
        <draw:control draw:style-name="gr3" draw:text-style-name="P4" draw:layer="controls" svg:width="3.75cm" svg:height="0.7cm" svg:x="7.875cm" svg:y="3.75cm" draw:control="control1281"/>
        <draw:frame draw:style-name="gr4" draw:text-style-name="P5" draw:layer="layout" svg:width="1.5cm" svg:height="0.75cm" svg:x="6.375cm" svg:y="4.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4.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4.5cm" draw:control="control1282"/>
        <draw:control draw:style-name="gr3" draw:text-style-name="P4" draw:layer="controls" svg:width="3.75cm" svg:height="0.75cm" svg:x="2.375cm" svg:y="4.5cm" draw:control="control1283"/>
        <draw:control draw:style-name="gr3" draw:text-style-name="P4" draw:layer="controls" svg:width="3.75cm" svg:height="0.7cm" svg:x="7.875cm" svg:y="4.5cm" draw:control="control1284"/>
        <draw:frame draw:style-name="gr4" draw:text-style-name="P5" draw:layer="layout" svg:width="1.5cm" svg:height="0.75cm" svg:x="6.375cm" svg:y="5.2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5.2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5.25cm" draw:control="control1285"/>
        <draw:control draw:style-name="gr3" draw:text-style-name="P4" draw:layer="controls" svg:width="3.75cm" svg:height="0.75cm" svg:x="2.375cm" svg:y="5.25cm" draw:control="control1286"/>
        <draw:control draw:style-name="gr3" draw:text-style-name="P4" draw:layer="controls" svg:width="3.75cm" svg:height="0.7cm" svg:x="7.875cm" svg:y="5.25cm" draw:control="control1287"/>
        <draw:frame draw:style-name="gr4" draw:text-style-name="P5" draw:layer="layout" svg:width="1.5cm" svg:height="0.75cm" svg:x="6.375cm" svg:y="6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6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6cm" draw:control="control1288"/>
        <draw:control draw:style-name="gr3" draw:text-style-name="P4" draw:layer="controls" svg:width="3.75cm" svg:height="0.75cm" svg:x="2.375cm" svg:y="6cm" draw:control="control1289"/>
        <draw:control draw:style-name="gr3" draw:text-style-name="P4" draw:layer="controls" svg:width="3.75cm" svg:height="0.7cm" svg:x="7.875cm" svg:y="6cm" draw:control="control1290"/>
        <draw:frame draw:style-name="gr4" draw:text-style-name="P5" draw:layer="layout" svg:width="1.5cm" svg:height="0.75cm" svg:x="6.375cm" svg:y="6.7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6.7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6.75cm" draw:control="control1291"/>
        <draw:control draw:style-name="gr3" draw:text-style-name="P4" draw:layer="controls" svg:width="3.75cm" svg:height="0.75cm" svg:x="2.375cm" svg:y="6.75cm" draw:control="control1292"/>
        <draw:control draw:style-name="gr3" draw:text-style-name="P4" draw:layer="controls" svg:width="3.75cm" svg:height="0.7cm" svg:x="7.875cm" svg:y="6.75cm" draw:control="control1293"/>
        <draw:frame draw:style-name="gr4" draw:text-style-name="P5" draw:layer="layout" svg:width="1.5cm" svg:height="0.75cm" svg:x="6.375cm" svg:y="7.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7.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7.5cm" draw:control="control1294"/>
        <draw:control draw:style-name="gr3" draw:text-style-name="P4" draw:layer="controls" svg:width="3.75cm" svg:height="0.75cm" svg:x="2.375cm" svg:y="7.5cm" draw:control="control1295"/>
        <draw:control draw:style-name="gr3" draw:text-style-name="P4" draw:layer="controls" svg:width="3.75cm" svg:height="0.7cm" svg:x="7.875cm" svg:y="7.5cm" draw:control="control1296"/>
        <draw:frame draw:style-name="gr4" draw:text-style-name="P5" draw:layer="layout" svg:width="1.5cm" svg:height="0.75cm" svg:x="6.375cm" svg:y="8.25cm">
          <draw:text-box>
            <text:p><text:span text:style-name="T2">owes</text:span></text:p>
          </draw:text-box>
        </draw:frame>
        <draw:frame draw:style-name="gr4" draw:text-style-name="P5" draw:layer="layout" svg:width="1.5cm" svg:height="0.75cm" svg:x="11.875cm" svg:y="8.25cm">
          <draw:text-box>
            <text:p><text:span text:style-name="T2">a</text:span></text:p>
          </draw:text-box>
        </draw:frame>
        <draw:control draw:style-name="gr13" draw:text-style-name="P15" draw:layer="controls" svg:width="5.75cm" svg:height="0.75cm" svg:x="12.875cm" svg:y="8.25cm" draw:control="control1297"/>
        <draw:control draw:style-name="gr3" draw:text-style-name="P4" draw:layer="controls" svg:width="3.75cm" svg:height="0.75cm" svg:x="2.375cm" svg:y="8.25cm" draw:control="control1298"/>
        <draw:control draw:style-name="gr3" draw:text-style-name="P4" draw:layer="controls" svg:width="3.75cm" svg:height="0.7cm" svg:x="7.875cm" svg:y="8.25cm" draw:control="control1299"/>
        <draw:frame draw:style-name="gr4" draw:text-style-name="P5" draw:layer="layout" svg:width="2.25cm" svg:height="0.75cm" svg:x="3cm" svg:y="9.5cm">
          <draw:text-box>
            <text:p><text:span text:style-name="T2">True Age</text:span></text:p>
          </draw:text-box>
        </draw:frame>
        <draw:control draw:style-name="gr3" draw:text-style-name="P4" draw:layer="controls" svg:width="3.75cm" svg:height="0.75cm" svg:x="5.75cm" svg:y="9.5cm" draw:control="control1300"/>
        <draw:frame draw:style-name="gr4" draw:text-style-name="P5" draw:layer="layout" svg:width="3.25cm" svg:height="0.75cm" svg:x="11.25cm" svg:y="9.5cm">
          <draw:text-box>
            <text:p><text:span text:style-name="T2">Apparent Age</text:span></text:p>
          </draw:text-box>
        </draw:frame>
        <draw:control draw:style-name="gr3" draw:text-style-name="P4" draw:layer="controls" svg:width="3.75cm" svg:height="0.75cm" svg:x="14.25cm" svg:y="9.5cm" draw:control="control1301"/>
        <draw:frame draw:style-name="gr4" draw:text-style-name="P5" draw:layer="layout" svg:width="3cm" svg:height="0.75cm" svg:x="3cm" svg:y="10.5cm">
          <draw:text-box>
            <text:p><text:span text:style-name="T2">Date of Birth</text:span></text:p>
          </draw:text-box>
        </draw:frame>
        <draw:frame draw:style-name="gr4" draw:text-style-name="P5" draw:layer="layout" svg:width="3.25cm" svg:height="0.75cm" svg:x="11.25cm" svg:y="10.5cm">
          <draw:text-box>
            <text:p><text:span text:style-name="T2">Date of Death</text:span></text:p>
          </draw:text-box>
        </draw:frame>
        <draw:control draw:style-name="gr3" draw:text-style-name="P4" draw:layer="controls" svg:width="3.75cm" svg:height="0.75cm" svg:x="5.75cm" svg:y="10.5cm" draw:control="control1302"/>
        <draw:control draw:style-name="gr3" draw:text-style-name="P4" draw:layer="controls" svg:width="3.75cm" svg:height="0.75cm" svg:x="14.25cm" svg:y="10.5cm" draw:control="control1303"/>
        <draw:frame draw:style-name="gr4" draw:text-style-name="P5" draw:layer="layout" svg:width="2.818cm" svg:height="0.75cm" svg:x="2.216cm" svg:y="11.75cm">
          <draw:text-box>
            <text:p><text:span text:style-name="T2">Appearance</text:span></text:p>
          </draw:text-box>
        </draw:frame>
        <draw:frame draw:style-name="gr4" draw:text-style-name="P11" draw:layer="layout" svg:width="4.818cm" svg:height="0.75cm" svg:x="8.034cm" svg:y="11.75cm">
          <draw:text-box>
            <text:p text:style-name="P10"><text:span text:style-name="T2">Distinguishing features</text:span></text:p>
          </draw:text-box>
        </draw:frame>
        <draw:frame draw:style-name="gr4" draw:text-style-name="P11" draw:layer="layout" svg:width="1.818cm" svg:height="0.75cm" svg:x="16.534cm" svg:y="11.75cm">
          <draw:text-box>
            <text:p text:style-name="P10"><text:span text:style-name="T2">History</text:span></text:p>
          </draw:text-box>
        </draw:frame>
        <draw:control draw:style-name="gr3" draw:text-style-name="P4" draw:layer="controls" svg:width="6.7cm" svg:height="5.75cm" svg:x="0.216cm" svg:y="12.75cm" draw:control="control1304"/>
        <draw:control draw:style-name="gr3" draw:text-style-name="P4" draw:layer="controls" svg:width="6.75cm" svg:height="5.75cm" svg:x="7.125cm" svg:y="12.75cm" draw:control="control1305"/>
        <draw:control draw:style-name="gr3" draw:text-style-name="P4" draw:layer="controls" svg:width="6.75cm" svg:height="5.75cm" svg:x="14.034cm" svg:y="12.75cm" draw:control="control1306"/>
        <draw:line draw:style-name="gr6" draw:text-style-name="P6" draw:layer="layout" svg:x1="0cm" svg:y1="1cm" svg:x2="9.25cm" svg:y2="1cm">
          <text:p/>
        </draw:line>
        <draw:line draw:style-name="gr6" draw:text-style-name="P6" draw:layer="layout" svg:x1="11.5cm" svg:y1="1cm" svg:x2="21cm" svg:y2="1cm">
          <text:p/>
        </draw:line>
        <draw:frame draw:style-name="gr7" draw:text-style-name="P14" draw:layer="layout" svg:width="3.25cm" svg:height="1cm" svg:x="8.875cm" svg:y="18.75cm">
          <draw:text-box>
            <text:p><text:span text:style-name="T3">Weapons</text:span></text:p>
          </draw:text-box>
        </draw:frame>
        <draw:line draw:style-name="gr6" draw:text-style-name="P6" draw:layer="layout" svg:x1="0cm" svg:y1="19.25cm" svg:x2="9cm" svg:y2="19.25cm">
          <text:p/>
        </draw:line>
        <draw:line draw:style-name="gr6" draw:text-style-name="P6" draw:layer="layout" svg:x1="12cm" svg:y1="19.25cm" svg:x2="21cm" svg:y2="19.25cm">
          <text:p/>
        </draw:line>
        <draw:frame draw:style-name="gr4" draw:text-style-name="P5" draw:layer="layout" svg:width="1.75cm" svg:height="0.75cm" svg:x="2.375cm" svg:y="20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625cm" svg:y="20cm">
          <draw:text-box>
            <text:p><text:span text:style-name="T2">Type</text:span></text:p>
          </draw:text-box>
        </draw:frame>
        <draw:frame draw:style-name="gr4" draw:text-style-name="P5" draw:layer="layout" svg:width="2.25cm" svg:height="0.75cm" svg:x="12.875cm" svg:y="20cm">
          <draw:text-box>
            <text:p><text:span text:style-name="T2">Damage</text:span></text:p>
          </draw:text-box>
        </draw:frame>
        <draw:frame draw:style-name="gr4" draw:text-style-name="P5" draw:layer="layout" svg:width="1.75cm" svg:height="0.75cm" svg:x="2.375cm" svg:y="20.7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625cm" svg:y="20.75cm">
          <draw:text-box>
            <text:p><text:span text:style-name="T2">Type</text:span></text:p>
          </draw:text-box>
        </draw:frame>
        <draw:frame draw:style-name="gr4" draw:text-style-name="P5" draw:layer="layout" svg:width="2.25cm" svg:height="0.75cm" svg:x="12.875cm" svg:y="20.75cm">
          <draw:text-box>
            <text:p><text:span text:style-name="T2">Damage</text:span></text:p>
          </draw:text-box>
        </draw:frame>
        <draw:frame draw:style-name="gr4" draw:text-style-name="P5" draw:layer="layout" svg:width="1.75cm" svg:height="0.75cm" svg:x="2.375cm" svg:y="21.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625cm" svg:y="21.5cm">
          <draw:text-box>
            <text:p><text:span text:style-name="T2">Type</text:span></text:p>
          </draw:text-box>
        </draw:frame>
        <draw:frame draw:style-name="gr4" draw:text-style-name="P5" draw:layer="layout" svg:width="2.25cm" svg:height="0.75cm" svg:x="12.875cm" svg:y="21.5cm">
          <draw:text-box>
            <text:p><text:span text:style-name="T2">Damage</text:span></text:p>
          </draw:text-box>
        </draw:frame>
        <draw:frame draw:style-name="gr4" draw:text-style-name="P5" draw:layer="layout" svg:width="1.75cm" svg:height="0.75cm" svg:x="2.375cm" svg:y="22.2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625cm" svg:y="22.25cm">
          <draw:text-box>
            <text:p><text:span text:style-name="T2">Type</text:span></text:p>
          </draw:text-box>
        </draw:frame>
        <draw:frame draw:style-name="gr4" draw:text-style-name="P5" draw:layer="layout" svg:width="2.25cm" svg:height="0.75cm" svg:x="12.875cm" svg:y="22.25cm">
          <draw:text-box>
            <text:p><text:span text:style-name="T2">Damage</text:span></text:p>
          </draw:text-box>
        </draw:frame>
        <draw:frame draw:style-name="gr4" draw:text-style-name="P5" draw:layer="layout" svg:width="1.75cm" svg:height="0.75cm" svg:x="2.375cm" svg:y="23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625cm" svg:y="23cm">
          <draw:text-box>
            <text:p><text:span text:style-name="T2">Type</text:span></text:p>
          </draw:text-box>
        </draw:frame>
        <draw:frame draw:style-name="gr4" draw:text-style-name="P5" draw:layer="layout" svg:width="2.25cm" svg:height="0.75cm" svg:x="12.875cm" svg:y="23cm">
          <draw:text-box>
            <text:p><text:span text:style-name="T2">Damage</text:span></text:p>
          </draw:text-box>
        </draw:frame>
        <draw:control draw:style-name="gr3" draw:text-style-name="P4" draw:layer="controls" svg:width="3.75cm" svg:height="0.75cm" svg:x="3.875cm" svg:y="20cm" draw:control="control1307"/>
        <draw:control draw:style-name="gr3" draw:text-style-name="P4" draw:layer="controls" svg:width="3.75cm" svg:height="0.75cm" svg:x="8.875cm" svg:y="20cm" draw:control="control1308"/>
        <draw:control draw:style-name="gr3" draw:text-style-name="P4" draw:layer="controls" svg:width="3.75cm" svg:height="0.75cm" svg:x="14.875cm" svg:y="20cm" draw:control="control1309"/>
        <draw:control draw:style-name="gr3" draw:text-style-name="P4" draw:layer="controls" svg:width="3.75cm" svg:height="0.75cm" svg:x="3.875cm" svg:y="20.75cm" draw:control="control1310"/>
        <draw:control draw:style-name="gr3" draw:text-style-name="P4" draw:layer="controls" svg:width="3.75cm" svg:height="0.75cm" svg:x="8.875cm" svg:y="20.75cm" draw:control="control1311"/>
        <draw:control draw:style-name="gr3" draw:text-style-name="P4" draw:layer="controls" svg:width="3.75cm" svg:height="0.75cm" svg:x="14.875cm" svg:y="20.75cm" draw:control="control1312"/>
        <draw:control draw:style-name="gr3" draw:text-style-name="P4" draw:layer="controls" svg:width="3.75cm" svg:height="0.75cm" svg:x="3.875cm" svg:y="21.5cm" draw:control="control1313"/>
        <draw:control draw:style-name="gr3" draw:text-style-name="P4" draw:layer="controls" svg:width="3.75cm" svg:height="0.75cm" svg:x="8.875cm" svg:y="21.5cm" draw:control="control1314"/>
        <draw:control draw:style-name="gr3" draw:text-style-name="P4" draw:layer="controls" svg:width="3.75cm" svg:height="0.75cm" svg:x="14.875cm" svg:y="21.5cm" draw:control="control1315"/>
        <draw:control draw:style-name="gr3" draw:text-style-name="P4" draw:layer="controls" svg:width="3.75cm" svg:height="0.75cm" svg:x="3.875cm" svg:y="22.25cm" draw:control="control1316"/>
        <draw:control draw:style-name="gr3" draw:text-style-name="P4" draw:layer="controls" svg:width="3.75cm" svg:height="0.75cm" svg:x="8.875cm" svg:y="22.25cm" draw:control="control1317"/>
        <draw:control draw:style-name="gr3" draw:text-style-name="P4" draw:layer="controls" svg:width="3.75cm" svg:height="0.75cm" svg:x="14.875cm" svg:y="22.25cm" draw:control="control1318"/>
        <draw:control draw:style-name="gr3" draw:text-style-name="P4" draw:layer="controls" svg:width="3.75cm" svg:height="0.75cm" svg:x="3.875cm" svg:y="23cm" draw:control="control1319"/>
        <draw:control draw:style-name="gr3" draw:text-style-name="P4" draw:layer="controls" svg:width="3.75cm" svg:height="0.75cm" svg:x="8.875cm" svg:y="23cm" draw:control="control1320"/>
        <draw:control draw:style-name="gr3" draw:text-style-name="P4" draw:layer="controls" svg:width="3.75cm" svg:height="0.75cm" svg:x="14.875cm" svg:y="23cm" draw:control="control1321"/>
        <draw:frame draw:style-name="gr7" draw:text-style-name="P14" draw:layer="layout" svg:width="2.437cm" svg:height="1cm" svg:x="9.282cm" svg:y="24.25cm">
          <draw:text-box>
            <text:p><text:span text:style-name="T3">Armor</text:span></text:p>
          </draw:text-box>
        </draw:frame>
        <draw:line draw:style-name="gr6" draw:text-style-name="P6" draw:layer="layout" svg:x1="0cm" svg:y1="24.75cm" svg:x2="9.25cm" svg:y2="24.75cm">
          <text:p/>
        </draw:line>
        <draw:line draw:style-name="gr6" draw:text-style-name="P6" draw:layer="layout" svg:x1="11.5cm" svg:y1="24.75cm" svg:x2="21cm" svg:y2="24.75cm">
          <text:p/>
        </draw:line>
        <draw:frame draw:style-name="gr4" draw:text-style-name="P5" draw:layer="layout" svg:width="1.75cm" svg:height="0.75cm" svg:x="2.563cm" svg:y="25.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813cm" svg:y="25.5cm">
          <draw:text-box>
            <text:p><text:span text:style-name="T2">Type</text:span></text:p>
          </draw:text-box>
        </draw:frame>
        <draw:frame draw:style-name="gr4" draw:text-style-name="P5" draw:layer="layout" svg:width="1.75cm" svg:height="0.75cm" svg:x="13.063cm" svg:y="25.5cm">
          <draw:text-box>
            <text:p><text:span text:style-name="T2">Armor</text:span></text:p>
          </draw:text-box>
        </draw:frame>
        <draw:control draw:style-name="gr3" draw:text-style-name="P4" draw:layer="controls" svg:width="3.75cm" svg:height="0.75cm" svg:x="4.063cm" svg:y="25.5cm" draw:control="control1322"/>
        <draw:control draw:style-name="gr3" draw:text-style-name="P4" draw:layer="controls" svg:width="3.75cm" svg:height="0.75cm" svg:x="9.063cm" svg:y="25.5cm" draw:control="control1323"/>
        <draw:control draw:style-name="gr3" draw:text-style-name="P4" draw:layer="controls" svg:width="3.75cm" svg:height="0.75cm" svg:x="14.688cm" svg:y="25.5cm" draw:control="control1324"/>
        <draw:frame draw:style-name="gr4" draw:text-style-name="P5" draw:layer="layout" svg:width="1.75cm" svg:height="0.75cm" svg:x="2.562cm" svg:y="26.2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812cm" svg:y="26.25cm">
          <draw:text-box>
            <text:p><text:span text:style-name="T2">Type</text:span></text:p>
          </draw:text-box>
        </draw:frame>
        <draw:frame draw:style-name="gr4" draw:text-style-name="P5" draw:layer="layout" svg:width="1.75cm" svg:height="0.75cm" svg:x="13.062cm" svg:y="26.25cm">
          <draw:text-box>
            <text:p><text:span text:style-name="T2">Armor</text:span></text:p>
          </draw:text-box>
        </draw:frame>
        <draw:control draw:style-name="gr3" draw:text-style-name="P4" draw:layer="controls" svg:width="3.75cm" svg:height="0.75cm" svg:x="4.062cm" svg:y="26.25cm" draw:control="control1325"/>
        <draw:control draw:style-name="gr3" draw:text-style-name="P4" draw:layer="controls" svg:width="3.75cm" svg:height="0.75cm" svg:x="9.062cm" svg:y="26.25cm" draw:control="control1326"/>
        <draw:control draw:style-name="gr3" draw:text-style-name="P4" draw:layer="controls" svg:width="3.75cm" svg:height="0.75cm" svg:x="14.687cm" svg:y="26.25cm" draw:control="control1327"/>
        <draw:frame draw:style-name="gr4" draw:text-style-name="P5" draw:layer="layout" svg:width="1.75cm" svg:height="0.75cm" svg:x="2.563cm" svg:y="27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813cm" svg:y="27cm">
          <draw:text-box>
            <text:p><text:span text:style-name="T2">Type</text:span></text:p>
          </draw:text-box>
        </draw:frame>
        <draw:frame draw:style-name="gr4" draw:text-style-name="P5" draw:layer="layout" svg:width="1.75cm" svg:height="0.75cm" svg:x="13.063cm" svg:y="27cm">
          <draw:text-box>
            <text:p><text:span text:style-name="T2">Armor</text:span></text:p>
          </draw:text-box>
        </draw:frame>
        <draw:control draw:style-name="gr3" draw:text-style-name="P4" draw:layer="controls" svg:width="3.75cm" svg:height="0.75cm" svg:x="4.063cm" svg:y="27cm" draw:control="control1328"/>
        <draw:control draw:style-name="gr3" draw:text-style-name="P4" draw:layer="controls" svg:width="3.75cm" svg:height="0.75cm" svg:x="9.063cm" svg:y="27cm" draw:control="control1329"/>
        <draw:control draw:style-name="gr3" draw:text-style-name="P4" draw:layer="controls" svg:width="3.75cm" svg:height="0.75cm" svg:x="14.688cm" svg:y="27cm" draw:control="control1330"/>
        <draw:frame draw:style-name="gr4" draw:text-style-name="P5" draw:layer="layout" svg:width="1.75cm" svg:height="0.75cm" svg:x="2.563cm" svg:y="27.7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813cm" svg:y="27.75cm">
          <draw:text-box>
            <text:p><text:span text:style-name="T2">Type</text:span></text:p>
          </draw:text-box>
        </draw:frame>
        <draw:frame draw:style-name="gr4" draw:text-style-name="P5" draw:layer="layout" svg:width="1.75cm" svg:height="0.75cm" svg:x="13.063cm" svg:y="27.75cm">
          <draw:text-box>
            <text:p><text:span text:style-name="T2">Armor</text:span></text:p>
          </draw:text-box>
        </draw:frame>
        <draw:control draw:style-name="gr3" draw:text-style-name="P4" draw:layer="controls" svg:width="3.75cm" svg:height="0.75cm" svg:x="4.063cm" svg:y="27.75cm" draw:control="control1331"/>
        <draw:control draw:style-name="gr3" draw:text-style-name="P4" draw:layer="controls" svg:width="3.75cm" svg:height="0.75cm" svg:x="9.063cm" svg:y="27.75cm" draw:control="control1332"/>
        <draw:control draw:style-name="gr3" draw:text-style-name="P4" draw:layer="controls" svg:width="3.75cm" svg:height="0.75cm" svg:x="14.688cm" svg:y="27.75cm" draw:control="control1333"/>
        <draw:frame draw:style-name="gr4" draw:text-style-name="P5" draw:layer="layout" svg:width="1.75cm" svg:height="0.75cm" svg:x="2.563cm" svg:y="28.5cm">
          <draw:text-box>
            <text:p><text:span text:style-name="T2">Name</text:span></text:p>
          </draw:text-box>
        </draw:frame>
        <draw:frame draw:style-name="gr4" draw:text-style-name="P5" draw:layer="layout" svg:width="1.5cm" svg:height="0.75cm" svg:x="7.813cm" svg:y="28.5cm">
          <draw:text-box>
            <text:p><text:span text:style-name="T2">Type</text:span></text:p>
          </draw:text-box>
        </draw:frame>
        <draw:frame draw:style-name="gr4" draw:text-style-name="P5" draw:layer="layout" svg:width="1.75cm" svg:height="0.75cm" svg:x="13.063cm" svg:y="28.5cm">
          <draw:text-box>
            <text:p><text:span text:style-name="T2">Armor</text:span></text:p>
          </draw:text-box>
        </draw:frame>
        <draw:control draw:style-name="gr3" draw:text-style-name="P4" draw:layer="controls" svg:width="3.75cm" svg:height="0.75cm" svg:x="4.063cm" svg:y="28.5cm" draw:control="control1334"/>
        <draw:control draw:style-name="gr3" draw:text-style-name="P4" draw:layer="controls" svg:width="3.75cm" svg:height="0.75cm" svg:x="9.063cm" svg:y="28.5cm" draw:control="control1335"/>
        <draw:control draw:style-name="gr3" draw:text-style-name="P4" draw:layer="controls" svg:width="3.75cm" svg:height="0.75cm" svg:x="14.688cm" svg:y="28.5cm" draw:control="control1336"/>
      </draw:page>
      <draw:page draw:name="page5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2" form:control-implementation="ooo:com.sun.star.form.component.TextField" xml:id="control1337" form:id="control13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338" form:id="control13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339" form:id="control13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2" draw:text-style-name="P14" draw:layer="layout" svg:width="4.536cm" svg:height="0.962cm" svg:x="8.232cm" svg:y="0.502cm">
          <draw:text-box>
            <text:p><text:span text:style-name="T3">Carried Items</text:span></text:p>
          </draw:text-box>
        </draw:frame>
        <draw:control draw:style-name="gr3" draw:text-style-name="P4" draw:layer="controls" svg:width="20.95cm" svg:height="8.2cm" svg:x="0.025cm" svg:y="1.5cm" draw:control="control1337"/>
        <draw:frame draw:style-name="gr7" draw:text-style-name="P14" draw:layer="layout" svg:width="5.55cm" svg:height="1cm" svg:x="7.725cm" svg:y="10.25cm">
          <draw:text-box>
            <text:p><text:span text:style-name="T3">Other Posessions</text:span></text:p>
          </draw:text-box>
        </draw:frame>
        <draw:control draw:style-name="gr3" draw:text-style-name="P4" draw:layer="controls" svg:width="20.95cm" svg:height="8.2cm" svg:x="0.025cm" svg:y="11.3cm" draw:control="control1338"/>
        <draw:frame draw:style-name="gr14" draw:text-style-name="P14" draw:layer="layout" svg:width="2.3cm" svg:height="0.971cm" svg:x="9.35cm" svg:y="20.029cm">
          <draw:text-box>
            <text:p><text:span text:style-name="T3">Notes</text:span></text:p>
          </draw:text-box>
        </draw:frame>
        <draw:control draw:style-name="gr3" draw:text-style-name="P4" draw:layer="controls" svg:width="20.95cm" svg:height="8.2cm" svg:x="0.025cm" svg:y="21.05cm" draw:control="control1339"/>
        <draw:line draw:style-name="gr6" draw:text-style-name="P6" draw:layer="layout" svg:x1="0cm" svg:y1="1cm" svg:x2="8.25cm" svg:y2="1cm">
          <text:p/>
        </draw:line>
        <draw:line draw:style-name="gr6" draw:text-style-name="P6" draw:layer="layout" svg:x1="12.5cm" svg:y1="1cm" svg:x2="21cm" svg:y2="1cm">
          <text:p/>
        </draw:line>
        <draw:line draw:style-name="gr6" draw:text-style-name="P6" draw:layer="layout" svg:x1="0cm" svg:y1="10.75cm" svg:x2="7.75cm" svg:y2="10.75cm">
          <text:p/>
        </draw:line>
        <draw:line draw:style-name="gr6" draw:text-style-name="P6" draw:layer="layout" svg:x1="13.25cm" svg:y1="10.75cm" svg:x2="21cm" svg:y2="10.75cm">
          <text:p/>
        </draw:line>
        <draw:line draw:style-name="gr6" draw:text-style-name="P6" draw:layer="layout" svg:x1="0cm" svg:y1="20.5cm" svg:x2="9.5cm" svg:y2="20.5cm">
          <text:p/>
        </draw:line>
        <draw:line draw:style-name="gr6" draw:text-style-name="P6" draw:layer="layout" svg:x1="11.5cm" svg:y1="20.5cm" svg:x2="21cm" svg:y2="2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00:59:08.614811758</meta:creation-date>
    <meta:print-date>2026-03-06T19:23:22.000346488</meta:print-date>
    <meta:printed-by>PDF-Dateien</meta:printed-by>
    <dc:date>2026-03-06T19:20:19.690260081</dc:date>
    <meta:editing-duration>PT2H37M6S</meta:editing-duration>
    <meta:editing-cycles>50</meta:editing-cycles>
    <meta:generator>LibreOffice/26.2.1.2$Linux_X86_64 LibreOffice_project/620$Build-2</meta:generator>
    <meta:document-statistic meta:object-count="1541"/>
  </office:meta>
</office:document-meta>
</file>